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-calib" table:style-name="ta1">
        <office:forms form:automatic-focus="false" form:apply-design-mode="false"/>
        <table:shapes>
          <draw:frame draw:z-index="0" draw:style-name="gr1" draw:text-style-name="P1" svg:width="12.0181in" svg:height="6.7598in" svg:x="5.8075in" svg:y="3.8665in">
            <draw:object draw:notify-on-update-of-ranges="'camera-calib'.C25:'camera-calib'.C25 'camera-calib'.C26:'camera-calib'.C1043 'camera-calib'.D25:'camera-calib'.D25 'camera-calib'.D26:'camera-calib'.D10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FREQUENCY (Hz)</text:p>
          </table:table-cell>
          <table:table-cell table:style-name="Default" office:value-type="float" office:value="16000000" calcext:value-type="float">
            <text:p>160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CR1A CALC</text:p>
          </table:table-cell>
          <table:table-cell table:style-name="Default" office:value-type="float" office:value="16666" calcext:value-type="float">
            <text:p>166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R PERIOD CALC (s)</text:p>
          </table:table-cell>
          <table:table-cell table:style-name="Default" table:formula="of:=[.$D6] / [.$D$5] * (1 + [.D7])" office:value-type="float" office:value="0.0010416875" calcext:value-type="float">
            <text:p>0.0010416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HOST REMOVAL FACTOR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ARY CLOCK PERIOD (s)</text:p>
          </table:table-cell>
          <table:table-cell table:style-name="Default" table:formula="of:=[.D8]*[.D9]" office:value-type="float" office:value="0.010416875" calcext:value-type="float">
            <text:p>0.010416875</text:p>
          </table:table-cell>
          <table:table-cell table:number-columns-repeated="4"/>
          <table:table-cell office:value-type="string" calcext:value-type="string">
            <text:p>INDEXES OF BAD MEASUREM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INARY NUMBER</text:p>
          </table:table-cell>
          <table:table-cell table:style-name="Default" table:formula="of:=[.B27]" office:value-type="float" office:value="3288" calcext:value-type="float">
            <text:p>3288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5"/>
          <table:table-cell table:formula="of:=1/960" office:value-type="float" office:value="0.00104166666666667" calcext:value-type="float">
            <text:p>0.001041666666667</text:p>
          </table:table-cell>
          <table:table-cell table:number-columns-repeated="2"/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5"/>
          <table:table-cell table:formula="of:=[.F11]*[.F12]" office:value-type="float" office:value="1.06041666666667" calcext:value-type="float">
            <text:p>1.06041666666667</text:p>
          </table:table-cell>
          <table:table-cell table:number-columns-repeated="2"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POINT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 2</text:p>
          </table:table-cell>
          <table:table-cell table:formula="of:=[.B56]" office:value-type="float" office:value="3477" calcext:value-type="float">
            <text:p>3477</text:p>
          </table:table-cell>
          <table:table-cell table:formula="of:=[.C56]" office:value-type="float" office:value="31" calcext:value-type="float">
            <text:p>31</text:p>
          </table:table-cell>
          <table:table-cell table:formula="of:=[.D56]" office:value-type="float" office:value="1.968789375" calcext:value-type="float">
            <text:p>1.968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 3</text:p>
          </table:table-cell>
          <table:table-cell table:formula="of:=[.B1015]" office:value-type="float" office:value="3669" calcext:value-type="float">
            <text:p>3669</text:p>
          </table:table-cell>
          <table:table-cell table:formula="of:=[.C1015]" office:value-type="float" office:value="990" calcext:value-type="float">
            <text:p>990</text:p>
          </table:table-cell>
          <table:table-cell table:formula="of:=[.D1015]" office:value-type="float" office:value="3.968829375" calcext:value-type="float">
            <text:p>3.968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 4</text:p>
          </table:table-cell>
          <table:table-cell table:formula="of:=[.B16]-[.B15]" office:value-type="float" office:value="192" calcext:value-type="float">
            <text:p>192</text:p>
          </table:table-cell>
          <table:table-cell table:formula="of:=[.C16]-[.C15]" office:value-type="float" office:value="959" calcext:value-type="float">
            <text:p>959</text:p>
          </table:table-cell>
          <table:table-cell table:formula="of:=[.D16]-[.D15]" office:value-type="float" office:value="2.00004" calcext:value-type="float">
            <text:p>2.0000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1018-[.C16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AME RATE (fps)</text:p>
          </table:table-cell>
          <table:table-cell table:style-name="ce4" table:formula="of:=1/([.D17]/[.C17])" office:value-type="float" office:value="479.490410191796" calcext:value-type="float">
            <text:p>479.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INARY</text:p>
          </table:table-cell>
          <table:table-cell table:style-name="ce2" office:value-type="string" calcext:value-type="string">
            <text:p>IMAGE COUNT</text:p>
          </table:table-cell>
          <table:table-cell table:style-name="ce2"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$B26]&gt;=[.$D$11]; ([.$B26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 office:value-type="float" office:value="2" calcext:value-type="float">
            <text:p>2</text:p>
          </table:table-cell>
          <table:table-cell table:style-name="Default" table:formula="of:=IF([.$B27]&gt;=[.$D$11]; ([.$B27] - [.$D$11]) * [.D$10]; NA(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95" calcext:value-type="float">
            <text:p>329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$B28]&gt;=[.$D$11]; ([.$B28] - [.$D$11]) * [.D$10]; NA())" office:value-type="float" office:value="0.072918125" calcext:value-type="float">
            <text:p>0.07291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 table:formula="of:=IF([.$B29]&gt;=[.$D$11]; ([.$B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8" calcext:value-type="float">
            <text:p>3308</text:p>
          </table:table-cell>
          <table:table-cell office:value-type="float" office:value="5" calcext:value-type="float">
            <text:p>5</text:p>
          </table:table-cell>
          <table:table-cell table:style-name="Default" table:formula="of:=IF([.$B30]&gt;=[.$D$11]; ([.$B30] - [.$D$11]) * [.D$10]; NA())" office:value-type="float" office:value="0.2083375" calcext:value-type="float">
            <text:p>0.2083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office:value-type="float" office:value="6" calcext:value-type="float">
            <text:p>6</text:p>
          </table:table-cell>
          <table:table-cell table:style-name="Default" table:formula="of:=IF([.$B31]&gt;=[.$D$11]; ([.$B31] - [.$D$11]) * [.D$10]; NA())" office:value-type="float" office:value="0.27083875" calcext:value-type="float">
            <text:p>0.27083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table:formula="of:=IF([.$B32]&gt;=[.$D$11]; ([.$B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float" office:value="8" calcext:value-type="float">
            <text:p>8</text:p>
          </table:table-cell>
          <table:table-cell table:style-name="Default" table:formula="of:=IF([.$B33]&gt;=[.$D$11]; ([.$B33] - [.$D$11]) * [.D$10]; NA())" office:value-type="float" office:value="0.406258125" calcext:value-type="float">
            <text:p>0.40625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Default" table:formula="of:=IF([.$B34]&gt;=[.$D$11]; ([.$B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float" office:value="10" calcext:value-type="float">
            <text:p>10</text:p>
          </table:table-cell>
          <table:table-cell table:style-name="Default" table:formula="of:=IF([.$B35]&gt;=[.$D$11]; ([.$B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office:value-type="float" office:value="11" calcext:value-type="float">
            <text:p>11</text:p>
          </table:table-cell>
          <table:table-cell table:style-name="Default" table:formula="of:=IF([.$B36]&gt;=[.$D$11]; ([.$B36] - [.$D$11]) * [.D$10]; NA())" office:value-type="float" office:value="0.60417875" calcext:value-type="float">
            <text:p>0.60417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Default" table:formula="of:=IF([.$B37]&gt;=[.$D$11]; ([.$B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float" office:value="13" calcext:value-type="float">
            <text:p>13</text:p>
          </table:table-cell>
          <table:table-cell table:style-name="Default" table:formula="of:=IF([.$B38]&gt;=[.$D$11]; ([.$B38] - [.$D$11]) * [.D$10]; NA())" office:value-type="float" office:value="0.739598125" calcext:value-type="float">
            <text:p>0.73959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Default" table:formula="of:=IF([.$B39]&gt;=[.$D$11]; ([.$B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5" calcext:value-type="float">
            <text:p>15</text:p>
          </table:table-cell>
          <table:table-cell table:style-name="Default" table:formula="of:=IF([.$B40]&gt;=[.$D$11]; ([.$B4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 office:value-type="float" office:value="16" calcext:value-type="float">
            <text:p>16</text:p>
          </table:table-cell>
          <table:table-cell table:style-name="Default" table:formula="of:=IF([.$B41]&gt;=[.$D$11]; ([.$B41] - [.$D$11]) * [.D$10]; NA())" office:value-type="float" office:value="0.93751875" calcext:value-type="float">
            <text:p>0.9375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Default" table:formula="of:=IF([.$B42]&gt;=[.$D$11]; ([.$B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office:value-type="float" office:value="18" calcext:value-type="float">
            <text:p>18</text:p>
          </table:table-cell>
          <table:table-cell table:style-name="Default" table:formula="of:=IF([.$B43]&gt;=[.$D$11]; ([.$B43] - [.$D$11]) * [.D$10]; NA())" office:value-type="float" office:value="1.072938125" calcext:value-type="float">
            <text:p>1.07293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Default" table:formula="of:=IF([.$B44]&gt;=[.$D$11]; ([.$B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Default" table:formula="of:=IF([.$B45]&gt;=[.$D$11]; ([.$B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office:value-type="float" office:value="21" calcext:value-type="float">
            <text:p>21</text:p>
          </table:table-cell>
          <table:table-cell table:style-name="Default" table:formula="of:=IF([.$B46]&gt;=[.$D$11]; ([.$B46] - [.$D$11]) * [.D$10]; NA())" office:value-type="float" office:value="1.27085875" calcext:value-type="float">
            <text:p>1.27085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Default" table:formula="of:=IF([.$B47]&gt;=[.$D$11]; ([.$B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23" calcext:value-type="float">
            <text:p>3423</text:p>
          </table:table-cell>
          <table:table-cell office:value-type="float" office:value="23" calcext:value-type="float">
            <text:p>23</text:p>
          </table:table-cell>
          <table:table-cell table:style-name="Default" table:formula="of:=IF([.$B48]&gt;=[.$D$11]; ([.$B48] - [.$D$11]) * [.D$10]; NA())" office:value-type="float" office:value="1.406278125" calcext:value-type="float">
            <text:p>1.40627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Default" table:formula="of:=IF([.$B49]&gt;=[.$D$11]; ([.$B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Default" table:formula="of:=IF([.$B50]&gt;=[.$D$11]; ([.$B5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42" calcext:value-type="float">
            <text:p>3442</text:p>
          </table:table-cell>
          <table:table-cell office:value-type="float" office:value="26" calcext:value-type="float">
            <text:p>26</text:p>
          </table:table-cell>
          <table:table-cell table:style-name="Default" table:formula="of:=IF([.$B51]&gt;=[.$D$11]; ([.$B51] - [.$D$11]) * [.D$10]; NA())" office:value-type="float" office:value="1.60419875" calcext:value-type="float">
            <text:p>1.60419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Default" table:formula="of:=IF([.$B52]&gt;=[.$D$11]; ([.$B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55" calcext:value-type="float">
            <text:p>3455</text:p>
          </table:table-cell>
          <table:table-cell office:value-type="float" office:value="28" calcext:value-type="float">
            <text:p>28</text:p>
          </table:table-cell>
          <table:table-cell table:style-name="Default" table:formula="of:=IF([.$B53]&gt;=[.$D$11]; ([.$B53] - [.$D$11]) * [.D$10]; NA())" office:value-type="float" office:value="1.739618125" calcext:value-type="float">
            <text:p>1.73961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29" calcext:value-type="float">
            <text:p>29</text:p>
          </table:table-cell>
          <table:table-cell table:style-name="Default" table:formula="of:=IF([.$B54]&gt;=[.$D$11]; ([.$B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1" calcext:value-type="float">
            <text:p>3471</text:p>
          </table:table-cell>
          <table:table-cell office:value-type="float" office:value="30" calcext:value-type="float">
            <text:p>30</text:p>
          </table:table-cell>
          <table:table-cell table:style-name="Default" table:formula="of:=IF([.$B55]&gt;=[.$D$11]; ([.$B55] - [.$D$11]) * [.D$10]; NA())" office:value-type="float" office:value="1.906288125" calcext:value-type="float">
            <text:p>1.90628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  <table:table-cell office:value-type="float" office:value="31" calcext:value-type="float">
            <text:p>31</text:p>
          </table:table-cell>
          <table:table-cell table:style-name="Default" table:formula="of:=IF([.$B56]&gt;=[.$D$11]; ([.$B56] - [.$D$11]) * [.D$10]; NA())" office:value-type="float" office:value="1.968789375" calcext:value-type="float">
            <text:p>1.96878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Default" table:formula="of:=IF([.$B57]&gt;=[.$D$11]; ([.$B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Default" table:formula="of:=IF([.$B58]&gt;=[.$D$11]; ([.$B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Default" table:formula="of:=IF([.$B59]&gt;=[.$D$11]; ([.$B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5" calcext:value-type="float">
            <text:p>35</text:p>
          </table:table-cell>
          <table:table-cell table:style-name="Default" table:formula="of:=IF([.$B60]&gt;=[.$D$11]; ([.$B60] - [.$D$11]) * [.D$10]; NA())" office:value-type="float" office:value="1.97920625" calcext:value-type="float">
            <text:p>1.9792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Default" table:formula="of:=IF([.$B61]&gt;=[.$D$11]; ([.$B6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Default" table:formula="of:=IF([.$B62]&gt;=[.$D$11]; ([.$B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Default" table:formula="of:=IF([.$B63]&gt;=[.$D$11]; ([.$B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office:value-type="float" office:value="39" calcext:value-type="float">
            <text:p>39</text:p>
          </table:table-cell>
          <table:table-cell table:style-name="Default" table:formula="of:=IF([.$B64]&gt;=[.$D$11]; ([.$B64] - [.$D$11]) * [.D$10]; NA())" office:value-type="float" office:value="1.989623125" calcext:value-type="float">
            <text:p>1.98962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office:value-type="float" office:value="40" calcext:value-type="float">
            <text:p>40</text:p>
          </table:table-cell>
          <table:table-cell table:style-name="Default" table:formula="of:=IF([.$B65]&gt;=[.$D$11]; ([.$B65] - [.$D$11]) * [.D$10]; NA())" office:value-type="float" office:value="1.989623125" calcext:value-type="float">
            <text:p>1.98962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office:value-type="float" office:value="41" calcext:value-type="float">
            <text:p>41</text:p>
          </table:table-cell>
          <table:table-cell table:style-name="Default" table:formula="of:=IF([.$B66]&gt;=[.$D$11]; ([.$B66] - [.$D$11]) * [.D$10]; NA())" office:value-type="float" office:value="1.989623125" calcext:value-type="float">
            <text:p>1.98962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Default" table:formula="of:=IF([.$B67]&gt;=[.$D$11]; ([.$B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Default" table:formula="of:=IF([.$B68]&gt;=[.$D$11]; ([.$B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Default" table:formula="of:=IF([.$B69]&gt;=[.$D$11]; ([.$B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float" office:value="45" calcext:value-type="float">
            <text:p>45</text:p>
          </table:table-cell>
          <table:table-cell table:style-name="Default" table:formula="of:=IF([.$B70]&gt;=[.$D$11]; ([.$B70] - [.$D$11]) * [.D$10]; NA())" office:value-type="float" office:value="2.00004" calcext:value-type="float">
            <text:p>2.000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Default" table:formula="of:=IF([.$B71]&gt;=[.$D$11]; ([.$B7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Default" table:formula="of:=IF([.$B72]&gt;=[.$D$11]; ([.$B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Default" table:formula="of:=IF([.$B73]&gt;=[.$D$11]; ([.$B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office:value-type="float" office:value="49" calcext:value-type="float">
            <text:p>49</text:p>
          </table:table-cell>
          <table:table-cell table:style-name="Default" table:formula="of:=IF([.$B74]&gt;=[.$D$11]; ([.$B74] - [.$D$11]) * [.D$10]; NA())" office:value-type="float" office:value="2.010456875" calcext:value-type="float">
            <text:p>2.0104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[.$B75]&gt;=[.$D$11]; ([.$B75] - [.$D$11]) * [.D$10]; NA())" office:value-type="float" office:value="2.010456875" calcext:value-type="float">
            <text:p>2.0104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office:value-type="float" office:value="51" calcext:value-type="float">
            <text:p>51</text:p>
          </table:table-cell>
          <table:table-cell table:style-name="Default" table:formula="of:=IF([.$B76]&gt;=[.$D$11]; ([.$B76] - [.$D$11]) * [.D$10]; NA())" office:value-type="float" office:value="2.010456875" calcext:value-type="float">
            <text:p>2.0104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Default" table:formula="of:=IF([.$B77]&gt;=[.$D$11]; ([.$B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Default" table:formula="of:=IF([.$B78]&gt;=[.$D$11]; ([.$B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Default" table:formula="of:=IF([.$B79]&gt;=[.$D$11]; ([.$B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2" calcext:value-type="float">
            <text:p>3482</text:p>
          </table:table-cell>
          <table:table-cell office:value-type="float" office:value="55" calcext:value-type="float">
            <text:p>55</text:p>
          </table:table-cell>
          <table:table-cell table:style-name="Default" table:formula="of:=IF([.$B80]&gt;=[.$D$11]; ([.$B80] - [.$D$11]) * [.D$10]; NA())" office:value-type="float" office:value="2.02087375" calcext:value-type="float">
            <text:p>2.0208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Default" table:formula="of:=IF([.$B81]&gt;=[.$D$11]; ([.$B8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Default" table:formula="of:=IF([.$B82]&gt;=[.$D$11]; ([.$B8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Default" table:formula="of:=IF([.$B83]&gt;=[.$D$11]; ([.$B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office:value-type="float" office:value="59" calcext:value-type="float">
            <text:p>59</text:p>
          </table:table-cell>
          <table:table-cell table:style-name="Default" table:formula="of:=IF([.$B84]&gt;=[.$D$11]; ([.$B84] - [.$D$11]) * [.D$10]; NA())" office:value-type="float" office:value="2.031290625" calcext:value-type="float">
            <text:p>2.0312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office:value-type="float" office:value="60" calcext:value-type="float">
            <text:p>60</text:p>
          </table:table-cell>
          <table:table-cell table:style-name="Default" table:formula="of:=IF([.$B85]&gt;=[.$D$11]; ([.$B85] - [.$D$11]) * [.D$10]; NA())" office:value-type="float" office:value="2.031290625" calcext:value-type="float">
            <text:p>2.0312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office:value-type="float" office:value="61" calcext:value-type="float">
            <text:p>61</text:p>
          </table:table-cell>
          <table:table-cell table:style-name="Default" table:formula="of:=IF([.$B86]&gt;=[.$D$11]; ([.$B86] - [.$D$11]) * [.D$10]; NA())" office:value-type="float" office:value="2.031290625" calcext:value-type="float">
            <text:p>2.0312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Default" table:formula="of:=IF([.$B87]&gt;=[.$D$11]; ([.$B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 table:formula="of:=IF([.$B88]&gt;=[.$D$11]; ([.$B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Default" table:formula="of:=IF([.$B89]&gt;=[.$D$11]; ([.$B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4" calcext:value-type="float">
            <text:p>3484</text:p>
          </table:table-cell>
          <table:table-cell office:value-type="float" office:value="65" calcext:value-type="float">
            <text:p>65</text:p>
          </table:table-cell>
          <table:table-cell table:style-name="Default" table:formula="of:=IF([.$B90]&gt;=[.$D$11]; ([.$B90] - [.$D$11]) * [.D$10]; NA())" office:value-type="float" office:value="2.0417075" calcext:value-type="float">
            <text:p>2.0417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Default" table:formula="of:=IF([.$B91]&gt;=[.$D$11]; ([.$B9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Default" table:formula="of:=IF([.$B92]&gt;=[.$D$11]; ([.$B9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 table:formula="of:=IF([.$B93]&gt;=[.$D$11]; ([.$B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office:value-type="float" office:value="69" calcext:value-type="float">
            <text:p>69</text:p>
          </table:table-cell>
          <table:table-cell table:style-name="Default" table:formula="of:=IF([.$B94]&gt;=[.$D$11]; ([.$B94] - [.$D$11]) * [.D$10]; NA())" office:value-type="float" office:value="2.052124375" calcext:value-type="float">
            <text:p>2.05212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office:value-type="float" office:value="70" calcext:value-type="float">
            <text:p>70</text:p>
          </table:table-cell>
          <table:table-cell table:style-name="Default" table:formula="of:=IF([.$B95]&gt;=[.$D$11]; ([.$B95] - [.$D$11]) * [.D$10]; NA())" office:value-type="float" office:value="2.052124375" calcext:value-type="float">
            <text:p>2.05212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office:value-type="float" office:value="71" calcext:value-type="float">
            <text:p>71</text:p>
          </table:table-cell>
          <table:table-cell table:style-name="Default" table:formula="of:=IF([.$B96]&gt;=[.$D$11]; ([.$B96] - [.$D$11]) * [.D$10]; NA())" office:value-type="float" office:value="2.052124375" calcext:value-type="float">
            <text:p>2.05212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Default" table:formula="of:=IF([.$B97]&gt;=[.$D$11]; ([.$B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Default" table:formula="of:=IF([.$B98]&gt;=[.$D$11]; ([.$B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Default" table:formula="of:=IF([.$B99]&gt;=[.$D$11]; ([.$B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6" calcext:value-type="float">
            <text:p>3486</text:p>
          </table:table-cell>
          <table:table-cell office:value-type="float" office:value="75" calcext:value-type="float">
            <text:p>75</text:p>
          </table:table-cell>
          <table:table-cell table:style-name="Default" table:formula="of:=IF([.$B100]&gt;=[.$D$11]; ([.$B100] - [.$D$11]) * [.D$10]; NA())" office:value-type="float" office:value="2.06254125" calcext:value-type="float">
            <text:p>2.06254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Default" table:formula="of:=IF([.$B101]&gt;=[.$D$11]; ([.$B10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Default" table:formula="of:=IF([.$B102]&gt;=[.$D$11]; ([.$B10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Default" table:formula="of:=IF([.$B103]&gt;=[.$D$11]; ([.$B1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79" calcext:value-type="float">
            <text:p>79</text:p>
          </table:table-cell>
          <table:table-cell table:style-name="Default" table:formula="of:=IF([.$B104]&gt;=[.$D$11]; ([.$B1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 office:value-type="float" office:value="80" calcext:value-type="float">
            <text:p>80</text:p>
          </table:table-cell>
          <table:table-cell table:style-name="Default" table:formula="of:=IF([.$B105]&gt;=[.$D$11]; ([.$B105] - [.$D$11]) * [.D$10]; NA())" office:value-type="float" office:value="2.072958125" calcext:value-type="float">
            <text:p>2.07295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 office:value-type="float" office:value="81" calcext:value-type="float">
            <text:p>81</text:p>
          </table:table-cell>
          <table:table-cell table:style-name="Default" table:formula="of:=IF([.$B106]&gt;=[.$D$11]; ([.$B106] - [.$D$11]) * [.D$10]; NA())" office:value-type="float" office:value="2.072958125" calcext:value-type="float">
            <text:p>2.07295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Default" table:formula="of:=IF([.$B107]&gt;=[.$D$11]; ([.$B1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Default" table:formula="of:=IF([.$B108]&gt;=[.$D$11]; ([.$B1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style-name="Default" table:formula="of:=IF([.$B109]&gt;=[.$D$11]; ([.$B1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8" calcext:value-type="float">
            <text:p>3488</text:p>
          </table:table-cell>
          <table:table-cell office:value-type="float" office:value="85" calcext:value-type="float">
            <text:p>85</text:p>
          </table:table-cell>
          <table:table-cell table:style-name="Default" table:formula="of:=IF([.$B110]&gt;=[.$D$11]; ([.$B110] - [.$D$11]) * [.D$10]; NA())" office:value-type="float" office:value="2.083375" calcext:value-type="float">
            <text:p>2.083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Default" table:formula="of:=IF([.$B111]&gt;=[.$D$11]; ([.$B11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style-name="Default" table:formula="of:=IF([.$B112]&gt;=[.$D$11]; ([.$B11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Default" table:formula="of:=IF([.$B113]&gt;=[.$D$11]; ([.$B1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89" calcext:value-type="float">
            <text:p>89</text:p>
          </table:table-cell>
          <table:table-cell table:style-name="Default" table:formula="of:=IF([.$B114]&gt;=[.$D$11]; ([.$B114] - [.$D$11]) * [.D$10]; NA())" office:value-type="float" office:value="2.093791875" calcext:value-type="float">
            <text:p>2.09379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90" calcext:value-type="float">
            <text:p>90</text:p>
          </table:table-cell>
          <table:table-cell table:style-name="Default" table:formula="of:=IF([.$B115]&gt;=[.$D$11]; ([.$B115] - [.$D$11]) * [.D$10]; NA())" office:value-type="float" office:value="2.093791875" calcext:value-type="float">
            <text:p>2.09379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91" calcext:value-type="float">
            <text:p>91</text:p>
          </table:table-cell>
          <table:table-cell table:style-name="Default" table:formula="of:=IF([.$B116]&gt;=[.$D$11]; ([.$B116] - [.$D$11]) * [.D$10]; NA())" office:value-type="float" office:value="2.093791875" calcext:value-type="float">
            <text:p>2.09379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Default" table:formula="of:=IF([.$B117]&gt;=[.$D$11]; ([.$B1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style-name="Default" table:formula="of:=IF([.$B118]&gt;=[.$D$11]; ([.$B1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Default" table:formula="of:=IF([.$B119]&gt;=[.$D$11]; ([.$B1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95" calcext:value-type="float">
            <text:p>95</text:p>
          </table:table-cell>
          <table:table-cell table:style-name="Default" table:formula="of:=IF([.$B120]&gt;=[.$D$11]; ([.$B120] - [.$D$11]) * [.D$10]; NA())" office:value-type="float" office:value="2.10420875" calcext:value-type="float">
            <text:p>2.10420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Default" table:formula="of:=IF([.$B121]&gt;=[.$D$11]; ([.$B12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style-name="Default" table:formula="of:=IF([.$B122]&gt;=[.$D$11]; ([.$B1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style-name="Default" table:formula="of:=IF([.$B123]&gt;=[.$D$11]; ([.$B1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99" calcext:value-type="float">
            <text:p>99</text:p>
          </table:table-cell>
          <table:table-cell table:style-name="Default" table:formula="of:=IF([.$B124]&gt;=[.$D$11]; ([.$B1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00" calcext:value-type="float">
            <text:p>100</text:p>
          </table:table-cell>
          <table:table-cell table:style-name="Default" table:formula="of:=IF([.$B125]&gt;=[.$D$11]; ([.$B1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  <table:table-cell office:value-type="float" office:value="101" calcext:value-type="float">
            <text:p>101</text:p>
          </table:table-cell>
          <table:table-cell table:style-name="Default" table:formula="of:=IF([.$B126]&gt;=[.$D$11]; ([.$B126] - [.$D$11]) * [.D$10]; NA())" office:value-type="float" office:value="2.114625625" calcext:value-type="float">
            <text:p>2.11462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 table:formula="of:=IF([.$B127]&gt;=[.$D$11]; ([.$B1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Default" table:formula="of:=IF([.$B128]&gt;=[.$D$11]; ([.$B1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style-name="Default" table:formula="of:=IF([.$B129]&gt;=[.$D$11]; ([.$B1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105" calcext:value-type="float">
            <text:p>105</text:p>
          </table:table-cell>
          <table:table-cell table:style-name="Default" table:formula="of:=IF([.$B130]&gt;=[.$D$11]; ([.$B130] - [.$D$11]) * [.D$10]; NA())" office:value-type="float" office:value="2.1250425" calcext:value-type="float">
            <text:p>2.1250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style-name="Default" table:formula="of:=IF([.$B131]&gt;=[.$D$11]; ([.$B13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Default" table:formula="of:=IF([.$B132]&gt;=[.$D$11]; ([.$B1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style-name="Default" table:formula="of:=IF([.$B133]&gt;=[.$D$11]; ([.$B1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09" calcext:value-type="float">
            <text:p>109</text:p>
          </table:table-cell>
          <table:table-cell table:style-name="Default" table:formula="of:=IF([.$B134]&gt;=[.$D$11]; ([.$B1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office:value-type="float" office:value="110" calcext:value-type="float">
            <text:p>110</text:p>
          </table:table-cell>
          <table:table-cell table:style-name="Default" table:formula="of:=IF([.$B135]&gt;=[.$D$11]; ([.$B135] - [.$D$11]) * [.D$10]; NA())" office:value-type="float" office:value="2.135459375" calcext:value-type="float">
            <text:p>2.13545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IF([.$B136]&gt;=[.$D$11]; ([.$B136] - [.$D$11]) * [.D$10]; NA())" office:value-type="float" office:value="2.135459375" calcext:value-type="float">
            <text:p>2.13545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Default" table:formula="of:=IF([.$B137]&gt;=[.$D$11]; ([.$B1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Default" table:formula="of:=IF([.$B138]&gt;=[.$D$11]; ([.$B1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Default" table:formula="of:=IF([.$B139]&gt;=[.$D$11]; ([.$B1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4" calcext:value-type="float">
            <text:p>3494</text:p>
          </table:table-cell>
          <table:table-cell office:value-type="float" office:value="115" calcext:value-type="float">
            <text:p>115</text:p>
          </table:table-cell>
          <table:table-cell table:style-name="Default" table:formula="of:=IF([.$B140]&gt;=[.$D$11]; ([.$B140] - [.$D$11]) * [.D$10]; NA())" office:value-type="float" office:value="2.14587625" calcext:value-type="float">
            <text:p>2.14587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16" calcext:value-type="float">
            <text:p>116</text:p>
          </table:table-cell>
          <table:table-cell table:style-name="Default" table:formula="of:=IF([.$B141]&gt;=[.$D$11]; ([.$B14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style-name="Default" table:formula="of:=IF([.$B142]&gt;=[.$D$11]; ([.$B1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style-name="Default" table:formula="of:=IF([.$B143]&gt;=[.$D$11]; ([.$B1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19" calcext:value-type="float">
            <text:p>119</text:p>
          </table:table-cell>
          <table:table-cell table:style-name="Default" table:formula="of:=IF([.$B144]&gt;=[.$D$11]; ([.$B1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 office:value-type="float" office:value="120" calcext:value-type="float">
            <text:p>120</text:p>
          </table:table-cell>
          <table:table-cell table:style-name="Default" table:formula="of:=IF([.$B145]&gt;=[.$D$11]; ([.$B145] - [.$D$11]) * [.D$10]; NA())" office:value-type="float" office:value="2.156293125" calcext:value-type="float">
            <text:p>2.15629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 office:value-type="float" office:value="121" calcext:value-type="float">
            <text:p>121</text:p>
          </table:table-cell>
          <table:table-cell table:style-name="Default" table:formula="of:=IF([.$B146]&gt;=[.$D$11]; ([.$B146] - [.$D$11]) * [.D$10]; NA())" office:value-type="float" office:value="2.156293125" calcext:value-type="float">
            <text:p>2.15629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Default" table:formula="of:=IF([.$B147]&gt;=[.$D$11]; ([.$B1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style-name="Default" table:formula="of:=IF([.$B148]&gt;=[.$D$11]; ([.$B1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Default" table:formula="of:=IF([.$B149]&gt;=[.$D$11]; ([.$B1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office:value-type="float" office:value="125" calcext:value-type="float">
            <text:p>125</text:p>
          </table:table-cell>
          <table:table-cell table:style-name="Default" table:formula="of:=IF([.$B150]&gt;=[.$D$11]; ([.$B150] - [.$D$11]) * [.D$10]; NA())" office:value-type="float" office:value="2.16671" calcext:value-type="float">
            <text:p>2.166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style-name="Default" table:formula="of:=IF([.$B151]&gt;=[.$D$11]; ([.$B15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Default" table:formula="of:=IF([.$B152]&gt;=[.$D$11]; ([.$B1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Default" table:formula="of:=IF([.$B153]&gt;=[.$D$11]; ([.$B1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office:value-type="float" office:value="129" calcext:value-type="float">
            <text:p>129</text:p>
          </table:table-cell>
          <table:table-cell table:style-name="Default" table:formula="of:=IF([.$B154]&gt;=[.$D$11]; ([.$B154] - [.$D$11]) * [.D$10]; NA())" office:value-type="float" office:value="2.177126875" calcext:value-type="float">
            <text:p>2.17712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office:value-type="float" office:value="130" calcext:value-type="float">
            <text:p>130</text:p>
          </table:table-cell>
          <table:table-cell table:style-name="Default" table:formula="of:=IF([.$B155]&gt;=[.$D$11]; ([.$B155] - [.$D$11]) * [.D$10]; NA())" office:value-type="float" office:value="2.177126875" calcext:value-type="float">
            <text:p>2.17712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office:value-type="float" office:value="131" calcext:value-type="float">
            <text:p>131</text:p>
          </table:table-cell>
          <table:table-cell table:style-name="Default" table:formula="of:=IF([.$B156]&gt;=[.$D$11]; ([.$B156] - [.$D$11]) * [.D$10]; NA())" office:value-type="float" office:value="2.177126875" calcext:value-type="float">
            <text:p>2.17712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Default" table:formula="of:=IF([.$B157]&gt;=[.$D$11]; ([.$B1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Default" table:formula="of:=IF([.$B158]&gt;=[.$D$11]; ([.$B1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Default" table:formula="of:=IF([.$B159]&gt;=[.$D$11]; ([.$B1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office:value-type="float" office:value="135" calcext:value-type="float">
            <text:p>135</text:p>
          </table:table-cell>
          <table:table-cell table:style-name="Default" table:formula="of:=IF([.$B160]&gt;=[.$D$11]; ([.$B160] - [.$D$11]) * [.D$10]; NA())" office:value-type="float" office:value="2.18754375" calcext:value-type="float">
            <text:p>2.1875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Default" table:formula="of:=IF([.$B161]&gt;=[.$D$11]; ([.$B16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style-name="Default" table:formula="of:=IF([.$B162]&gt;=[.$D$11]; ([.$B1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style-name="Default" table:formula="of:=IF([.$B163]&gt;=[.$D$11]; ([.$B1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43" calcext:value-type="float">
            <text:p>3243</text:p>
          </table:table-cell>
          <table:table-cell office:value-type="float" office:value="139" calcext:value-type="float">
            <text:p>139</text:p>
          </table:table-cell>
          <table:table-cell table:style-name="Default" table:formula="of:=IF([.$B164]&gt;=[.$D$11]; ([.$B1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office:value-type="float" office:value="140" calcext:value-type="float">
            <text:p>140</text:p>
          </table:table-cell>
          <table:table-cell table:style-name="Default" table:formula="of:=IF([.$B165]&gt;=[.$D$11]; ([.$B165] - [.$D$11]) * [.D$10]; NA())" office:value-type="float" office:value="2.197960625" calcext:value-type="float">
            <text:p>2.19796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office:value-type="float" office:value="141" calcext:value-type="float">
            <text:p>141</text:p>
          </table:table-cell>
          <table:table-cell table:style-name="Default" table:formula="of:=IF([.$B166]&gt;=[.$D$11]; ([.$B166] - [.$D$11]) * [.D$10]; NA())" office:value-type="float" office:value="2.197960625" calcext:value-type="float">
            <text:p>2.19796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Default" table:formula="of:=IF([.$B167]&gt;=[.$D$11]; ([.$B1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style-name="Default" table:formula="of:=IF([.$B168]&gt;=[.$D$11]; ([.$B1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Default" table:formula="of:=IF([.$B169]&gt;=[.$D$11]; ([.$B1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45" calcext:value-type="float">
            <text:p>145</text:p>
          </table:table-cell>
          <table:table-cell table:style-name="Default" table:formula="of:=IF([.$B170]&gt;=[.$D$11]; ([.$B170] - [.$D$11]) * [.D$10]; NA())" office:value-type="float" office:value="2.2083775" calcext:value-type="float">
            <text:p>2.2083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Default" table:formula="of:=IF([.$B171]&gt;=[.$D$11]; ([.$B17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style-name="Default" table:formula="of:=IF([.$B172]&gt;=[.$D$11]; ([.$B1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Default" table:formula="of:=IF([.$B173]&gt;=[.$D$11]; ([.$B1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45" calcext:value-type="float">
            <text:p>3245</text:p>
          </table:table-cell>
          <table:table-cell office:value-type="float" office:value="149" calcext:value-type="float">
            <text:p>149</text:p>
          </table:table-cell>
          <table:table-cell table:style-name="Default" table:formula="of:=IF([.$B174]&gt;=[.$D$11]; ([.$B1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150" calcext:value-type="float">
            <text:p>150</text:p>
          </table:table-cell>
          <table:table-cell table:style-name="Default" table:formula="of:=IF([.$B175]&gt;=[.$D$11]; ([.$B175] - [.$D$11]) * [.D$10]; NA())" office:value-type="float" office:value="2.218794375" calcext:value-type="float">
            <text:p>2.21879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151" calcext:value-type="float">
            <text:p>151</text:p>
          </table:table-cell>
          <table:table-cell table:style-name="Default" table:formula="of:=IF([.$B176]&gt;=[.$D$11]; ([.$B176] - [.$D$11]) * [.D$10]; NA())" office:value-type="float" office:value="2.218794375" calcext:value-type="float">
            <text:p>2.21879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style-name="Default" table:formula="of:=IF([.$B177]&gt;=[.$D$11]; ([.$B1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style-name="Default" table:formula="of:=IF([.$B178]&gt;=[.$D$11]; ([.$B1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Default" table:formula="of:=IF([.$B179]&gt;=[.$D$11]; ([.$B1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office:value-type="float" office:value="155" calcext:value-type="float">
            <text:p>155</text:p>
          </table:table-cell>
          <table:table-cell table:style-name="Default" table:formula="of:=IF([.$B180]&gt;=[.$D$11]; ([.$B180] - [.$D$11]) * [.D$10]; NA())" office:value-type="float" office:value="2.22921125" calcext:value-type="float">
            <text:p>2.22921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Default" table:formula="of:=IF([.$B181]&gt;=[.$D$11]; ([.$B18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Default" table:formula="of:=IF([.$B182]&gt;=[.$D$11]; ([.$B18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style-name="Default" table:formula="of:=IF([.$B183]&gt;=[.$D$11]; ([.$B1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office:value-type="float" office:value="159" calcext:value-type="float">
            <text:p>159</text:p>
          </table:table-cell>
          <table:table-cell table:style-name="Default" table:formula="of:=IF([.$B184]&gt;=[.$D$11]; ([.$B184] - [.$D$11]) * [.D$10]; NA())" office:value-type="float" office:value="2.239628125" calcext:value-type="float">
            <text:p>2.23962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office:value-type="float" office:value="160" calcext:value-type="float">
            <text:p>160</text:p>
          </table:table-cell>
          <table:table-cell table:style-name="Default" table:formula="of:=IF([.$B185]&gt;=[.$D$11]; ([.$B185] - [.$D$11]) * [.D$10]; NA())" office:value-type="float" office:value="2.239628125" calcext:value-type="float">
            <text:p>2.23962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office:value-type="float" office:value="161" calcext:value-type="float">
            <text:p>161</text:p>
          </table:table-cell>
          <table:table-cell table:style-name="Default" table:formula="of:=IF([.$B186]&gt;=[.$D$11]; ([.$B186] - [.$D$11]) * [.D$10]; NA())" office:value-type="float" office:value="2.239628125" calcext:value-type="float">
            <text:p>2.23962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style-name="Default" table:formula="of:=IF([.$B187]&gt;=[.$D$11]; ([.$B1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style-name="Default" table:formula="of:=IF([.$B188]&gt;=[.$D$11]; ([.$B1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style-name="Default" table:formula="of:=IF([.$B189]&gt;=[.$D$11]; ([.$B1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office:value-type="float" office:value="165" calcext:value-type="float">
            <text:p>165</text:p>
          </table:table-cell>
          <table:table-cell table:style-name="Default" table:formula="of:=IF([.$B190]&gt;=[.$D$11]; ([.$B190] - [.$D$11]) * [.D$10]; NA())" office:value-type="float" office:value="2.250045" calcext:value-type="float">
            <text:p>2.2500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style-name="Default" table:formula="of:=IF([.$B191]&gt;=[.$D$11]; ([.$B19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style-name="Default" table:formula="of:=IF([.$B192]&gt;=[.$D$11]; ([.$B19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style-name="Default" table:formula="of:=IF([.$B193]&gt;=[.$D$11]; ([.$B1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69" calcext:value-type="float">
            <text:p>169</text:p>
          </table:table-cell>
          <table:table-cell table:style-name="Default" table:formula="of:=IF([.$B194]&gt;=[.$D$11]; ([.$B1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office:value-type="float" office:value="170" calcext:value-type="float">
            <text:p>170</text:p>
          </table:table-cell>
          <table:table-cell table:style-name="Default" table:formula="of:=IF([.$B195]&gt;=[.$D$11]; ([.$B195] - [.$D$11]) * [.D$10]; NA())" office:value-type="float" office:value="2.260461875" calcext:value-type="float">
            <text:p>2.26046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office:value-type="float" office:value="171" calcext:value-type="float">
            <text:p>171</text:p>
          </table:table-cell>
          <table:table-cell table:style-name="Default" table:formula="of:=IF([.$B196]&gt;=[.$D$11]; ([.$B196] - [.$D$11]) * [.D$10]; NA())" office:value-type="float" office:value="2.260461875" calcext:value-type="float">
            <text:p>2.26046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Default" table:formula="of:=IF([.$B197]&gt;=[.$D$11]; ([.$B1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style-name="Default" table:formula="of:=IF([.$B198]&gt;=[.$D$11]; ([.$B1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Default" table:formula="of:=IF([.$B199]&gt;=[.$D$11]; ([.$B1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6" calcext:value-type="float">
            <text:p>3506</text:p>
          </table:table-cell>
          <table:table-cell office:value-type="float" office:value="175" calcext:value-type="float">
            <text:p>175</text:p>
          </table:table-cell>
          <table:table-cell table:style-name="Default" table:formula="of:=IF([.$B200]&gt;=[.$D$11]; ([.$B200] - [.$D$11]) * [.D$10]; NA())" office:value-type="float" office:value="2.27087875" calcext:value-type="float">
            <text:p>2.27087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style-name="Default" table:formula="of:=IF([.$B201]&gt;=[.$D$11]; ([.$B20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style-name="Default" table:formula="of:=IF([.$B202]&gt;=[.$D$11]; ([.$B20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style-name="Default" table:formula="of:=IF([.$B203]&gt;=[.$D$11]; ([.$B2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179" calcext:value-type="float">
            <text:p>179</text:p>
          </table:table-cell>
          <table:table-cell table:style-name="Default" table:formula="of:=IF([.$B204]&gt;=[.$D$11]; ([.$B2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80" calcext:value-type="float">
            <text:p>180</text:p>
          </table:table-cell>
          <table:table-cell table:style-name="Default" table:formula="of:=IF([.$B205]&gt;=[.$D$11]; ([.$B2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7" calcext:value-type="float">
            <text:p>3507</text:p>
          </table:table-cell>
          <table:table-cell office:value-type="float" office:value="181" calcext:value-type="float">
            <text:p>181</text:p>
          </table:table-cell>
          <table:table-cell table:style-name="Default" table:formula="of:=IF([.$B206]&gt;=[.$D$11]; ([.$B206] - [.$D$11]) * [.D$10]; NA())" office:value-type="float" office:value="2.281295625" calcext:value-type="float">
            <text:p>2.28129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style-name="Default" table:formula="of:=IF([.$B207]&gt;=[.$D$11]; ([.$B2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style-name="Default" table:formula="of:=IF([.$B208]&gt;=[.$D$11]; ([.$B2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style-name="Default" table:formula="of:=IF([.$B209]&gt;=[.$D$11]; ([.$B2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8" calcext:value-type="float">
            <text:p>3508</text:p>
          </table:table-cell>
          <table:table-cell office:value-type="float" office:value="185" calcext:value-type="float">
            <text:p>185</text:p>
          </table:table-cell>
          <table:table-cell table:style-name="Default" table:formula="of:=IF([.$B210]&gt;=[.$D$11]; ([.$B210] - [.$D$11]) * [.D$10]; NA())" office:value-type="float" office:value="2.2917125" calcext:value-type="float">
            <text:p>2.2917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style-name="Default" table:formula="of:=IF([.$B211]&gt;=[.$D$11]; ([.$B21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style-name="Default" table:formula="of:=IF([.$B212]&gt;=[.$D$11]; ([.$B21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style-name="Default" table:formula="of:=IF([.$B213]&gt;=[.$D$11]; ([.$B2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float" office:value="189" calcext:value-type="float">
            <text:p>189</text:p>
          </table:table-cell>
          <table:table-cell table:style-name="Default" table:formula="of:=IF([.$B214]&gt;=[.$D$11]; ([.$B2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190" calcext:value-type="float">
            <text:p>190</text:p>
          </table:table-cell>
          <table:table-cell table:style-name="Default" table:formula="of:=IF([.$B215]&gt;=[.$D$11]; ([.$B2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9" calcext:value-type="float">
            <text:p>3509</text:p>
          </table:table-cell>
          <table:table-cell office:value-type="float" office:value="191" calcext:value-type="float">
            <text:p>191</text:p>
          </table:table-cell>
          <table:table-cell table:style-name="Default" table:formula="of:=IF([.$B216]&gt;=[.$D$11]; ([.$B216] - [.$D$11]) * [.D$10]; NA())" office:value-type="float" office:value="2.302129375" calcext:value-type="float">
            <text:p>2.30212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Default" table:formula="of:=IF([.$B217]&gt;=[.$D$11]; ([.$B2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style-name="Default" table:formula="of:=IF([.$B218]&gt;=[.$D$11]; ([.$B2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style-name="Default" table:formula="of:=IF([.$B219]&gt;=[.$D$11]; ([.$B2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office:value-type="float" office:value="195" calcext:value-type="float">
            <text:p>195</text:p>
          </table:table-cell>
          <table:table-cell table:style-name="Default" table:formula="of:=IF([.$B220]&gt;=[.$D$11]; ([.$B220] - [.$D$11]) * [.D$10]; NA())" office:value-type="float" office:value="2.31254625" calcext:value-type="float">
            <text:p>2.31254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style-name="Default" table:formula="of:=IF([.$B221]&gt;=[.$D$11]; ([.$B22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style-name="Default" table:formula="of:=IF([.$B222]&gt;=[.$D$11]; ([.$B2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style-name="Default" table:formula="of:=IF([.$B223]&gt;=[.$D$11]; ([.$B2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99" calcext:value-type="float">
            <text:p>199</text:p>
          </table:table-cell>
          <table:table-cell table:style-name="Default" table:formula="of:=IF([.$B224]&gt;=[.$D$11]; ([.$B2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200" calcext:value-type="float">
            <text:p>200</text:p>
          </table:table-cell>
          <table:table-cell table:style-name="Default" table:formula="of:=IF([.$B225]&gt;=[.$D$11]; ([.$B2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1" calcext:value-type="float">
            <text:p>3511</text:p>
          </table:table-cell>
          <table:table-cell office:value-type="float" office:value="201" calcext:value-type="float">
            <text:p>201</text:p>
          </table:table-cell>
          <table:table-cell table:style-name="Default" table:formula="of:=IF([.$B226]&gt;=[.$D$11]; ([.$B226] - [.$D$11]) * [.D$10]; NA())" office:value-type="float" office:value="2.322963125" calcext:value-type="float">
            <text:p>2.32296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style-name="Default" table:formula="of:=IF([.$B227]&gt;=[.$D$11]; ([.$B2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style-name="Default" table:formula="of:=IF([.$B228]&gt;=[.$D$11]; ([.$B2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style-name="Default" table:formula="of:=IF([.$B229]&gt;=[.$D$11]; ([.$B2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2" calcext:value-type="float">
            <text:p>3512</text:p>
          </table:table-cell>
          <table:table-cell office:value-type="float" office:value="205" calcext:value-type="float">
            <text:p>205</text:p>
          </table:table-cell>
          <table:table-cell table:style-name="Default" table:formula="of:=IF([.$B230]&gt;=[.$D$11]; ([.$B230] - [.$D$11]) * [.D$10]; NA())" office:value-type="float" office:value="2.33338" calcext:value-type="float">
            <text:p>2.333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style-name="Default" table:formula="of:=IF([.$B231]&gt;=[.$D$11]; ([.$B23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style-name="Default" table:formula="of:=IF([.$B232]&gt;=[.$D$11]; ([.$B2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style-name="Default" table:formula="of:=IF([.$B233]&gt;=[.$D$11]; ([.$B2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209" calcext:value-type="float">
            <text:p>209</text:p>
          </table:table-cell>
          <table:table-cell table:style-name="Default" table:formula="of:=IF([.$B234]&gt;=[.$D$11]; ([.$B2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office:value-type="float" office:value="210" calcext:value-type="float">
            <text:p>210</text:p>
          </table:table-cell>
          <table:table-cell table:style-name="Default" table:formula="of:=IF([.$B235]&gt;=[.$D$11]; ([.$B235] - [.$D$11]) * [.D$10]; NA())" office:value-type="float" office:value="2.343796875" calcext:value-type="float">
            <text:p>2.34379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office:value-type="float" office:value="211" calcext:value-type="float">
            <text:p>211</text:p>
          </table:table-cell>
          <table:table-cell table:style-name="Default" table:formula="of:=IF([.$B236]&gt;=[.$D$11]; ([.$B236] - [.$D$11]) * [.D$10]; NA())" office:value-type="float" office:value="2.343796875" calcext:value-type="float">
            <text:p>2.34379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Default" table:formula="of:=IF([.$B237]&gt;=[.$D$11]; ([.$B2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style-name="Default" table:formula="of:=IF([.$B238]&gt;=[.$D$11]; ([.$B2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Default" table:formula="of:=IF([.$B239]&gt;=[.$D$11]; ([.$B2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4" calcext:value-type="float">
            <text:p>3514</text:p>
          </table:table-cell>
          <table:table-cell office:value-type="float" office:value="215" calcext:value-type="float">
            <text:p>215</text:p>
          </table:table-cell>
          <table:table-cell table:style-name="Default" table:formula="of:=IF([.$B240]&gt;=[.$D$11]; ([.$B240] - [.$D$11]) * [.D$10]; NA())" office:value-type="float" office:value="2.35421375" calcext:value-type="float">
            <text:p>2.35421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style-name="Default" table:formula="of:=IF([.$B241]&gt;=[.$D$11]; ([.$B24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Default" table:formula="of:=IF([.$B242]&gt;=[.$D$11]; ([.$B2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style-name="Default" table:formula="of:=IF([.$B243]&gt;=[.$D$11]; ([.$B2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219" calcext:value-type="float">
            <text:p>219</text:p>
          </table:table-cell>
          <table:table-cell table:style-name="Default" table:formula="of:=IF([.$B244]&gt;=[.$D$11]; ([.$B2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office:value-type="float" office:value="220" calcext:value-type="float">
            <text:p>220</text:p>
          </table:table-cell>
          <table:table-cell table:style-name="Default" table:formula="of:=IF([.$B245]&gt;=[.$D$11]; ([.$B245] - [.$D$11]) * [.D$10]; NA())" office:value-type="float" office:value="2.364630625" calcext:value-type="float">
            <text:p>2.36463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office:value-type="float" office:value="221" calcext:value-type="float">
            <text:p>221</text:p>
          </table:table-cell>
          <table:table-cell table:style-name="Default" table:formula="of:=IF([.$B246]&gt;=[.$D$11]; ([.$B246] - [.$D$11]) * [.D$10]; NA())" office:value-type="float" office:value="2.364630625" calcext:value-type="float">
            <text:p>2.36463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style-name="Default" table:formula="of:=IF([.$B247]&gt;=[.$D$11]; ([.$B2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Default" table:formula="of:=IF([.$B248]&gt;=[.$D$11]; ([.$B2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Default" table:formula="of:=IF([.$B249]&gt;=[.$D$11]; ([.$B2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6" calcext:value-type="float">
            <text:p>3516</text:p>
          </table:table-cell>
          <table:table-cell office:value-type="float" office:value="225" calcext:value-type="float">
            <text:p>225</text:p>
          </table:table-cell>
          <table:table-cell table:style-name="Default" table:formula="of:=IF([.$B250]&gt;=[.$D$11]; ([.$B250] - [.$D$11]) * [.D$10]; NA())" office:value-type="float" office:value="2.3750475" calcext:value-type="float">
            <text:p>2.37504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style-name="Default" table:formula="of:=IF([.$B251]&gt;=[.$D$11]; ([.$B25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Default" table:formula="of:=IF([.$B252]&gt;=[.$D$11]; ([.$B2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style-name="Default" table:formula="of:=IF([.$B253]&gt;=[.$D$11]; ([.$B2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float" office:value="229" calcext:value-type="float">
            <text:p>229</text:p>
          </table:table-cell>
          <table:table-cell table:style-name="Default" table:formula="of:=IF([.$B254]&gt;=[.$D$11]; ([.$B2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float" office:value="230" calcext:value-type="float">
            <text:p>230</text:p>
          </table:table-cell>
          <table:table-cell table:style-name="Default" table:formula="of:=IF([.$B255]&gt;=[.$D$11]; ([.$B255] - [.$D$11]) * [.D$10]; NA())" office:value-type="float" office:value="2.385464375" calcext:value-type="float">
            <text:p>2.38546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float" office:value="231" calcext:value-type="float">
            <text:p>231</text:p>
          </table:table-cell>
          <table:table-cell table:style-name="Default" table:formula="of:=IF([.$B256]&gt;=[.$D$11]; ([.$B256] - [.$D$11]) * [.D$10]; NA())" office:value-type="float" office:value="2.385464375" calcext:value-type="float">
            <text:p>2.38546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Default" table:formula="of:=IF([.$B257]&gt;=[.$D$11]; ([.$B2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style-name="Default" table:formula="of:=IF([.$B258]&gt;=[.$D$11]; ([.$B2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style-name="Default" table:formula="of:=IF([.$B259]&gt;=[.$D$11]; ([.$B2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office:value-type="float" office:value="235" calcext:value-type="float">
            <text:p>235</text:p>
          </table:table-cell>
          <table:table-cell table:style-name="Default" table:formula="of:=IF([.$B260]&gt;=[.$D$11]; ([.$B260] - [.$D$11]) * [.D$10]; NA())" office:value-type="float" office:value="2.39588125" calcext:value-type="float">
            <text:p>2.3958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table:style-name="Default" table:formula="of:=IF([.$B261]&gt;=[.$D$11]; ([.$B26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style-name="Default" table:formula="of:=IF([.$B262]&gt;=[.$D$11]; ([.$B2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style-name="Default" table:formula="of:=IF([.$B263]&gt;=[.$D$11]; ([.$B2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239" calcext:value-type="float">
            <text:p>239</text:p>
          </table:table-cell>
          <table:table-cell table:style-name="Default" table:formula="of:=IF([.$B264]&gt;=[.$D$11]; ([.$B2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 office:value-type="float" office:value="240" calcext:value-type="float">
            <text:p>240</text:p>
          </table:table-cell>
          <table:table-cell table:style-name="Default" table:formula="of:=IF([.$B265]&gt;=[.$D$11]; ([.$B2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 office:value-type="float" office:value="241" calcext:value-type="float">
            <text:p>241</text:p>
          </table:table-cell>
          <table:table-cell table:style-name="Default" table:formula="of:=IF([.$B266]&gt;=[.$D$11]; ([.$B266] - [.$D$11]) * [.D$10]; NA())" office:value-type="float" office:value="2.406298125" calcext:value-type="float">
            <text:p>2.40629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style-name="Default" table:formula="of:=IF([.$B267]&gt;=[.$D$11]; ([.$B2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Default" table:formula="of:=IF([.$B268]&gt;=[.$D$11]; ([.$B2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Default" table:formula="of:=IF([.$B269]&gt;=[.$D$11]; ([.$B2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float" office:value="245" calcext:value-type="float">
            <text:p>245</text:p>
          </table:table-cell>
          <table:table-cell table:style-name="Default" table:formula="of:=IF([.$B270]&gt;=[.$D$11]; ([.$B270] - [.$D$11]) * [.D$10]; NA())" office:value-type="float" office:value="2.416715" calcext:value-type="float">
            <text:p>2.4167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 table:formula="of:=IF([.$B271]&gt;=[.$D$11]; ([.$B27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style-name="Default" table:formula="of:=IF([.$B272]&gt;=[.$D$11]; ([.$B2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style-name="Default" table:formula="of:=IF([.$B273]&gt;=[.$D$11]; ([.$B2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float" office:value="249" calcext:value-type="float">
            <text:p>249</text:p>
          </table:table-cell>
          <table:table-cell table:style-name="Default" table:formula="of:=IF([.$B274]&gt;=[.$D$11]; ([.$B2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office:value-type="float" office:value="250" calcext:value-type="float">
            <text:p>250</text:p>
          </table:table-cell>
          <table:table-cell table:style-name="Default" table:formula="of:=IF([.$B275]&gt;=[.$D$11]; ([.$B275] - [.$D$11]) * [.D$10]; NA())" office:value-type="float" office:value="2.427131875" calcext:value-type="float">
            <text:p>2.42713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office:value-type="float" office:value="251" calcext:value-type="float">
            <text:p>251</text:p>
          </table:table-cell>
          <table:table-cell table:style-name="Default" table:formula="of:=IF([.$B276]&gt;=[.$D$11]; ([.$B276] - [.$D$11]) * [.D$10]; NA())" office:value-type="float" office:value="2.427131875" calcext:value-type="float">
            <text:p>2.42713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style-name="Default" table:formula="of:=IF([.$B277]&gt;=[.$D$11]; ([.$B2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Default" table:formula="of:=IF([.$B278]&gt;=[.$D$11]; ([.$B2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Default" table:formula="of:=IF([.$B279]&gt;=[.$D$11]; ([.$B2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 office:value-type="float" office:value="255" calcext:value-type="float">
            <text:p>255</text:p>
          </table:table-cell>
          <table:table-cell table:style-name="Default" table:formula="of:=IF([.$B280]&gt;=[.$D$11]; ([.$B280] - [.$D$11]) * [.D$10]; NA())" office:value-type="float" office:value="2.43754875" calcext:value-type="float">
            <text:p>2.43754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Default" table:formula="of:=IF([.$B281]&gt;=[.$D$11]; ([.$B28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style-name="Default" table:formula="of:=IF([.$B282]&gt;=[.$D$11]; ([.$B28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style-name="Default" table:formula="of:=IF([.$B283]&gt;=[.$D$11]; ([.$B2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office:value-type="float" office:value="259" calcext:value-type="float">
            <text:p>259</text:p>
          </table:table-cell>
          <table:table-cell table:style-name="Default" table:formula="of:=IF([.$B284]&gt;=[.$D$11]; ([.$B2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float" office:value="260" calcext:value-type="float">
            <text:p>260</text:p>
          </table:table-cell>
          <table:table-cell table:style-name="Default" table:formula="of:=IF([.$B285]&gt;=[.$D$11]; ([.$B285] - [.$D$11]) * [.D$10]; NA())" office:value-type="float" office:value="2.447965625" calcext:value-type="float">
            <text:p>2.44796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float" office:value="261" calcext:value-type="float">
            <text:p>261</text:p>
          </table:table-cell>
          <table:table-cell table:style-name="Default" table:formula="of:=IF([.$B286]&gt;=[.$D$11]; ([.$B286] - [.$D$11]) * [.D$10]; NA())" office:value-type="float" office:value="2.447965625" calcext:value-type="float">
            <text:p>2.44796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style-name="Default" table:formula="of:=IF([.$B287]&gt;=[.$D$11]; ([.$B2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style-name="Default" table:formula="of:=IF([.$B288]&gt;=[.$D$11]; ([.$B2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style-name="Default" table:formula="of:=IF([.$B289]&gt;=[.$D$11]; ([.$B2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4" calcext:value-type="float">
            <text:p>3524</text:p>
          </table:table-cell>
          <table:table-cell office:value-type="float" office:value="265" calcext:value-type="float">
            <text:p>265</text:p>
          </table:table-cell>
          <table:table-cell table:style-name="Default" table:formula="of:=IF([.$B290]&gt;=[.$D$11]; ([.$B290] - [.$D$11]) * [.D$10]; NA())" office:value-type="float" office:value="2.4583825" calcext:value-type="float">
            <text:p>2.4583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style-name="Default" table:formula="of:=IF([.$B291]&gt;=[.$D$11]; ([.$B29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style-name="Default" table:formula="of:=IF([.$B292]&gt;=[.$D$11]; ([.$B29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style-name="Default" table:formula="of:=IF([.$B293]&gt;=[.$D$11]; ([.$B2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float" office:value="269" calcext:value-type="float">
            <text:p>269</text:p>
          </table:table-cell>
          <table:table-cell table:style-name="Default" table:formula="of:=IF([.$B294]&gt;=[.$D$11]; ([.$B2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office:value-type="float" office:value="270" calcext:value-type="float">
            <text:p>270</text:p>
          </table:table-cell>
          <table:table-cell table:style-name="Default" table:formula="of:=IF([.$B295]&gt;=[.$D$11]; ([.$B2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float" office:value="271" calcext:value-type="float">
            <text:p>271</text:p>
          </table:table-cell>
          <table:table-cell table:style-name="Default" table:formula="of:=IF([.$B296]&gt;=[.$D$11]; ([.$B296] - [.$D$11]) * [.D$10]; NA())" office:value-type="float" office:value="2.468799375" calcext:value-type="float">
            <text:p>2.46879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style-name="Default" table:formula="of:=IF([.$B297]&gt;=[.$D$11]; ([.$B2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Default" table:formula="of:=IF([.$B298]&gt;=[.$D$11]; ([.$B2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style-name="Default" table:formula="of:=IF([.$B299]&gt;=[.$D$11]; ([.$B2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office:value-type="float" office:value="275" calcext:value-type="float">
            <text:p>275</text:p>
          </table:table-cell>
          <table:table-cell table:style-name="Default" table:formula="of:=IF([.$B300]&gt;=[.$D$11]; ([.$B300] - [.$D$11]) * [.D$10]; NA())" office:value-type="float" office:value="2.47921625" calcext:value-type="float">
            <text:p>2.47921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style-name="Default" table:formula="of:=IF([.$B301]&gt;=[.$D$11]; ([.$B30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style-name="Default" table:formula="of:=IF([.$B302]&gt;=[.$D$11]; ([.$B30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style-name="Default" table:formula="of:=IF([.$B303]&gt;=[.$D$11]; ([.$B3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table:style-name="Default" table:formula="of:=IF([.$B304]&gt;=[.$D$11]; ([.$B3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07" calcext:value-type="float">
            <text:p>3207</text:p>
          </table:table-cell>
          <table:table-cell office:value-type="float" office:value="280" calcext:value-type="float">
            <text:p>280</text:p>
          </table:table-cell>
          <table:table-cell table:style-name="Default" table:formula="of:=IF([.$B305]&gt;=[.$D$11]; ([.$B3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7" calcext:value-type="float">
            <text:p>3527</text:p>
          </table:table-cell>
          <table:table-cell office:value-type="float" office:value="281" calcext:value-type="float">
            <text:p>281</text:p>
          </table:table-cell>
          <table:table-cell table:style-name="Default" table:formula="of:=IF([.$B306]&gt;=[.$D$11]; ([.$B306] - [.$D$11]) * [.D$10]; NA())" office:value-type="float" office:value="2.489633125" calcext:value-type="float">
            <text:p>2.48963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style-name="Default" table:formula="of:=IF([.$B307]&gt;=[.$D$11]; ([.$B3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style-name="Default" table:formula="of:=IF([.$B308]&gt;=[.$D$11]; ([.$B3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style-name="Default" table:formula="of:=IF([.$B309]&gt;=[.$D$11]; ([.$B3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8" calcext:value-type="float">
            <text:p>3528</text:p>
          </table:table-cell>
          <table:table-cell office:value-type="float" office:value="285" calcext:value-type="float">
            <text:p>285</text:p>
          </table:table-cell>
          <table:table-cell table:style-name="Default" table:formula="of:=IF([.$B310]&gt;=[.$D$11]; ([.$B310] - [.$D$11]) * [.D$10]; NA())" office:value-type="float" office:value="2.50005" calcext:value-type="float">
            <text:p>2.50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style-name="Default" table:formula="of:=IF([.$B311]&gt;=[.$D$11]; ([.$B31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style-name="Default" table:formula="of:=IF([.$B312]&gt;=[.$D$11]; ([.$B31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style-name="Default" table:formula="of:=IF([.$B313]&gt;=[.$D$11]; ([.$B3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style-name="Default" table:formula="of:=IF([.$B314]&gt;=[.$D$11]; ([.$B3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290" calcext:value-type="float">
            <text:p>290</text:p>
          </table:table-cell>
          <table:table-cell table:style-name="Default" table:formula="of:=IF([.$B315]&gt;=[.$D$11]; ([.$B3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office:value-type="float" office:value="291" calcext:value-type="float">
            <text:p>291</text:p>
          </table:table-cell>
          <table:table-cell table:style-name="Default" table:formula="of:=IF([.$B316]&gt;=[.$D$11]; ([.$B316] - [.$D$11]) * [.D$10]; NA())" office:value-type="float" office:value="2.510466875" calcext:value-type="float">
            <text:p>2.51046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style-name="Default" table:formula="of:=IF([.$B317]&gt;=[.$D$11]; ([.$B3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style-name="Default" table:formula="of:=IF([.$B318]&gt;=[.$D$11]; ([.$B3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style-name="Default" table:formula="of:=IF([.$B319]&gt;=[.$D$11]; ([.$B3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office:value-type="float" office:value="295" calcext:value-type="float">
            <text:p>295</text:p>
          </table:table-cell>
          <table:table-cell table:style-name="Default" table:formula="of:=IF([.$B320]&gt;=[.$D$11]; ([.$B320] - [.$D$11]) * [.D$10]; NA())" office:value-type="float" office:value="2.52088375" calcext:value-type="float">
            <text:p>2.52088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Default" table:formula="of:=IF([.$B321]&gt;=[.$D$11]; ([.$B32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Default" table:formula="of:=IF([.$B322]&gt;=[.$D$11]; ([.$B3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style-name="Default" table:formula="of:=IF([.$B323]&gt;=[.$D$11]; ([.$B3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Default" table:formula="of:=IF([.$B324]&gt;=[.$D$11]; ([.$B3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00" calcext:value-type="float">
            <text:p>300</text:p>
          </table:table-cell>
          <table:table-cell table:style-name="Default" table:formula="of:=IF([.$B325]&gt;=[.$D$11]; ([.$B3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office:value-type="float" office:value="301" calcext:value-type="float">
            <text:p>301</text:p>
          </table:table-cell>
          <table:table-cell table:style-name="Default" table:formula="of:=IF([.$B326]&gt;=[.$D$11]; ([.$B326] - [.$D$11]) * [.D$10]; NA())" office:value-type="float" office:value="2.531300625" calcext:value-type="float">
            <text:p>2.53130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style-name="Default" table:formula="of:=IF([.$B327]&gt;=[.$D$11]; ([.$B3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style-name="Default" table:formula="of:=IF([.$B328]&gt;=[.$D$11]; ([.$B3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Default" table:formula="of:=IF([.$B329]&gt;=[.$D$11]; ([.$B3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05" calcext:value-type="float">
            <text:p>305</text:p>
          </table:table-cell>
          <table:table-cell table:style-name="Default" table:formula="of:=IF([.$B330]&gt;=[.$D$11]; ([.$B330] - [.$D$11]) * [.D$10]; NA())" office:value-type="float" office:value="2.5417175" calcext:value-type="float">
            <text:p>2.5417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style-name="Default" table:formula="of:=IF([.$B331]&gt;=[.$D$11]; ([.$B33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style-name="Default" table:formula="of:=IF([.$B332]&gt;=[.$D$11]; ([.$B3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style-name="Default" table:formula="of:=IF([.$B333]&gt;=[.$D$11]; ([.$B3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style-name="Default" table:formula="of:=IF([.$B334]&gt;=[.$D$11]; ([.$B3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310" calcext:value-type="float">
            <text:p>310</text:p>
          </table:table-cell>
          <table:table-cell table:style-name="Default" table:formula="of:=IF([.$B335]&gt;=[.$D$11]; ([.$B3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11" calcext:value-type="float">
            <text:p>311</text:p>
          </table:table-cell>
          <table:table-cell table:style-name="Default" table:formula="of:=IF([.$B336]&gt;=[.$D$11]; ([.$B336] - [.$D$11]) * [.D$10]; NA())" office:value-type="float" office:value="2.552134375" calcext:value-type="float">
            <text:p>2.55213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style-name="Default" table:formula="of:=IF([.$B337]&gt;=[.$D$11]; ([.$B3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style-name="Default" table:formula="of:=IF([.$B338]&gt;=[.$D$11]; ([.$B3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style-name="Default" table:formula="of:=IF([.$B339]&gt;=[.$D$11]; ([.$B3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4" calcext:value-type="float">
            <text:p>3534</text:p>
          </table:table-cell>
          <table:table-cell office:value-type="float" office:value="315" calcext:value-type="float">
            <text:p>315</text:p>
          </table:table-cell>
          <table:table-cell table:style-name="Default" table:formula="of:=IF([.$B340]&gt;=[.$D$11]; ([.$B340] - [.$D$11]) * [.D$10]; NA())" office:value-type="float" office:value="2.56255125" calcext:value-type="float">
            <text:p>2.56255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style-name="Default" table:formula="of:=IF([.$B341]&gt;=[.$D$11]; ([.$B34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style-name="Default" table:formula="of:=IF([.$B342]&gt;=[.$D$11]; ([.$B3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style-name="Default" table:formula="of:=IF([.$B343]&gt;=[.$D$11]; ([.$B3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Default" table:formula="of:=IF([.$B344]&gt;=[.$D$11]; ([.$B3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20" calcext:value-type="float">
            <text:p>320</text:p>
          </table:table-cell>
          <table:table-cell table:style-name="Default" table:formula="of:=IF([.$B345]&gt;=[.$D$11]; ([.$B3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office:value-type="float" office:value="321" calcext:value-type="float">
            <text:p>321</text:p>
          </table:table-cell>
          <table:table-cell table:style-name="Default" table:formula="of:=IF([.$B346]&gt;=[.$D$11]; ([.$B346] - [.$D$11]) * [.D$10]; NA())" office:value-type="float" office:value="2.572968125" calcext:value-type="float">
            <text:p>2.57296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style-name="Default" table:formula="of:=IF([.$B347]&gt;=[.$D$11]; ([.$B3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style-name="Default" table:formula="of:=IF([.$B348]&gt;=[.$D$11]; ([.$B3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style-name="Default" table:formula="of:=IF([.$B349]&gt;=[.$D$11]; ([.$B3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6" calcext:value-type="float">
            <text:p>3536</text:p>
          </table:table-cell>
          <table:table-cell office:value-type="float" office:value="325" calcext:value-type="float">
            <text:p>325</text:p>
          </table:table-cell>
          <table:table-cell table:style-name="Default" table:formula="of:=IF([.$B350]&gt;=[.$D$11]; ([.$B350] - [.$D$11]) * [.D$10]; NA())" office:value-type="float" office:value="2.583385" calcext:value-type="float">
            <text:p>2.583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style-name="Default" table:formula="of:=IF([.$B351]&gt;=[.$D$11]; ([.$B35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style-name="Default" table:formula="of:=IF([.$B352]&gt;=[.$D$11]; ([.$B3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style-name="Default" table:formula="of:=IF([.$B353]&gt;=[.$D$11]; ([.$B3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style-name="Default" table:formula="of:=IF([.$B354]&gt;=[.$D$11]; ([.$B3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style-name="Default" table:formula="of:=IF([.$B355]&gt;=[.$D$11]; ([.$B3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7" calcext:value-type="float">
            <text:p>3537</text:p>
          </table:table-cell>
          <table:table-cell office:value-type="float" office:value="331" calcext:value-type="float">
            <text:p>331</text:p>
          </table:table-cell>
          <table:table-cell table:style-name="Default" table:formula="of:=IF([.$B356]&gt;=[.$D$11]; ([.$B356] - [.$D$11]) * [.D$10]; NA())" office:value-type="float" office:value="2.593801875" calcext:value-type="float">
            <text:p>2.59380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style-name="Default" table:formula="of:=IF([.$B357]&gt;=[.$D$11]; ([.$B3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style-name="Default" table:formula="of:=IF([.$B358]&gt;=[.$D$11]; ([.$B3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Default" table:formula="of:=IF([.$B359]&gt;=[.$D$11]; ([.$B3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 office:value-type="float" office:value="335" calcext:value-type="float">
            <text:p>335</text:p>
          </table:table-cell>
          <table:table-cell table:style-name="Default" table:formula="of:=IF([.$B360]&gt;=[.$D$11]; ([.$B360] - [.$D$11]) * [.D$10]; NA())" office:value-type="float" office:value="2.60421875" calcext:value-type="float">
            <text:p>2.6042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style-name="Default" table:formula="of:=IF([.$B361]&gt;=[.$D$11]; ([.$B36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style-name="Default" table:formula="of:=IF([.$B362]&gt;=[.$D$11]; ([.$B3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style-name="Default" table:formula="of:=IF([.$B363]&gt;=[.$D$11]; ([.$B3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style-name="Default" table:formula="of:=IF([.$B364]&gt;=[.$D$11]; ([.$B3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 table:formula="of:=IF([.$B365]&gt;=[.$D$11]; ([.$B3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 office:value-type="float" office:value="341" calcext:value-type="float">
            <text:p>341</text:p>
          </table:table-cell>
          <table:table-cell table:style-name="Default" table:formula="of:=IF([.$B366]&gt;=[.$D$11]; ([.$B366] - [.$D$11]) * [.D$10]; NA())" office:value-type="float" office:value="2.614635625" calcext:value-type="float">
            <text:p>2.61463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style-name="Default" table:formula="of:=IF([.$B367]&gt;=[.$D$11]; ([.$B3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style-name="Default" table:formula="of:=IF([.$B368]&gt;=[.$D$11]; ([.$B3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style-name="Default" table:formula="of:=IF([.$B369]&gt;=[.$D$11]; ([.$B3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office:value-type="float" office:value="345" calcext:value-type="float">
            <text:p>345</text:p>
          </table:table-cell>
          <table:table-cell table:style-name="Default" table:formula="of:=IF([.$B370]&gt;=[.$D$11]; ([.$B370] - [.$D$11]) * [.D$10]; NA())" office:value-type="float" office:value="2.6250525" calcext:value-type="float">
            <text:p>2.62505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style-name="Default" table:formula="of:=IF([.$B371]&gt;=[.$D$11]; ([.$B37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style-name="Default" table:formula="of:=IF([.$B372]&gt;=[.$D$11]; ([.$B3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 table:formula="of:=IF([.$B373]&gt;=[.$D$11]; ([.$B3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style-name="Default" table:formula="of:=IF([.$B374]&gt;=[.$D$11]; ([.$B3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Default" table:formula="of:=IF([.$B375]&gt;=[.$D$11]; ([.$B3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1" calcext:value-type="float">
            <text:p>351</text:p>
          </table:table-cell>
          <table:table-cell table:style-name="Default" table:formula="of:=IF([.$B376]&gt;=[.$D$11]; ([.$B376] - [.$D$11]) * [.D$10]; NA())" office:value-type="float" office:value="2.635469375" calcext:value-type="float">
            <text:p>2.63546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style-name="Default" table:formula="of:=IF([.$B377]&gt;=[.$D$11]; ([.$B3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style-name="Default" table:formula="of:=IF([.$B378]&gt;=[.$D$11]; ([.$B3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style-name="Default" table:formula="of:=IF([.$B379]&gt;=[.$D$11]; ([.$B3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2" calcext:value-type="float">
            <text:p>3542</text:p>
          </table:table-cell>
          <table:table-cell office:value-type="float" office:value="355" calcext:value-type="float">
            <text:p>355</text:p>
          </table:table-cell>
          <table:table-cell table:style-name="Default" table:formula="of:=IF([.$B380]&gt;=[.$D$11]; ([.$B380] - [.$D$11]) * [.D$10]; NA())" office:value-type="float" office:value="2.64588625" calcext:value-type="float">
            <text:p>2.64588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style-name="Default" table:formula="of:=IF([.$B381]&gt;=[.$D$11]; ([.$B38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style-name="Default" table:formula="of:=IF([.$B382]&gt;=[.$D$11]; ([.$B38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style-name="Default" table:formula="of:=IF([.$B383]&gt;=[.$D$11]; ([.$B3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style-name="Default" table:formula="of:=IF([.$B384]&gt;=[.$D$11]; ([.$B3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style-name="Default" table:formula="of:=IF([.$B385]&gt;=[.$D$11]; ([.$B3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3" calcext:value-type="float">
            <text:p>3543</text:p>
          </table:table-cell>
          <table:table-cell office:value-type="float" office:value="361" calcext:value-type="float">
            <text:p>361</text:p>
          </table:table-cell>
          <table:table-cell table:style-name="Default" table:formula="of:=IF([.$B386]&gt;=[.$D$11]; ([.$B386] - [.$D$11]) * [.D$10]; NA())" office:value-type="float" office:value="2.656303125" calcext:value-type="float">
            <text:p>2.65630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style-name="Default" table:formula="of:=IF([.$B387]&gt;=[.$D$11]; ([.$B3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style-name="Default" table:formula="of:=IF([.$B388]&gt;=[.$D$11]; ([.$B3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Default" table:formula="of:=IF([.$B389]&gt;=[.$D$11]; ([.$B3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 office:value-type="float" office:value="365" calcext:value-type="float">
            <text:p>365</text:p>
          </table:table-cell>
          <table:table-cell table:style-name="Default" table:formula="of:=IF([.$B390]&gt;=[.$D$11]; ([.$B390] - [.$D$11]) * [.D$10]; NA())" office:value-type="float" office:value="2.66672" calcext:value-type="float">
            <text:p>2.66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style-name="Default" table:formula="of:=IF([.$B391]&gt;=[.$D$11]; ([.$B39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style-name="Default" table:formula="of:=IF([.$B392]&gt;=[.$D$11]; ([.$B39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style-name="Default" table:formula="of:=IF([.$B393]&gt;=[.$D$11]; ([.$B3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style-name="Default" table:formula="of:=IF([.$B394]&gt;=[.$D$11]; ([.$B3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Default" table:formula="of:=IF([.$B395]&gt;=[.$D$11]; ([.$B3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office:value-type="float" office:value="371" calcext:value-type="float">
            <text:p>371</text:p>
          </table:table-cell>
          <table:table-cell table:style-name="Default" table:formula="of:=IF([.$B396]&gt;=[.$D$11]; ([.$B396] - [.$D$11]) * [.D$10]; NA())" office:value-type="float" office:value="2.677136875" calcext:value-type="float">
            <text:p>2.67713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style-name="Default" table:formula="of:=IF([.$B397]&gt;=[.$D$11]; ([.$B3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table:style-name="Default" table:formula="of:=IF([.$B398]&gt;=[.$D$11]; ([.$B3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style-name="Default" table:formula="of:=IF([.$B399]&gt;=[.$D$11]; ([.$B3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75" calcext:value-type="float">
            <text:p>375</text:p>
          </table:table-cell>
          <table:table-cell table:style-name="Default" table:formula="of:=IF([.$B400]&gt;=[.$D$11]; ([.$B400] - [.$D$11]) * [.D$10]; NA())" office:value-type="float" office:value="2.68755375" calcext:value-type="float">
            <text:p>2.68755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76" calcext:value-type="float">
            <text:p>376</text:p>
          </table:table-cell>
          <table:table-cell table:style-name="Default" table:formula="of:=IF([.$B401]&gt;=[.$D$11]; ([.$B40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style-name="Default" table:formula="of:=IF([.$B402]&gt;=[.$D$11]; ([.$B40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 table:formula="of:=IF([.$B403]&gt;=[.$D$11]; ([.$B4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table:style-name="Default" table:formula="of:=IF([.$B404]&gt;=[.$D$11]; ([.$B4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Default" table:formula="of:=IF([.$B405]&gt;=[.$D$11]; ([.$B4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7" calcext:value-type="float">
            <text:p>3547</text:p>
          </table:table-cell>
          <table:table-cell office:value-type="float" office:value="381" calcext:value-type="float">
            <text:p>381</text:p>
          </table:table-cell>
          <table:table-cell table:style-name="Default" table:formula="of:=IF([.$B406]&gt;=[.$D$11]; ([.$B406] - [.$D$11]) * [.D$10]; NA())" office:value-type="float" office:value="2.697970625" calcext:value-type="float">
            <text:p>2.69797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Default" table:formula="of:=IF([.$B407]&gt;=[.$D$11]; ([.$B4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Default" table:formula="of:=IF([.$B408]&gt;=[.$D$11]; ([.$B4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style-name="Default" table:formula="of:=IF([.$B409]&gt;=[.$D$11]; ([.$B4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85" calcext:value-type="float">
            <text:p>385</text:p>
          </table:table-cell>
          <table:table-cell table:style-name="Default" table:formula="of:=IF([.$B410]&gt;=[.$D$11]; ([.$B410] - [.$D$11]) * [.D$10]; NA())" office:value-type="float" office:value="2.7083875" calcext:value-type="float">
            <text:p>2.7083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style-name="Default" table:formula="of:=IF([.$B411]&gt;=[.$D$11]; ([.$B41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style-name="Default" table:formula="of:=IF([.$B412]&gt;=[.$D$11]; ([.$B41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style-name="Default" table:formula="of:=IF([.$B413]&gt;=[.$D$11]; ([.$B4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style-name="Default" table:formula="of:=IF([.$B414]&gt;=[.$D$11]; ([.$B4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style-name="Default" table:formula="of:=IF([.$B415]&gt;=[.$D$11]; ([.$B4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office:value-type="float" office:value="391" calcext:value-type="float">
            <text:p>391</text:p>
          </table:table-cell>
          <table:table-cell table:style-name="Default" table:formula="of:=IF([.$B416]&gt;=[.$D$11]; ([.$B416] - [.$D$11]) * [.D$10]; NA())" office:value-type="float" office:value="2.718804375" calcext:value-type="float">
            <text:p>2.71880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table:style-name="Default" table:formula="of:=IF([.$B417]&gt;=[.$D$11]; ([.$B4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style-name="Default" table:formula="of:=IF([.$B418]&gt;=[.$D$11]; ([.$B4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style-name="Default" table:formula="of:=IF([.$B419]&gt;=[.$D$11]; ([.$B4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float" office:value="395" calcext:value-type="float">
            <text:p>395</text:p>
          </table:table-cell>
          <table:table-cell table:style-name="Default" table:formula="of:=IF([.$B420]&gt;=[.$D$11]; ([.$B420] - [.$D$11]) * [.D$10]; NA())" office:value-type="float" office:value="2.72922125" calcext:value-type="float">
            <text:p>2.72922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96" calcext:value-type="float">
            <text:p>396</text:p>
          </table:table-cell>
          <table:table-cell table:style-name="Default" table:formula="of:=IF([.$B421]&gt;=[.$D$11]; ([.$B42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style-name="Default" table:formula="of:=IF([.$B422]&gt;=[.$D$11]; ([.$B4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table:style-name="Default" table:formula="of:=IF([.$B423]&gt;=[.$D$11]; ([.$B4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style-name="Default" table:formula="of:=IF([.$B424]&gt;=[.$D$11]; ([.$B4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Default" table:formula="of:=IF([.$B425]&gt;=[.$D$11]; ([.$B4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float" office:value="401" calcext:value-type="float">
            <text:p>401</text:p>
          </table:table-cell>
          <table:table-cell table:style-name="Default" table:formula="of:=IF([.$B426]&gt;=[.$D$11]; ([.$B426] - [.$D$11]) * [.D$10]; NA())" office:value-type="float" office:value="2.739638125" calcext:value-type="float">
            <text:p>2.73963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style-name="Default" table:formula="of:=IF([.$B427]&gt;=[.$D$11]; ([.$B4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style-name="Default" table:formula="of:=IF([.$B428]&gt;=[.$D$11]; ([.$B4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style-name="Default" table:formula="of:=IF([.$B429]&gt;=[.$D$11]; ([.$B4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2" calcext:value-type="float">
            <text:p>3552</text:p>
          </table:table-cell>
          <table:table-cell office:value-type="float" office:value="405" calcext:value-type="float">
            <text:p>405</text:p>
          </table:table-cell>
          <table:table-cell table:style-name="Default" table:formula="of:=IF([.$B430]&gt;=[.$D$11]; ([.$B430] - [.$D$11]) * [.D$10]; NA())" office:value-type="float" office:value="2.750055" calcext:value-type="float">
            <text:p>2.7500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style-name="Default" table:formula="of:=IF([.$B431]&gt;=[.$D$11]; ([.$B43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Default" table:formula="of:=IF([.$B432]&gt;=[.$D$11]; ([.$B4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style-name="Default" table:formula="of:=IF([.$B433]&gt;=[.$D$11]; ([.$B4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style-name="Default" table:formula="of:=IF([.$B434]&gt;=[.$D$11]; ([.$B4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style-name="Default" table:formula="of:=IF([.$B435]&gt;=[.$D$11]; ([.$B4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3" calcext:value-type="float">
            <text:p>3553</text:p>
          </table:table-cell>
          <table:table-cell office:value-type="float" office:value="411" calcext:value-type="float">
            <text:p>411</text:p>
          </table:table-cell>
          <table:table-cell table:style-name="Default" table:formula="of:=IF([.$B436]&gt;=[.$D$11]; ([.$B436] - [.$D$11]) * [.D$10]; NA())" office:value-type="float" office:value="2.760471875" calcext:value-type="float">
            <text:p>2.76047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style-name="Default" table:formula="of:=IF([.$B437]&gt;=[.$D$11]; ([.$B4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table:style-name="Default" table:formula="of:=IF([.$B438]&gt;=[.$D$11]; ([.$B4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table:style-name="Default" table:formula="of:=IF([.$B439]&gt;=[.$D$11]; ([.$B4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office:value-type="float" office:value="415" calcext:value-type="float">
            <text:p>415</text:p>
          </table:table-cell>
          <table:table-cell table:style-name="Default" table:formula="of:=IF([.$B440]&gt;=[.$D$11]; ([.$B440] - [.$D$11]) * [.D$10]; NA())" office:value-type="float" office:value="2.77088875" calcext:value-type="float">
            <text:p>2.77088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style-name="Default" table:formula="of:=IF([.$B441]&gt;=[.$D$11]; ([.$B44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style-name="Default" table:formula="of:=IF([.$B442]&gt;=[.$D$11]; ([.$B4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table:style-name="Default" table:formula="of:=IF([.$B443]&gt;=[.$D$11]; ([.$B4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style-name="Default" table:formula="of:=IF([.$B444]&gt;=[.$D$11]; ([.$B4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style-name="Default" table:formula="of:=IF([.$B445]&gt;=[.$D$11]; ([.$B4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office:value-type="float" office:value="421" calcext:value-type="float">
            <text:p>421</text:p>
          </table:table-cell>
          <table:table-cell table:style-name="Default" table:formula="of:=IF([.$B446]&gt;=[.$D$11]; ([.$B446] - [.$D$11]) * [.D$10]; NA())" office:value-type="float" office:value="2.781305625" calcext:value-type="float">
            <text:p>2.78130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style-name="Default" table:formula="of:=IF([.$B447]&gt;=[.$D$11]; ([.$B4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table:style-name="Default" table:formula="of:=IF([.$B448]&gt;=[.$D$11]; ([.$B4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Default" table:formula="of:=IF([.$B449]&gt;=[.$D$11]; ([.$B4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6" calcext:value-type="float">
            <text:p>3556</text:p>
          </table:table-cell>
          <table:table-cell office:value-type="float" office:value="425" calcext:value-type="float">
            <text:p>425</text:p>
          </table:table-cell>
          <table:table-cell table:style-name="Default" table:formula="of:=IF([.$B450]&gt;=[.$D$11]; ([.$B450] - [.$D$11]) * [.D$10]; NA())" office:value-type="float" office:value="2.7917225" calcext:value-type="float">
            <text:p>2.7917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style-name="Default" table:formula="of:=IF([.$B451]&gt;=[.$D$11]; ([.$B45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table:style-name="Default" table:formula="of:=IF([.$B452]&gt;=[.$D$11]; ([.$B4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style-name="Default" table:formula="of:=IF([.$B453]&gt;=[.$D$11]; ([.$B4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style-name="Default" table:formula="of:=IF([.$B454]&gt;=[.$D$11]; ([.$B4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style-name="Default" table:formula="of:=IF([.$B455]&gt;=[.$D$11]; ([.$B4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 office:value-type="float" office:value="431" calcext:value-type="float">
            <text:p>431</text:p>
          </table:table-cell>
          <table:table-cell table:style-name="Default" table:formula="of:=IF([.$B456]&gt;=[.$D$11]; ([.$B456] - [.$D$11]) * [.D$10]; NA())" office:value-type="float" office:value="2.802139375" calcext:value-type="float">
            <text:p>2.80213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style-name="Default" table:formula="of:=IF([.$B457]&gt;=[.$D$11]; ([.$B4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style-name="Default" table:formula="of:=IF([.$B458]&gt;=[.$D$11]; ([.$B4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style-name="Default" table:formula="of:=IF([.$B459]&gt;=[.$D$11]; ([.$B4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8" calcext:value-type="float">
            <text:p>3558</text:p>
          </table:table-cell>
          <table:table-cell office:value-type="float" office:value="435" calcext:value-type="float">
            <text:p>435</text:p>
          </table:table-cell>
          <table:table-cell table:style-name="Default" table:formula="of:=IF([.$B460]&gt;=[.$D$11]; ([.$B460] - [.$D$11]) * [.D$10]; NA())" office:value-type="float" office:value="2.81255625" calcext:value-type="float">
            <text:p>2.8125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36" calcext:value-type="float">
            <text:p>436</text:p>
          </table:table-cell>
          <table:table-cell table:style-name="Default" table:formula="of:=IF([.$B461]&gt;=[.$D$11]; ([.$B46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style-name="Default" table:formula="of:=IF([.$B462]&gt;=[.$D$11]; ([.$B4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style-name="Default" table:formula="of:=IF([.$B463]&gt;=[.$D$11]; ([.$B4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table:style-name="Default" table:formula="of:=IF([.$B464]&gt;=[.$D$11]; ([.$B4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style-name="Default" table:formula="of:=IF([.$B465]&gt;=[.$D$11]; ([.$B4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59" calcext:value-type="float">
            <text:p>3559</text:p>
          </table:table-cell>
          <table:table-cell office:value-type="float" office:value="441" calcext:value-type="float">
            <text:p>441</text:p>
          </table:table-cell>
          <table:table-cell table:style-name="Default" table:formula="of:=IF([.$B466]&gt;=[.$D$11]; ([.$B466] - [.$D$11]) * [.D$10]; NA())" office:value-type="float" office:value="2.822973125" calcext:value-type="float">
            <text:p>2.82297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style-name="Default" table:formula="of:=IF([.$B467]&gt;=[.$D$11]; ([.$B4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style-name="Default" table:formula="of:=IF([.$B468]&gt;=[.$D$11]; ([.$B4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style-name="Default" table:formula="of:=IF([.$B469]&gt;=[.$D$11]; ([.$B4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office:value-type="float" office:value="445" calcext:value-type="float">
            <text:p>445</text:p>
          </table:table-cell>
          <table:table-cell table:style-name="Default" table:formula="of:=IF([.$B470]&gt;=[.$D$11]; ([.$B470] - [.$D$11]) * [.D$10]; NA())" office:value-type="float" office:value="2.83339" calcext:value-type="float">
            <text:p>2.833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6" calcext:value-type="float">
            <text:p>446</text:p>
          </table:table-cell>
          <table:table-cell table:style-name="Default" table:formula="of:=IF([.$B471]&gt;=[.$D$11]; ([.$B47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style-name="Default" table:formula="of:=IF([.$B472]&gt;=[.$D$11]; ([.$B4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style-name="Default" table:formula="of:=IF([.$B473]&gt;=[.$D$11]; ([.$B4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style-name="Default" table:formula="of:=IF([.$B474]&gt;=[.$D$11]; ([.$B4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style-name="Default" table:formula="of:=IF([.$B475]&gt;=[.$D$11]; ([.$B4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 office:value-type="float" office:value="451" calcext:value-type="float">
            <text:p>451</text:p>
          </table:table-cell>
          <table:table-cell table:style-name="Default" table:formula="of:=IF([.$B476]&gt;=[.$D$11]; ([.$B476] - [.$D$11]) * [.D$10]; NA())" office:value-type="float" office:value="2.843806875" calcext:value-type="float">
            <text:p>2.84380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style-name="Default" table:formula="of:=IF([.$B477]&gt;=[.$D$11]; ([.$B4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style-name="Default" table:formula="of:=IF([.$B478]&gt;=[.$D$11]; ([.$B4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table:style-name="Default" table:formula="of:=IF([.$B479]&gt;=[.$D$11]; ([.$B4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office:value-type="float" office:value="455" calcext:value-type="float">
            <text:p>455</text:p>
          </table:table-cell>
          <table:table-cell table:style-name="Default" table:formula="of:=IF([.$B480]&gt;=[.$D$11]; ([.$B480] - [.$D$11]) * [.D$10]; NA())" office:value-type="float" office:value="2.85422375" calcext:value-type="float">
            <text:p>2.85422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56" calcext:value-type="float">
            <text:p>456</text:p>
          </table:table-cell>
          <table:table-cell table:style-name="Default" table:formula="of:=IF([.$B481]&gt;=[.$D$11]; ([.$B48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style-name="Default" table:formula="of:=IF([.$B482]&gt;=[.$D$11]; ([.$B48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style-name="Default" table:formula="of:=IF([.$B483]&gt;=[.$D$11]; ([.$B4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style-name="Default" table:formula="of:=IF([.$B484]&gt;=[.$D$11]; ([.$B4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style-name="Default" table:formula="of:=IF([.$B485]&gt;=[.$D$11]; ([.$B4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office:value-type="float" office:value="461" calcext:value-type="float">
            <text:p>461</text:p>
          </table:table-cell>
          <table:table-cell table:style-name="Default" table:formula="of:=IF([.$B486]&gt;=[.$D$11]; ([.$B486] - [.$D$11]) * [.D$10]; NA())" office:value-type="float" office:value="2.864640625" calcext:value-type="float">
            <text:p>2.86464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style-name="Default" table:formula="of:=IF([.$B487]&gt;=[.$D$11]; ([.$B4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style-name="Default" table:formula="of:=IF([.$B488]&gt;=[.$D$11]; ([.$B4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style-name="Default" table:formula="of:=IF([.$B489]&gt;=[.$D$11]; ([.$B4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4" calcext:value-type="float">
            <text:p>3564</text:p>
          </table:table-cell>
          <table:table-cell office:value-type="float" office:value="465" calcext:value-type="float">
            <text:p>465</text:p>
          </table:table-cell>
          <table:table-cell table:style-name="Default" table:formula="of:=IF([.$B490]&gt;=[.$D$11]; ([.$B490] - [.$D$11]) * [.D$10]; NA())" office:value-type="float" office:value="2.8750575" calcext:value-type="float">
            <text:p>2.8750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66" calcext:value-type="float">
            <text:p>466</text:p>
          </table:table-cell>
          <table:table-cell table:style-name="Default" table:formula="of:=IF([.$B491]&gt;=[.$D$11]; ([.$B49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style-name="Default" table:formula="of:=IF([.$B492]&gt;=[.$D$11]; ([.$B49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style-name="Default" table:formula="of:=IF([.$B493]&gt;=[.$D$11]; ([.$B4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style-name="Default" table:formula="of:=IF([.$B494]&gt;=[.$D$11]; ([.$B4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style-name="Default" table:formula="of:=IF([.$B495]&gt;=[.$D$11]; ([.$B4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5" calcext:value-type="float">
            <text:p>3565</text:p>
          </table:table-cell>
          <table:table-cell office:value-type="float" office:value="471" calcext:value-type="float">
            <text:p>471</text:p>
          </table:table-cell>
          <table:table-cell table:style-name="Default" table:formula="of:=IF([.$B496]&gt;=[.$D$11]; ([.$B496] - [.$D$11]) * [.D$10]; NA())" office:value-type="float" office:value="2.885474375" calcext:value-type="float">
            <text:p>2.88547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table:style-name="Default" table:formula="of:=IF([.$B497]&gt;=[.$D$11]; ([.$B4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style-name="Default" table:formula="of:=IF([.$B498]&gt;=[.$D$11]; ([.$B4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style-name="Default" table:formula="of:=IF([.$B499]&gt;=[.$D$11]; ([.$B4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6" calcext:value-type="float">
            <text:p>3566</text:p>
          </table:table-cell>
          <table:table-cell office:value-type="float" office:value="475" calcext:value-type="float">
            <text:p>475</text:p>
          </table:table-cell>
          <table:table-cell table:style-name="Default" table:formula="of:=IF([.$B500]&gt;=[.$D$11]; ([.$B500] - [.$D$11]) * [.D$10]; NA())" office:value-type="float" office:value="2.89589125" calcext:value-type="float">
            <text:p>2.89589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office:value-type="float" office:value="476" calcext:value-type="float">
            <text:p>476</text:p>
          </table:table-cell>
          <table:table-cell table:style-name="Default" table:formula="of:=IF([.$B501]&gt;=[.$D$11]; ([.$B50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style-name="Default" table:formula="of:=IF([.$B502]&gt;=[.$D$11]; ([.$B50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style-name="Default" table:formula="of:=IF([.$B503]&gt;=[.$D$11]; ([.$B5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style-name="Default" table:formula="of:=IF([.$B504]&gt;=[.$D$11]; ([.$B5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Default" table:formula="of:=IF([.$B505]&gt;=[.$D$11]; ([.$B5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7" calcext:value-type="float">
            <text:p>3567</text:p>
          </table:table-cell>
          <table:table-cell office:value-type="float" office:value="481" calcext:value-type="float">
            <text:p>481</text:p>
          </table:table-cell>
          <table:table-cell table:style-name="Default" table:formula="of:=IF([.$B506]&gt;=[.$D$11]; ([.$B506] - [.$D$11]) * [.D$10]; NA())" office:value-type="float" office:value="2.906308125" calcext:value-type="float">
            <text:p>2.90630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482" calcext:value-type="float">
            <text:p>482</text:p>
          </table:table-cell>
          <table:table-cell table:style-name="Default" table:formula="of:=IF([.$B507]&gt;=[.$D$11]; ([.$B5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 table:formula="of:=IF([.$B508]&gt;=[.$D$11]; ([.$B5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 table:formula="of:=IF([.$B509]&gt;=[.$D$11]; ([.$B5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office:value-type="float" office:value="485" calcext:value-type="float">
            <text:p>485</text:p>
          </table:table-cell>
          <table:table-cell table:style-name="Default" table:formula="of:=IF([.$B510]&gt;=[.$D$11]; ([.$B510] - [.$D$11]) * [.D$10]; NA())" office:value-type="float" office:value="2.916725" calcext:value-type="float">
            <text:p>2.916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float" office:value="486" calcext:value-type="float">
            <text:p>486</text:p>
          </table:table-cell>
          <table:table-cell table:style-name="Default" table:formula="of:=IF([.$B511]&gt;=[.$D$11]; ([.$B51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table:style-name="Default" table:formula="of:=IF([.$B512]&gt;=[.$D$11]; ([.$B51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style-name="Default" table:formula="of:=IF([.$B513]&gt;=[.$D$11]; ([.$B5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style-name="Default" table:formula="of:=IF([.$B514]&gt;=[.$D$11]; ([.$B5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style-name="Default" table:formula="of:=IF([.$B515]&gt;=[.$D$11]; ([.$B5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float" office:value="491" calcext:value-type="float">
            <text:p>491</text:p>
          </table:table-cell>
          <table:table-cell table:style-name="Default" table:formula="of:=IF([.$B516]&gt;=[.$D$11]; ([.$B516] - [.$D$11]) * [.D$10]; NA())" office:value-type="float" office:value="2.927141875" calcext:value-type="float">
            <text:p>2.92714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style-name="Default" table:formula="of:=IF([.$B517]&gt;=[.$D$11]; ([.$B5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style-name="Default" table:formula="of:=IF([.$B518]&gt;=[.$D$11]; ([.$B5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table:style-name="Default" table:formula="of:=IF([.$B519]&gt;=[.$D$11]; ([.$B5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office:value-type="float" office:value="495" calcext:value-type="float">
            <text:p>495</text:p>
          </table:table-cell>
          <table:table-cell table:style-name="Default" table:formula="of:=IF([.$B520]&gt;=[.$D$11]; ([.$B520] - [.$D$11]) * [.D$10]; NA())" office:value-type="float" office:value="2.93755875" calcext:value-type="float">
            <text:p>2.93755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office:value-type="float" office:value="496" calcext:value-type="float">
            <text:p>496</text:p>
          </table:table-cell>
          <table:table-cell table:style-name="Default" table:formula="of:=IF([.$B521]&gt;=[.$D$11]; ([.$B52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table:style-name="Default" table:formula="of:=IF([.$B522]&gt;=[.$D$11]; ([.$B5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style-name="Default" table:formula="of:=IF([.$B523]&gt;=[.$D$11]; ([.$B5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style-name="Default" table:formula="of:=IF([.$B524]&gt;=[.$D$11]; ([.$B5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Default" table:formula="of:=IF([.$B525]&gt;=[.$D$11]; ([.$B5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float" office:value="501" calcext:value-type="float">
            <text:p>501</text:p>
          </table:table-cell>
          <table:table-cell table:style-name="Default" table:formula="of:=IF([.$B526]&gt;=[.$D$11]; ([.$B526] - [.$D$11]) * [.D$10]; NA())" office:value-type="float" office:value="2.947975625" calcext:value-type="float">
            <text:p>2.94797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02" calcext:value-type="float">
            <text:p>502</text:p>
          </table:table-cell>
          <table:table-cell table:style-name="Default" table:formula="of:=IF([.$B527]&gt;=[.$D$11]; ([.$B5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 table:formula="of:=IF([.$B528]&gt;=[.$D$11]; ([.$B5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style-name="Default" table:formula="of:=IF([.$B529]&gt;=[.$D$11]; ([.$B5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2" calcext:value-type="float">
            <text:p>3572</text:p>
          </table:table-cell>
          <table:table-cell office:value-type="float" office:value="505" calcext:value-type="float">
            <text:p>505</text:p>
          </table:table-cell>
          <table:table-cell table:style-name="Default" table:formula="of:=IF([.$B530]&gt;=[.$D$11]; ([.$B530] - [.$D$11]) * [.D$10]; NA())" office:value-type="float" office:value="2.9583925" calcext:value-type="float">
            <text:p>2.95839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office:value-type="float" office:value="506" calcext:value-type="float">
            <text:p>506</text:p>
          </table:table-cell>
          <table:table-cell table:style-name="Default" table:formula="of:=IF([.$B531]&gt;=[.$D$11]; ([.$B53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style-name="Default" table:formula="of:=IF([.$B532]&gt;=[.$D$11]; ([.$B5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style-name="Default" table:formula="of:=IF([.$B533]&gt;=[.$D$11]; ([.$B5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style-name="Default" table:formula="of:=IF([.$B534]&gt;=[.$D$11]; ([.$B5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Default" table:formula="of:=IF([.$B535]&gt;=[.$D$11]; ([.$B5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office:value-type="float" office:value="511" calcext:value-type="float">
            <text:p>511</text:p>
          </table:table-cell>
          <table:table-cell table:style-name="Default" table:formula="of:=IF([.$B536]&gt;=[.$D$11]; ([.$B536] - [.$D$11]) * [.D$10]; NA())" office:value-type="float" office:value="2.968809375" calcext:value-type="float">
            <text:p>2.96880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style-name="Default" table:formula="of:=IF([.$B537]&gt;=[.$D$11]; ([.$B5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table:style-name="Default" table:formula="of:=IF([.$B538]&gt;=[.$D$11]; ([.$B5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style-name="Default" table:formula="of:=IF([.$B539]&gt;=[.$D$11]; ([.$B5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4" calcext:value-type="float">
            <text:p>3574</text:p>
          </table:table-cell>
          <table:table-cell office:value-type="float" office:value="515" calcext:value-type="float">
            <text:p>515</text:p>
          </table:table-cell>
          <table:table-cell table:style-name="Default" table:formula="of:=IF([.$B540]&gt;=[.$D$11]; ([.$B540] - [.$D$11]) * [.D$10]; NA())" office:value-type="float" office:value="2.97922625" calcext:value-type="float">
            <text:p>2.97922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 office:value-type="float" office:value="516" calcext:value-type="float">
            <text:p>516</text:p>
          </table:table-cell>
          <table:table-cell table:style-name="Default" table:formula="of:=IF([.$B541]&gt;=[.$D$11]; ([.$B54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style-name="Default" table:formula="of:=IF([.$B542]&gt;=[.$D$11]; ([.$B5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table:style-name="Default" table:formula="of:=IF([.$B543]&gt;=[.$D$11]; ([.$B5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style-name="Default" table:formula="of:=IF([.$B544]&gt;=[.$D$11]; ([.$B5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style-name="Default" table:formula="of:=IF([.$B545]&gt;=[.$D$11]; ([.$B5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office:value-type="float" office:value="521" calcext:value-type="float">
            <text:p>521</text:p>
          </table:table-cell>
          <table:table-cell table:style-name="Default" table:formula="of:=IF([.$B546]&gt;=[.$D$11]; ([.$B546] - [.$D$11]) * [.D$10]; NA())" office:value-type="float" office:value="2.989643125" calcext:value-type="float">
            <text:p>2.98964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22" calcext:value-type="float">
            <text:p>522</text:p>
          </table:table-cell>
          <table:table-cell table:style-name="Default" table:formula="of:=IF([.$B547]&gt;=[.$D$11]; ([.$B5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table:style-name="Default" table:formula="of:=IF([.$B548]&gt;=[.$D$11]; ([.$B5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style-name="Default" table:formula="of:=IF([.$B549]&gt;=[.$D$11]; ([.$B5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6" calcext:value-type="float">
            <text:p>3576</text:p>
          </table:table-cell>
          <table:table-cell office:value-type="float" office:value="525" calcext:value-type="float">
            <text:p>525</text:p>
          </table:table-cell>
          <table:table-cell table:style-name="Default" table:formula="of:=IF([.$B550]&gt;=[.$D$11]; ([.$B550] - [.$D$11]) * [.D$10]; NA())" office:value-type="float" office:value="3.00006" calcext:value-type="float">
            <text:p>3.00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526" calcext:value-type="float">
            <text:p>526</text:p>
          </table:table-cell>
          <table:table-cell table:style-name="Default" table:formula="of:=IF([.$B551]&gt;=[.$D$11]; ([.$B55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float" office:value="527" calcext:value-type="float">
            <text:p>527</text:p>
          </table:table-cell>
          <table:table-cell table:style-name="Default" table:formula="of:=IF([.$B552]&gt;=[.$D$11]; ([.$B5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style-name="Default" table:formula="of:=IF([.$B553]&gt;=[.$D$11]; ([.$B5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Default" table:formula="of:=IF([.$B554]&gt;=[.$D$11]; ([.$B5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style-name="Default" table:formula="of:=IF([.$B555]&gt;=[.$D$11]; ([.$B5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531" calcext:value-type="float">
            <text:p>531</text:p>
          </table:table-cell>
          <table:table-cell table:style-name="Default" table:formula="of:=IF([.$B556]&gt;=[.$D$11]; ([.$B556] - [.$D$11]) * [.D$10]; NA())" office:value-type="float" office:value="3.010476875" calcext:value-type="float">
            <text:p>3.01047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table:style-name="Default" table:formula="of:=IF([.$B557]&gt;=[.$D$11]; ([.$B5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style-name="Default" table:formula="of:=IF([.$B558]&gt;=[.$D$11]; ([.$B5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style-name="Default" table:formula="of:=IF([.$B559]&gt;=[.$D$11]; ([.$B5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 office:value-type="float" office:value="535" calcext:value-type="float">
            <text:p>535</text:p>
          </table:table-cell>
          <table:table-cell table:style-name="Default" table:formula="of:=IF([.$B560]&gt;=[.$D$11]; ([.$B560] - [.$D$11]) * [.D$10]; NA())" office:value-type="float" office:value="3.02089375" calcext:value-type="float">
            <text:p>3.0208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office:value-type="float" office:value="536" calcext:value-type="float">
            <text:p>536</text:p>
          </table:table-cell>
          <table:table-cell table:style-name="Default" table:formula="of:=IF([.$B561]&gt;=[.$D$11]; ([.$B56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537" calcext:value-type="float">
            <text:p>537</text:p>
          </table:table-cell>
          <table:table-cell table:style-name="Default" table:formula="of:=IF([.$B562]&gt;=[.$D$11]; ([.$B5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style-name="Default" table:formula="of:=IF([.$B563]&gt;=[.$D$11]; ([.$B5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style-name="Default" table:formula="of:=IF([.$B564]&gt;=[.$D$11]; ([.$B5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style-name="Default" table:formula="of:=IF([.$B565]&gt;=[.$D$11]; ([.$B5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office:value-type="float" office:value="541" calcext:value-type="float">
            <text:p>541</text:p>
          </table:table-cell>
          <table:table-cell table:style-name="Default" table:formula="of:=IF([.$B566]&gt;=[.$D$11]; ([.$B566] - [.$D$11]) * [.D$10]; NA())" office:value-type="float" office:value="3.031310625" calcext:value-type="float">
            <text:p>3.03131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542" calcext:value-type="float">
            <text:p>542</text:p>
          </table:table-cell>
          <table:table-cell table:style-name="Default" table:formula="of:=IF([.$B567]&gt;=[.$D$11]; ([.$B5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style-name="Default" table:formula="of:=IF([.$B568]&gt;=[.$D$11]; ([.$B5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style-name="Default" table:formula="of:=IF([.$B569]&gt;=[.$D$11]; ([.$B5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office:value-type="float" office:value="545" calcext:value-type="float">
            <text:p>545</text:p>
          </table:table-cell>
          <table:table-cell table:style-name="Default" table:formula="of:=IF([.$B570]&gt;=[.$D$11]; ([.$B570] - [.$D$11]) * [.D$10]; NA())" office:value-type="float" office:value="3.0417275" calcext:value-type="float">
            <text:p>3.04172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68" calcext:value-type="float">
            <text:p>3468</text:p>
          </table:table-cell>
          <table:table-cell office:value-type="float" office:value="546" calcext:value-type="float">
            <text:p>546</text:p>
          </table:table-cell>
          <table:table-cell table:style-name="Default" table:formula="of:=IF([.$B571]&gt;=[.$D$11]; ([.$B571] - [.$D$11]) * [.D$10]; NA())" office:value-type="float" office:value="1.8750375" calcext:value-type="float">
            <text:p>1.8750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float" office:value="547" calcext:value-type="float">
            <text:p>547</text:p>
          </table:table-cell>
          <table:table-cell table:style-name="Default" table:formula="of:=IF([.$B572]&gt;=[.$D$11]; ([.$B5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style-name="Default" table:formula="of:=IF([.$B573]&gt;=[.$D$11]; ([.$B5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style-name="Default" table:formula="of:=IF([.$B574]&gt;=[.$D$11]; ([.$B5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style-name="Default" table:formula="of:=IF([.$B575]&gt;=[.$D$11]; ([.$B5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 office:value-type="float" office:value="551" calcext:value-type="float">
            <text:p>551</text:p>
          </table:table-cell>
          <table:table-cell table:style-name="Default" table:formula="of:=IF([.$B576]&gt;=[.$D$11]; ([.$B576] - [.$D$11]) * [.D$10]; NA())" office:value-type="float" office:value="3.052144375" calcext:value-type="float">
            <text:p>3.05214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52" calcext:value-type="float">
            <text:p>552</text:p>
          </table:table-cell>
          <table:table-cell table:style-name="Default" table:formula="of:=IF([.$B577]&gt;=[.$D$11]; ([.$B5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style-name="Default" table:formula="of:=IF([.$B578]&gt;=[.$D$11]; ([.$B5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table:style-name="Default" table:formula="of:=IF([.$B579]&gt;=[.$D$11]; ([.$B5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2" calcext:value-type="float">
            <text:p>3582</text:p>
          </table:table-cell>
          <table:table-cell office:value-type="float" office:value="555" calcext:value-type="float">
            <text:p>555</text:p>
          </table:table-cell>
          <table:table-cell table:style-name="Default" table:formula="of:=IF([.$B580]&gt;=[.$D$11]; ([.$B580] - [.$D$11]) * [.D$10]; NA())" office:value-type="float" office:value="3.06256125" calcext:value-type="float">
            <text:p>3.06256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office:value-type="float" office:value="556" calcext:value-type="float">
            <text:p>556</text:p>
          </table:table-cell>
          <table:table-cell table:style-name="Default" table:formula="of:=IF([.$B581]&gt;=[.$D$11]; ([.$B581] - [.$D$11]) * [.D$10]; NA())" office:value-type="float" office:value="2.22921125" calcext:value-type="float">
            <text:p>2.22921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557" calcext:value-type="float">
            <text:p>557</text:p>
          </table:table-cell>
          <table:table-cell table:style-name="Default" table:formula="of:=IF([.$B582]&gt;=[.$D$11]; ([.$B58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table:style-name="Default" table:formula="of:=IF([.$B583]&gt;=[.$D$11]; ([.$B5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style-name="Default" table:formula="of:=IF([.$B584]&gt;=[.$D$11]; ([.$B5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style-name="Default" table:formula="of:=IF([.$B585]&gt;=[.$D$11]; ([.$B5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561" calcext:value-type="float">
            <text:p>561</text:p>
          </table:table-cell>
          <table:table-cell table:style-name="Default" table:formula="of:=IF([.$B586]&gt;=[.$D$11]; ([.$B586] - [.$D$11]) * [.D$10]; NA())" office:value-type="float" office:value="3.072978125" calcext:value-type="float">
            <text:p>3.07297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style-name="Default" table:formula="of:=IF([.$B587]&gt;=[.$D$11]; ([.$B5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style-name="Default" table:formula="of:=IF([.$B588]&gt;=[.$D$11]; ([.$B5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style-name="Default" table:formula="of:=IF([.$B589]&gt;=[.$D$11]; ([.$B5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office:value-type="float" office:value="565" calcext:value-type="float">
            <text:p>565</text:p>
          </table:table-cell>
          <table:table-cell table:style-name="Default" table:formula="of:=IF([.$B590]&gt;=[.$D$11]; ([.$B590] - [.$D$11]) * [.D$10]; NA())" office:value-type="float" office:value="3.083395" calcext:value-type="float">
            <text:p>3.083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office:value-type="float" office:value="566" calcext:value-type="float">
            <text:p>566</text:p>
          </table:table-cell>
          <table:table-cell table:style-name="Default" table:formula="of:=IF([.$B591]&gt;=[.$D$11]; ([.$B591] - [.$D$11]) * [.D$10]; NA())" office:value-type="float" office:value="3.083395" calcext:value-type="float">
            <text:p>3.083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567" calcext:value-type="float">
            <text:p>567</text:p>
          </table:table-cell>
          <table:table-cell table:style-name="Default" table:formula="of:=IF([.$B592]&gt;=[.$D$11]; ([.$B59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style-name="Default" table:formula="of:=IF([.$B593]&gt;=[.$D$11]; ([.$B5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table:style-name="Default" table:formula="of:=IF([.$B594]&gt;=[.$D$11]; ([.$B5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style-name="Default" table:formula="of:=IF([.$B595]&gt;=[.$D$11]; ([.$B5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office:value-type="float" office:value="571" calcext:value-type="float">
            <text:p>571</text:p>
          </table:table-cell>
          <table:table-cell table:style-name="Default" table:formula="of:=IF([.$B596]&gt;=[.$D$11]; ([.$B596] - [.$D$11]) * [.D$10]; NA())" office:value-type="float" office:value="3.093811875" calcext:value-type="float">
            <text:p>3.09381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 table:formula="of:=IF([.$B597]&gt;=[.$D$11]; ([.$B5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style-name="Default" table:formula="of:=IF([.$B598]&gt;=[.$D$11]; ([.$B5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style-name="Default" table:formula="of:=IF([.$B599]&gt;=[.$D$11]; ([.$B5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6" calcext:value-type="float">
            <text:p>3586</text:p>
          </table:table-cell>
          <table:table-cell office:value-type="float" office:value="575" calcext:value-type="float">
            <text:p>575</text:p>
          </table:table-cell>
          <table:table-cell table:style-name="Default" table:formula="of:=IF([.$B600]&gt;=[.$D$11]; ([.$B600] - [.$D$11]) * [.D$10]; NA())" office:value-type="float" office:value="3.10422875" calcext:value-type="float">
            <text:p>3.10422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6" calcext:value-type="float">
            <text:p>3586</text:p>
          </table:table-cell>
          <table:table-cell office:value-type="float" office:value="576" calcext:value-type="float">
            <text:p>576</text:p>
          </table:table-cell>
          <table:table-cell table:style-name="Default" table:formula="of:=IF([.$B601]&gt;=[.$D$11]; ([.$B601] - [.$D$11]) * [.D$10]; NA())" office:value-type="float" office:value="3.10422875" calcext:value-type="float">
            <text:p>3.10422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577" calcext:value-type="float">
            <text:p>577</text:p>
          </table:table-cell>
          <table:table-cell table:style-name="Default" table:formula="of:=IF([.$B602]&gt;=[.$D$11]; ([.$B60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style-name="Default" table:formula="of:=IF([.$B603]&gt;=[.$D$11]; ([.$B6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style-name="Default" table:formula="of:=IF([.$B604]&gt;=[.$D$11]; ([.$B6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style-name="Default" table:formula="of:=IF([.$B605]&gt;=[.$D$11]; ([.$B6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7" calcext:value-type="float">
            <text:p>3587</text:p>
          </table:table-cell>
          <table:table-cell office:value-type="float" office:value="581" calcext:value-type="float">
            <text:p>581</text:p>
          </table:table-cell>
          <table:table-cell table:style-name="Default" table:formula="of:=IF([.$B606]&gt;=[.$D$11]; ([.$B606] - [.$D$11]) * [.D$10]; NA())" office:value-type="float" office:value="3.114645625" calcext:value-type="float">
            <text:p>3.11464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style-name="Default" table:formula="of:=IF([.$B607]&gt;=[.$D$11]; ([.$B6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style-name="Default" table:formula="of:=IF([.$B608]&gt;=[.$D$11]; ([.$B6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style-name="Default" table:formula="of:=IF([.$B609]&gt;=[.$D$11]; ([.$B6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office:value-type="float" office:value="585" calcext:value-type="float">
            <text:p>585</text:p>
          </table:table-cell>
          <table:table-cell table:style-name="Default" table:formula="of:=IF([.$B610]&gt;=[.$D$11]; ([.$B610] - [.$D$11]) * [.D$10]; NA())" office:value-type="float" office:value="3.1250625" calcext:value-type="float">
            <text:p>3.125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office:value-type="float" office:value="586" calcext:value-type="float">
            <text:p>586</text:p>
          </table:table-cell>
          <table:table-cell table:style-name="Default" table:formula="of:=IF([.$B611]&gt;=[.$D$11]; ([.$B611] - [.$D$11]) * [.D$10]; NA())" office:value-type="float" office:value="3.1250625" calcext:value-type="float">
            <text:p>3.125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587" calcext:value-type="float">
            <text:p>587</text:p>
          </table:table-cell>
          <table:table-cell table:style-name="Default" table:formula="of:=IF([.$B612]&gt;=[.$D$11]; ([.$B61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style-name="Default" table:formula="of:=IF([.$B613]&gt;=[.$D$11]; ([.$B6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style-name="Default" table:formula="of:=IF([.$B614]&gt;=[.$D$11]; ([.$B6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style-name="Default" table:formula="of:=IF([.$B615]&gt;=[.$D$11]; ([.$B6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office:value-type="float" office:value="591" calcext:value-type="float">
            <text:p>591</text:p>
          </table:table-cell>
          <table:table-cell table:style-name="Default" table:formula="of:=IF([.$B616]&gt;=[.$D$11]; ([.$B616] - [.$D$11]) * [.D$10]; NA())" office:value-type="float" office:value="3.135479375" calcext:value-type="float">
            <text:p>3.13547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style-name="Default" table:formula="of:=IF([.$B617]&gt;=[.$D$11]; ([.$B6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style-name="Default" table:formula="of:=IF([.$B618]&gt;=[.$D$11]; ([.$B6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style-name="Default" table:formula="of:=IF([.$B619]&gt;=[.$D$11]; ([.$B6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office:value-type="float" office:value="595" calcext:value-type="float">
            <text:p>595</text:p>
          </table:table-cell>
          <table:table-cell table:style-name="Default" table:formula="of:=IF([.$B620]&gt;=[.$D$11]; ([.$B620] - [.$D$11]) * [.D$10]; NA())" office:value-type="float" office:value="3.14589625" calcext:value-type="float">
            <text:p>3.14589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office:value-type="float" office:value="596" calcext:value-type="float">
            <text:p>596</text:p>
          </table:table-cell>
          <table:table-cell table:style-name="Default" table:formula="of:=IF([.$B621]&gt;=[.$D$11]; ([.$B621] - [.$D$11]) * [.D$10]; NA())" office:value-type="float" office:value="3.14589625" calcext:value-type="float">
            <text:p>3.14589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597" calcext:value-type="float">
            <text:p>597</text:p>
          </table:table-cell>
          <table:table-cell table:style-name="Default" table:formula="of:=IF([.$B622]&gt;=[.$D$11]; ([.$B6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style-name="Default" table:formula="of:=IF([.$B623]&gt;=[.$D$11]; ([.$B6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style-name="Default" table:formula="of:=IF([.$B624]&gt;=[.$D$11]; ([.$B6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style-name="Default" table:formula="of:=IF([.$B625]&gt;=[.$D$11]; ([.$B6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office:value-type="float" office:value="601" calcext:value-type="float">
            <text:p>601</text:p>
          </table:table-cell>
          <table:table-cell table:style-name="Default" table:formula="of:=IF([.$B626]&gt;=[.$D$11]; ([.$B626] - [.$D$11]) * [.D$10]; NA())" office:value-type="float" office:value="3.156313125" calcext:value-type="float">
            <text:p>3.15631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style-name="Default" table:formula="of:=IF([.$B627]&gt;=[.$D$11]; ([.$B6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style-name="Default" table:formula="of:=IF([.$B628]&gt;=[.$D$11]; ([.$B6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style-name="Default" table:formula="of:=IF([.$B629]&gt;=[.$D$11]; ([.$B6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float" office:value="605" calcext:value-type="float">
            <text:p>605</text:p>
          </table:table-cell>
          <table:table-cell table:style-name="Default" table:formula="of:=IF([.$B630]&gt;=[.$D$11]; ([.$B630] - [.$D$11]) * [.D$10]; NA())" office:value-type="float" office:value="3.16673" calcext:value-type="float">
            <text:p>3.166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float" office:value="606" calcext:value-type="float">
            <text:p>606</text:p>
          </table:table-cell>
          <table:table-cell table:style-name="Default" table:formula="of:=IF([.$B631]&gt;=[.$D$11]; ([.$B631] - [.$D$11]) * [.D$10]; NA())" office:value-type="float" office:value="3.16673" calcext:value-type="float">
            <text:p>3.166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607" calcext:value-type="float">
            <text:p>607</text:p>
          </table:table-cell>
          <table:table-cell table:style-name="Default" table:formula="of:=IF([.$B632]&gt;=[.$D$11]; ([.$B6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style-name="Default" table:formula="of:=IF([.$B633]&gt;=[.$D$11]; ([.$B6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table:style-name="Default" table:formula="of:=IF([.$B634]&gt;=[.$D$11]; ([.$B6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table:style-name="Default" table:formula="of:=IF([.$B635]&gt;=[.$D$11]; ([.$B6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 office:value-type="float" office:value="611" calcext:value-type="float">
            <text:p>611</text:p>
          </table:table-cell>
          <table:table-cell table:style-name="Default" table:formula="of:=IF([.$B636]&gt;=[.$D$11]; ([.$B636] - [.$D$11]) * [.D$10]; NA())" office:value-type="float" office:value="3.177146875" calcext:value-type="float">
            <text:p>3.17714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style-name="Default" table:formula="of:=IF([.$B637]&gt;=[.$D$11]; ([.$B6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style-name="Default" table:formula="of:=IF([.$B638]&gt;=[.$D$11]; ([.$B6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style-name="Default" table:formula="of:=IF([.$B639]&gt;=[.$D$11]; ([.$B6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office:value-type="float" office:value="615" calcext:value-type="float">
            <text:p>615</text:p>
          </table:table-cell>
          <table:table-cell table:style-name="Default" table:formula="of:=IF([.$B640]&gt;=[.$D$11]; ([.$B640] - [.$D$11]) * [.D$10]; NA())" office:value-type="float" office:value="3.18756375" calcext:value-type="float">
            <text:p>3.18756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office:value-type="float" office:value="616" calcext:value-type="float">
            <text:p>616</text:p>
          </table:table-cell>
          <table:table-cell table:style-name="Default" table:formula="of:=IF([.$B641]&gt;=[.$D$11]; ([.$B641] - [.$D$11]) * [.D$10]; NA())" office:value-type="float" office:value="3.18756375" calcext:value-type="float">
            <text:p>3.18756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float" office:value="617" calcext:value-type="float">
            <text:p>617</text:p>
          </table:table-cell>
          <table:table-cell table:style-name="Default" table:formula="of:=IF([.$B642]&gt;=[.$D$11]; ([.$B6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table:style-name="Default" table:formula="of:=IF([.$B643]&gt;=[.$D$11]; ([.$B6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style-name="Default" table:formula="of:=IF([.$B644]&gt;=[.$D$11]; ([.$B6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table:style-name="Default" table:formula="of:=IF([.$B645]&gt;=[.$D$11]; ([.$B6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5" calcext:value-type="float">
            <text:p>3595</text:p>
          </table:table-cell>
          <table:table-cell office:value-type="float" office:value="621" calcext:value-type="float">
            <text:p>621</text:p>
          </table:table-cell>
          <table:table-cell table:style-name="Default" table:formula="of:=IF([.$B646]&gt;=[.$D$11]; ([.$B646] - [.$D$11]) * [.D$10]; NA())" office:value-type="float" office:value="3.197980625" calcext:value-type="float">
            <text:p>3.19798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style-name="Default" table:formula="of:=IF([.$B647]&gt;=[.$D$11]; ([.$B6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style-name="Default" table:formula="of:=IF([.$B648]&gt;=[.$D$11]; ([.$B6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style-name="Default" table:formula="of:=IF([.$B649]&gt;=[.$D$11]; ([.$B6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float" office:value="625" calcext:value-type="float">
            <text:p>625</text:p>
          </table:table-cell>
          <table:table-cell table:style-name="Default" table:formula="of:=IF([.$B650]&gt;=[.$D$11]; ([.$B650] - [.$D$11]) * [.D$10]; NA())" office:value-type="float" office:value="3.2083975" calcext:value-type="float">
            <text:p>3.20839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float" office:value="626" calcext:value-type="float">
            <text:p>626</text:p>
          </table:table-cell>
          <table:table-cell table:style-name="Default" table:formula="of:=IF([.$B651]&gt;=[.$D$11]; ([.$B651] - [.$D$11]) * [.D$10]; NA())" office:value-type="float" office:value="3.2083975" calcext:value-type="float">
            <text:p>3.20839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float" office:value="627" calcext:value-type="float">
            <text:p>627</text:p>
          </table:table-cell>
          <table:table-cell table:style-name="Default" table:formula="of:=IF([.$B652]&gt;=[.$D$11]; ([.$B65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style-name="Default" table:formula="of:=IF([.$B653]&gt;=[.$D$11]; ([.$B6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style-name="Default" table:formula="of:=IF([.$B654]&gt;=[.$D$11]; ([.$B6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style-name="Default" table:formula="of:=IF([.$B655]&gt;=[.$D$11]; ([.$B6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7" calcext:value-type="float">
            <text:p>3597</text:p>
          </table:table-cell>
          <table:table-cell office:value-type="float" office:value="631" calcext:value-type="float">
            <text:p>631</text:p>
          </table:table-cell>
          <table:table-cell table:style-name="Default" table:formula="of:=IF([.$B656]&gt;=[.$D$11]; ([.$B656] - [.$D$11]) * [.D$10]; NA())" office:value-type="float" office:value="3.218814375" calcext:value-type="float">
            <text:p>3.21881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style-name="Default" table:formula="of:=IF([.$B657]&gt;=[.$D$11]; ([.$B6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style-name="Default" table:formula="of:=IF([.$B658]&gt;=[.$D$11]; ([.$B6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style-name="Default" table:formula="of:=IF([.$B659]&gt;=[.$D$11]; ([.$B6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635" calcext:value-type="float">
            <text:p>635</text:p>
          </table:table-cell>
          <table:table-cell table:style-name="Default" table:formula="of:=IF([.$B660]&gt;=[.$D$11]; ([.$B660] - [.$D$11]) * [.D$10]; NA())" office:value-type="float" office:value="3.22923125" calcext:value-type="float">
            <text:p>3.2292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636" calcext:value-type="float">
            <text:p>636</text:p>
          </table:table-cell>
          <table:table-cell table:style-name="Default" table:formula="of:=IF([.$B661]&gt;=[.$D$11]; ([.$B661] - [.$D$11]) * [.D$10]; NA())" office:value-type="float" office:value="3.22923125" calcext:value-type="float">
            <text:p>3.2292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637" calcext:value-type="float">
            <text:p>637</text:p>
          </table:table-cell>
          <table:table-cell table:style-name="Default" table:formula="of:=IF([.$B662]&gt;=[.$D$11]; ([.$B66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style-name="Default" table:formula="of:=IF([.$B663]&gt;=[.$D$11]; ([.$B6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style-name="Default" table:formula="of:=IF([.$B664]&gt;=[.$D$11]; ([.$B6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style-name="Default" table:formula="of:=IF([.$B665]&gt;=[.$D$11]; ([.$B6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  <table:table-cell office:value-type="float" office:value="641" calcext:value-type="float">
            <text:p>641</text:p>
          </table:table-cell>
          <table:table-cell table:style-name="Default" table:formula="of:=IF([.$B666]&gt;=[.$D$11]; ([.$B666] - [.$D$11]) * [.D$10]; NA())" office:value-type="float" office:value="3.239648125" calcext:value-type="float">
            <text:p>3.23964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style-name="Default" table:formula="of:=IF([.$B667]&gt;=[.$D$11]; ([.$B6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style-name="Default" table:formula="of:=IF([.$B668]&gt;=[.$D$11]; ([.$B6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style-name="Default" table:formula="of:=IF([.$B669]&gt;=[.$D$11]; ([.$B6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645" calcext:value-type="float">
            <text:p>645</text:p>
          </table:table-cell>
          <table:table-cell table:style-name="Default" table:formula="of:=IF([.$B670]&gt;=[.$D$11]; ([.$B670] - [.$D$11]) * [.D$10]; NA())" office:value-type="float" office:value="3.250065" calcext:value-type="float">
            <text:p>3.2500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646" calcext:value-type="float">
            <text:p>646</text:p>
          </table:table-cell>
          <table:table-cell table:style-name="Default" table:formula="of:=IF([.$B671]&gt;=[.$D$11]; ([.$B671] - [.$D$11]) * [.D$10]; NA())" office:value-type="float" office:value="3.250065" calcext:value-type="float">
            <text:p>3.2500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float" office:value="647" calcext:value-type="float">
            <text:p>647</text:p>
          </table:table-cell>
          <table:table-cell table:style-name="Default" table:formula="of:=IF([.$B672]&gt;=[.$D$11]; ([.$B67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style-name="Default" table:formula="of:=IF([.$B673]&gt;=[.$D$11]; ([.$B6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style-name="Default" table:formula="of:=IF([.$B674]&gt;=[.$D$11]; ([.$B6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style-name="Default" table:formula="of:=IF([.$B675]&gt;=[.$D$11]; ([.$B6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651" calcext:value-type="float">
            <text:p>651</text:p>
          </table:table-cell>
          <table:table-cell table:style-name="Default" table:formula="of:=IF([.$B676]&gt;=[.$D$11]; ([.$B676] - [.$D$11]) * [.D$10]; NA())" office:value-type="float" office:value="3.260481875" calcext:value-type="float">
            <text:p>3.26048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style-name="Default" table:formula="of:=IF([.$B677]&gt;=[.$D$11]; ([.$B6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style-name="Default" table:formula="of:=IF([.$B678]&gt;=[.$D$11]; ([.$B6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style-name="Default" table:formula="of:=IF([.$B679]&gt;=[.$D$11]; ([.$B6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office:value-type="float" office:value="655" calcext:value-type="float">
            <text:p>655</text:p>
          </table:table-cell>
          <table:table-cell table:style-name="Default" table:formula="of:=IF([.$B680]&gt;=[.$D$11]; ([.$B680] - [.$D$11]) * [.D$10]; NA())" office:value-type="float" office:value="3.27089875" calcext:value-type="float">
            <text:p>3.27089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office:value-type="float" office:value="656" calcext:value-type="float">
            <text:p>656</text:p>
          </table:table-cell>
          <table:table-cell table:style-name="Default" table:formula="of:=IF([.$B681]&gt;=[.$D$11]; ([.$B681] - [.$D$11]) * [.D$10]; NA())" office:value-type="float" office:value="3.27089875" calcext:value-type="float">
            <text:p>3.27089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office:value-type="float" office:value="657" calcext:value-type="float">
            <text:p>657</text:p>
          </table:table-cell>
          <table:table-cell table:style-name="Default" table:formula="of:=IF([.$B682]&gt;=[.$D$11]; ([.$B682] - [.$D$11]) * [.D$10]; NA())" office:value-type="float" office:value="3.27089875" calcext:value-type="float">
            <text:p>3.27089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style-name="Default" table:formula="of:=IF([.$B683]&gt;=[.$D$11]; ([.$B6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style-name="Default" table:formula="of:=IF([.$B684]&gt;=[.$D$11]; ([.$B6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style-name="Default" table:formula="of:=IF([.$B685]&gt;=[.$D$11]; ([.$B6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office:value-type="float" office:value="661" calcext:value-type="float">
            <text:p>661</text:p>
          </table:table-cell>
          <table:table-cell table:style-name="Default" table:formula="of:=IF([.$B686]&gt;=[.$D$11]; ([.$B686] - [.$D$11]) * [.D$10]; NA())" office:value-type="float" office:value="3.281315625" calcext:value-type="float">
            <text:p>3.28131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table:style-name="Default" table:formula="of:=IF([.$B687]&gt;=[.$D$11]; ([.$B6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style-name="Default" table:formula="of:=IF([.$B688]&gt;=[.$D$11]; ([.$B6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style-name="Default" table:formula="of:=IF([.$B689]&gt;=[.$D$11]; ([.$B6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office:value-type="float" office:value="665" calcext:value-type="float">
            <text:p>665</text:p>
          </table:table-cell>
          <table:table-cell table:style-name="Default" table:formula="of:=IF([.$B690]&gt;=[.$D$11]; ([.$B690] - [.$D$11]) * [.D$10]; NA())" office:value-type="float" office:value="3.2917325" calcext:value-type="float">
            <text:p>3.2917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office:value-type="float" office:value="666" calcext:value-type="float">
            <text:p>666</text:p>
          </table:table-cell>
          <table:table-cell table:style-name="Default" table:formula="of:=IF([.$B691]&gt;=[.$D$11]; ([.$B691] - [.$D$11]) * [.D$10]; NA())" office:value-type="float" office:value="3.2917325" calcext:value-type="float">
            <text:p>3.2917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office:value-type="float" office:value="667" calcext:value-type="float">
            <text:p>667</text:p>
          </table:table-cell>
          <table:table-cell table:style-name="Default" table:formula="of:=IF([.$B692]&gt;=[.$D$11]; ([.$B692] - [.$D$11]) * [.D$10]; NA())" office:value-type="float" office:value="3.2917325" calcext:value-type="float">
            <text:p>3.2917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style-name="Default" table:formula="of:=IF([.$B693]&gt;=[.$D$11]; ([.$B6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style-name="Default" table:formula="of:=IF([.$B694]&gt;=[.$D$11]; ([.$B6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style-name="Default" table:formula="of:=IF([.$B695]&gt;=[.$D$11]; ([.$B6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office:value-type="float" office:value="671" calcext:value-type="float">
            <text:p>671</text:p>
          </table:table-cell>
          <table:table-cell table:style-name="Default" table:formula="of:=IF([.$B696]&gt;=[.$D$11]; ([.$B696] - [.$D$11]) * [.D$10]; NA())" office:value-type="float" office:value="3.302149375" calcext:value-type="float">
            <text:p>3.30214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style-name="Default" table:formula="of:=IF([.$B697]&gt;=[.$D$11]; ([.$B6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style-name="Default" table:formula="of:=IF([.$B698]&gt;=[.$D$11]; ([.$B6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style-name="Default" table:formula="of:=IF([.$B699]&gt;=[.$D$11]; ([.$B6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office:value-type="float" office:value="675" calcext:value-type="float">
            <text:p>675</text:p>
          </table:table-cell>
          <table:table-cell table:style-name="Default" table:formula="of:=IF([.$B700]&gt;=[.$D$11]; ([.$B700] - [.$D$11]) * [.D$10]; NA())" office:value-type="float" office:value="3.31256625" calcext:value-type="float">
            <text:p>3.31256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office:value-type="float" office:value="676" calcext:value-type="float">
            <text:p>676</text:p>
          </table:table-cell>
          <table:table-cell table:style-name="Default" table:formula="of:=IF([.$B701]&gt;=[.$D$11]; ([.$B701] - [.$D$11]) * [.D$10]; NA())" office:value-type="float" office:value="3.31256625" calcext:value-type="float">
            <text:p>3.31256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office:value-type="float" office:value="677" calcext:value-type="float">
            <text:p>677</text:p>
          </table:table-cell>
          <table:table-cell table:style-name="Default" table:formula="of:=IF([.$B702]&gt;=[.$D$11]; ([.$B702] - [.$D$11]) * [.D$10]; NA())" office:value-type="float" office:value="3.31256625" calcext:value-type="float">
            <text:p>3.31256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style-name="Default" table:formula="of:=IF([.$B703]&gt;=[.$D$11]; ([.$B7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style-name="Default" table:formula="of:=IF([.$B704]&gt;=[.$D$11]; ([.$B7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style-name="Default" table:formula="of:=IF([.$B705]&gt;=[.$D$11]; ([.$B7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 office:value-type="float" office:value="681" calcext:value-type="float">
            <text:p>681</text:p>
          </table:table-cell>
          <table:table-cell table:style-name="Default" table:formula="of:=IF([.$B706]&gt;=[.$D$11]; ([.$B706] - [.$D$11]) * [.D$10]; NA())" office:value-type="float" office:value="3.322983125" calcext:value-type="float">
            <text:p>3.32298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table:style-name="Default" table:formula="of:=IF([.$B707]&gt;=[.$D$11]; ([.$B7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style-name="Default" table:formula="of:=IF([.$B708]&gt;=[.$D$11]; ([.$B7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table:style-name="Default" table:formula="of:=IF([.$B709]&gt;=[.$D$11]; ([.$B7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office:value-type="float" office:value="685" calcext:value-type="float">
            <text:p>685</text:p>
          </table:table-cell>
          <table:table-cell table:style-name="Default" table:formula="of:=IF([.$B710]&gt;=[.$D$11]; ([.$B710] - [.$D$11]) * [.D$10]; NA())" office:value-type="float" office:value="3.3334" calcext:value-type="float">
            <text:p>3.33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office:value-type="float" office:value="686" calcext:value-type="float">
            <text:p>686</text:p>
          </table:table-cell>
          <table:table-cell table:style-name="Default" table:formula="of:=IF([.$B711]&gt;=[.$D$11]; ([.$B711] - [.$D$11]) * [.D$10]; NA())" office:value-type="float" office:value="3.3334" calcext:value-type="float">
            <text:p>3.33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office:value-type="float" office:value="687" calcext:value-type="float">
            <text:p>687</text:p>
          </table:table-cell>
          <table:table-cell table:style-name="Default" table:formula="of:=IF([.$B712]&gt;=[.$D$11]; ([.$B712] - [.$D$11]) * [.D$10]; NA())" office:value-type="float" office:value="3.3334" calcext:value-type="float">
            <text:p>3.33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style-name="Default" table:formula="of:=IF([.$B713]&gt;=[.$D$11]; ([.$B7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table:style-name="Default" table:formula="of:=IF([.$B714]&gt;=[.$D$11]; ([.$B7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table:style-name="Default" table:formula="of:=IF([.$B715]&gt;=[.$D$11]; ([.$B7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 office:value-type="float" office:value="691" calcext:value-type="float">
            <text:p>691</text:p>
          </table:table-cell>
          <table:table-cell table:style-name="Default" table:formula="of:=IF([.$B716]&gt;=[.$D$11]; ([.$B716] - [.$D$11]) * [.D$10]; NA())" office:value-type="float" office:value="3.343816875" calcext:value-type="float">
            <text:p>3.34381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style-name="Default" table:formula="of:=IF([.$B717]&gt;=[.$D$11]; ([.$B7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style-name="Default" table:formula="of:=IF([.$B718]&gt;=[.$D$11]; ([.$B7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style-name="Default" table:formula="of:=IF([.$B719]&gt;=[.$D$11]; ([.$B7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float" office:value="695" calcext:value-type="float">
            <text:p>695</text:p>
          </table:table-cell>
          <table:table-cell table:style-name="Default" table:formula="of:=IF([.$B720]&gt;=[.$D$11]; ([.$B720] - [.$D$11]) * [.D$10]; NA())" office:value-type="float" office:value="3.35423375" calcext:value-type="float">
            <text:p>3.35423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float" office:value="696" calcext:value-type="float">
            <text:p>696</text:p>
          </table:table-cell>
          <table:table-cell table:style-name="Default" table:formula="of:=IF([.$B721]&gt;=[.$D$11]; ([.$B721] - [.$D$11]) * [.D$10]; NA())" office:value-type="float" office:value="3.35423375" calcext:value-type="float">
            <text:p>3.35423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float" office:value="697" calcext:value-type="float">
            <text:p>697</text:p>
          </table:table-cell>
          <table:table-cell table:style-name="Default" table:formula="of:=IF([.$B722]&gt;=[.$D$11]; ([.$B722] - [.$D$11]) * [.D$10]; NA())" office:value-type="float" office:value="3.35423375" calcext:value-type="float">
            <text:p>3.35423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table:style-name="Default" table:formula="of:=IF([.$B723]&gt;=[.$D$11]; ([.$B7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style-name="Default" table:formula="of:=IF([.$B724]&gt;=[.$D$11]; ([.$B7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style-name="Default" table:formula="of:=IF([.$B725]&gt;=[.$D$11]; ([.$B7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701" calcext:value-type="float">
            <text:p>701</text:p>
          </table:table-cell>
          <table:table-cell table:style-name="Default" table:formula="of:=IF([.$B726]&gt;=[.$D$11]; ([.$B726] - [.$D$11]) * [.D$10]; NA())" office:value-type="float" office:value="3.364650625" calcext:value-type="float">
            <text:p>3.36465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style-name="Default" table:formula="of:=IF([.$B727]&gt;=[.$D$11]; ([.$B7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style-name="Default" table:formula="of:=IF([.$B728]&gt;=[.$D$11]; ([.$B7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style-name="Default" table:formula="of:=IF([.$B729]&gt;=[.$D$11]; ([.$B7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office:value-type="float" office:value="705" calcext:value-type="float">
            <text:p>705</text:p>
          </table:table-cell>
          <table:table-cell table:style-name="Default" table:formula="of:=IF([.$B730]&gt;=[.$D$11]; ([.$B730] - [.$D$11]) * [.D$10]; NA())" office:value-type="float" office:value="3.3750675" calcext:value-type="float">
            <text:p>3.3750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office:value-type="float" office:value="706" calcext:value-type="float">
            <text:p>706</text:p>
          </table:table-cell>
          <table:table-cell table:style-name="Default" table:formula="of:=IF([.$B731]&gt;=[.$D$11]; ([.$B731] - [.$D$11]) * [.D$10]; NA())" office:value-type="float" office:value="3.3750675" calcext:value-type="float">
            <text:p>3.3750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office:value-type="float" office:value="707" calcext:value-type="float">
            <text:p>707</text:p>
          </table:table-cell>
          <table:table-cell table:style-name="Default" table:formula="of:=IF([.$B732]&gt;=[.$D$11]; ([.$B732] - [.$D$11]) * [.D$10]; NA())" office:value-type="float" office:value="3.3750675" calcext:value-type="float">
            <text:p>3.3750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table:style-name="Default" table:formula="of:=IF([.$B733]&gt;=[.$D$11]; ([.$B7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style-name="Default" table:formula="of:=IF([.$B734]&gt;=[.$D$11]; ([.$B7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style-name="Default" table:formula="of:=IF([.$B735]&gt;=[.$D$11]; ([.$B7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office:value-type="float" office:value="711" calcext:value-type="float">
            <text:p>711</text:p>
          </table:table-cell>
          <table:table-cell table:style-name="Default" table:formula="of:=IF([.$B736]&gt;=[.$D$11]; ([.$B736] - [.$D$11]) * [.D$10]; NA())" office:value-type="float" office:value="3.385484375" calcext:value-type="float">
            <text:p>3.38548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style-name="Default" table:formula="of:=IF([.$B737]&gt;=[.$D$11]; ([.$B7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style-name="Default" table:formula="of:=IF([.$B738]&gt;=[.$D$11]; ([.$B7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style-name="Default" table:formula="of:=IF([.$B739]&gt;=[.$D$11]; ([.$B7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office:value-type="float" office:value="715" calcext:value-type="float">
            <text:p>715</text:p>
          </table:table-cell>
          <table:table-cell table:style-name="Default" table:formula="of:=IF([.$B740]&gt;=[.$D$11]; ([.$B740] - [.$D$11]) * [.D$10]; NA())" office:value-type="float" office:value="3.39590125" calcext:value-type="float">
            <text:p>3.39590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office:value-type="float" office:value="716" calcext:value-type="float">
            <text:p>716</text:p>
          </table:table-cell>
          <table:table-cell table:style-name="Default" table:formula="of:=IF([.$B741]&gt;=[.$D$11]; ([.$B741] - [.$D$11]) * [.D$10]; NA())" office:value-type="float" office:value="3.39590125" calcext:value-type="float">
            <text:p>3.39590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office:value-type="float" office:value="717" calcext:value-type="float">
            <text:p>717</text:p>
          </table:table-cell>
          <table:table-cell table:style-name="Default" table:formula="of:=IF([.$B742]&gt;=[.$D$11]; ([.$B742] - [.$D$11]) * [.D$10]; NA())" office:value-type="float" office:value="3.39590125" calcext:value-type="float">
            <text:p>3.39590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style-name="Default" table:formula="of:=IF([.$B743]&gt;=[.$D$11]; ([.$B7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style-name="Default" table:formula="of:=IF([.$B744]&gt;=[.$D$11]; ([.$B7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style-name="Default" table:formula="of:=IF([.$B745]&gt;=[.$D$11]; ([.$B7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5" calcext:value-type="float">
            <text:p>3615</text:p>
          </table:table-cell>
          <table:table-cell office:value-type="float" office:value="721" calcext:value-type="float">
            <text:p>721</text:p>
          </table:table-cell>
          <table:table-cell table:style-name="Default" table:formula="of:=IF([.$B746]&gt;=[.$D$11]; ([.$B746] - [.$D$11]) * [.D$10]; NA())" office:value-type="float" office:value="3.406318125" calcext:value-type="float">
            <text:p>3.40631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style-name="Default" table:formula="of:=IF([.$B747]&gt;=[.$D$11]; ([.$B7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table:style-name="Default" table:formula="of:=IF([.$B748]&gt;=[.$D$11]; ([.$B7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style-name="Default" table:formula="of:=IF([.$B749]&gt;=[.$D$11]; ([.$B7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office:value-type="float" office:value="725" calcext:value-type="float">
            <text:p>725</text:p>
          </table:table-cell>
          <table:table-cell table:style-name="Default" table:formula="of:=IF([.$B750]&gt;=[.$D$11]; ([.$B750] - [.$D$11]) * [.D$10]; NA())" office:value-type="float" office:value="3.416735" calcext:value-type="float">
            <text:p>3.416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office:value-type="float" office:value="726" calcext:value-type="float">
            <text:p>726</text:p>
          </table:table-cell>
          <table:table-cell table:style-name="Default" table:formula="of:=IF([.$B751]&gt;=[.$D$11]; ([.$B751] - [.$D$11]) * [.D$10]; NA())" office:value-type="float" office:value="3.416735" calcext:value-type="float">
            <text:p>3.416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office:value-type="float" office:value="727" calcext:value-type="float">
            <text:p>727</text:p>
          </table:table-cell>
          <table:table-cell table:style-name="Default" table:formula="of:=IF([.$B752]&gt;=[.$D$11]; ([.$B752] - [.$D$11]) * [.D$10]; NA())" office:value-type="float" office:value="3.416735" calcext:value-type="float">
            <text:p>3.416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style-name="Default" table:formula="of:=IF([.$B753]&gt;=[.$D$11]; ([.$B7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style-name="Default" table:formula="of:=IF([.$B754]&gt;=[.$D$11]; ([.$B7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style-name="Default" table:formula="of:=IF([.$B755]&gt;=[.$D$11]; ([.$B7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7" calcext:value-type="float">
            <text:p>3617</text:p>
          </table:table-cell>
          <table:table-cell office:value-type="float" office:value="731" calcext:value-type="float">
            <text:p>731</text:p>
          </table:table-cell>
          <table:table-cell table:style-name="Default" table:formula="of:=IF([.$B756]&gt;=[.$D$11]; ([.$B756] - [.$D$11]) * [.D$10]; NA())" office:value-type="float" office:value="3.427151875" calcext:value-type="float">
            <text:p>3.42715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table:style-name="Default" table:formula="of:=IF([.$B757]&gt;=[.$D$11]; ([.$B7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style-name="Default" table:formula="of:=IF([.$B758]&gt;=[.$D$11]; ([.$B7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style-name="Default" table:formula="of:=IF([.$B759]&gt;=[.$D$11]; ([.$B7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office:value-type="float" office:value="735" calcext:value-type="float">
            <text:p>735</text:p>
          </table:table-cell>
          <table:table-cell table:style-name="Default" table:formula="of:=IF([.$B760]&gt;=[.$D$11]; ([.$B760] - [.$D$11]) * [.D$10]; NA())" office:value-type="float" office:value="3.43756875" calcext:value-type="float">
            <text:p>3.437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office:value-type="float" office:value="736" calcext:value-type="float">
            <text:p>736</text:p>
          </table:table-cell>
          <table:table-cell table:style-name="Default" table:formula="of:=IF([.$B761]&gt;=[.$D$11]; ([.$B761] - [.$D$11]) * [.D$10]; NA())" office:value-type="float" office:value="3.43756875" calcext:value-type="float">
            <text:p>3.437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office:value-type="float" office:value="737" calcext:value-type="float">
            <text:p>737</text:p>
          </table:table-cell>
          <table:table-cell table:style-name="Default" table:formula="of:=IF([.$B762]&gt;=[.$D$11]; ([.$B762] - [.$D$11]) * [.D$10]; NA())" office:value-type="float" office:value="3.43756875" calcext:value-type="float">
            <text:p>3.437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table:style-name="Default" table:formula="of:=IF([.$B763]&gt;=[.$D$11]; ([.$B7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style-name="Default" table:formula="of:=IF([.$B764]&gt;=[.$D$11]; ([.$B7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table:style-name="Default" table:formula="of:=IF([.$B765]&gt;=[.$D$11]; ([.$B7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9" calcext:value-type="float">
            <text:p>3619</text:p>
          </table:table-cell>
          <table:table-cell office:value-type="float" office:value="741" calcext:value-type="float">
            <text:p>741</text:p>
          </table:table-cell>
          <table:table-cell table:style-name="Default" table:formula="of:=IF([.$B766]&gt;=[.$D$11]; ([.$B766] - [.$D$11]) * [.D$10]; NA())" office:value-type="float" office:value="3.447985625" calcext:value-type="float">
            <text:p>3.44798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style-name="Default" table:formula="of:=IF([.$B767]&gt;=[.$D$11]; ([.$B7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style-name="Default" table:formula="of:=IF([.$B768]&gt;=[.$D$11]; ([.$B7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table:style-name="Default" table:formula="of:=IF([.$B769]&gt;=[.$D$11]; ([.$B7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745" calcext:value-type="float">
            <text:p>745</text:p>
          </table:table-cell>
          <table:table-cell table:style-name="Default" table:formula="of:=IF([.$B770]&gt;=[.$D$11]; ([.$B770] - [.$D$11]) * [.D$10]; NA())" office:value-type="float" office:value="3.4584025" calcext:value-type="float">
            <text:p>3.4584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746" calcext:value-type="float">
            <text:p>746</text:p>
          </table:table-cell>
          <table:table-cell table:style-name="Default" table:formula="of:=IF([.$B771]&gt;=[.$D$11]; ([.$B771] - [.$D$11]) * [.D$10]; NA())" office:value-type="float" office:value="3.4584025" calcext:value-type="float">
            <text:p>3.4584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747" calcext:value-type="float">
            <text:p>747</text:p>
          </table:table-cell>
          <table:table-cell table:style-name="Default" table:formula="of:=IF([.$B772]&gt;=[.$D$11]; ([.$B772] - [.$D$11]) * [.D$10]; NA())" office:value-type="float" office:value="3.4584025" calcext:value-type="float">
            <text:p>3.4584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table:style-name="Default" table:formula="of:=IF([.$B773]&gt;=[.$D$11]; ([.$B7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table:style-name="Default" table:formula="of:=IF([.$B774]&gt;=[.$D$11]; ([.$B7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style-name="Default" table:formula="of:=IF([.$B775]&gt;=[.$D$11]; ([.$B7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1" calcext:value-type="float">
            <text:p>3621</text:p>
          </table:table-cell>
          <table:table-cell office:value-type="float" office:value="751" calcext:value-type="float">
            <text:p>751</text:p>
          </table:table-cell>
          <table:table-cell table:style-name="Default" table:formula="of:=IF([.$B776]&gt;=[.$D$11]; ([.$B776] - [.$D$11]) * [.D$10]; NA())" office:value-type="float" office:value="3.468819375" calcext:value-type="float">
            <text:p>3.46881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style-name="Default" table:formula="of:=IF([.$B777]&gt;=[.$D$11]; ([.$B7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style-name="Default" table:formula="of:=IF([.$B778]&gt;=[.$D$11]; ([.$B7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style-name="Default" table:formula="of:=IF([.$B779]&gt;=[.$D$11]; ([.$B7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office:value-type="float" office:value="755" calcext:value-type="float">
            <text:p>755</text:p>
          </table:table-cell>
          <table:table-cell table:style-name="Default" table:formula="of:=IF([.$B780]&gt;=[.$D$11]; ([.$B780] - [.$D$11]) * [.D$10]; NA())" office:value-type="float" office:value="3.47923625" calcext:value-type="float">
            <text:p>3.47923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office:value-type="float" office:value="756" calcext:value-type="float">
            <text:p>756</text:p>
          </table:table-cell>
          <table:table-cell table:style-name="Default" table:formula="of:=IF([.$B781]&gt;=[.$D$11]; ([.$B781] - [.$D$11]) * [.D$10]; NA())" office:value-type="float" office:value="3.47923625" calcext:value-type="float">
            <text:p>3.47923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office:value-type="float" office:value="757" calcext:value-type="float">
            <text:p>757</text:p>
          </table:table-cell>
          <table:table-cell table:style-name="Default" table:formula="of:=IF([.$B782]&gt;=[.$D$11]; ([.$B782] - [.$D$11]) * [.D$10]; NA())" office:value-type="float" office:value="3.47923625" calcext:value-type="float">
            <text:p>3.47923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table:style-name="Default" table:formula="of:=IF([.$B783]&gt;=[.$D$11]; ([.$B7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table:style-name="Default" table:formula="of:=IF([.$B784]&gt;=[.$D$11]; ([.$B7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style-name="Default" table:formula="of:=IF([.$B785]&gt;=[.$D$11]; ([.$B7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office:value-type="float" office:value="761" calcext:value-type="float">
            <text:p>761</text:p>
          </table:table-cell>
          <table:table-cell table:style-name="Default" table:formula="of:=IF([.$B786]&gt;=[.$D$11]; ([.$B786] - [.$D$11]) * [.D$10]; NA())" office:value-type="float" office:value="3.489653125" calcext:value-type="float">
            <text:p>3.48965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style-name="Default" table:formula="of:=IF([.$B787]&gt;=[.$D$11]; ([.$B7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table:style-name="Default" table:formula="of:=IF([.$B788]&gt;=[.$D$11]; ([.$B7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table:style-name="Default" table:formula="of:=IF([.$B789]&gt;=[.$D$11]; ([.$B7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office:value-type="float" office:value="765" calcext:value-type="float">
            <text:p>765</text:p>
          </table:table-cell>
          <table:table-cell table:style-name="Default" table:formula="of:=IF([.$B790]&gt;=[.$D$11]; ([.$B790] - [.$D$11]) * [.D$10]; NA())" office:value-type="float" office:value="3.50007" calcext:value-type="float">
            <text:p>3.50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office:value-type="float" office:value="766" calcext:value-type="float">
            <text:p>766</text:p>
          </table:table-cell>
          <table:table-cell table:style-name="Default" table:formula="of:=IF([.$B791]&gt;=[.$D$11]; ([.$B791] - [.$D$11]) * [.D$10]; NA())" office:value-type="float" office:value="3.50007" calcext:value-type="float">
            <text:p>3.50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office:value-type="float" office:value="767" calcext:value-type="float">
            <text:p>767</text:p>
          </table:table-cell>
          <table:table-cell table:style-name="Default" table:formula="of:=IF([.$B792]&gt;=[.$D$11]; ([.$B792] - [.$D$11]) * [.D$10]; NA())" office:value-type="float" office:value="3.50007" calcext:value-type="float">
            <text:p>3.50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table:style-name="Default" table:formula="of:=IF([.$B793]&gt;=[.$D$11]; ([.$B7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style-name="Default" table:formula="of:=IF([.$B794]&gt;=[.$D$11]; ([.$B7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table:style-name="Default" table:formula="of:=IF([.$B795]&gt;=[.$D$11]; ([.$B7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771" calcext:value-type="float">
            <text:p>771</text:p>
          </table:table-cell>
          <table:table-cell table:style-name="Default" table:formula="of:=IF([.$B796]&gt;=[.$D$11]; ([.$B796] - [.$D$11]) * [.D$10]; NA())" office:value-type="float" office:value="3.510486875" calcext:value-type="float">
            <text:p>3.51048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table:style-name="Default" table:formula="of:=IF([.$B797]&gt;=[.$D$11]; ([.$B7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table:style-name="Default" table:formula="of:=IF([.$B798]&gt;=[.$D$11]; ([.$B7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table:style-name="Default" table:formula="of:=IF([.$B799]&gt;=[.$D$11]; ([.$B7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office:value-type="float" office:value="775" calcext:value-type="float">
            <text:p>775</text:p>
          </table:table-cell>
          <table:table-cell table:style-name="Default" table:formula="of:=IF([.$B800]&gt;=[.$D$11]; ([.$B800] - [.$D$11]) * [.D$10]; NA())" office:value-type="float" office:value="3.52090375" calcext:value-type="float">
            <text:p>3.52090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office:value-type="float" office:value="776" calcext:value-type="float">
            <text:p>776</text:p>
          </table:table-cell>
          <table:table-cell table:style-name="Default" table:formula="of:=IF([.$B801]&gt;=[.$D$11]; ([.$B801] - [.$D$11]) * [.D$10]; NA())" office:value-type="float" office:value="3.52090375" calcext:value-type="float">
            <text:p>3.52090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office:value-type="float" office:value="777" calcext:value-type="float">
            <text:p>777</text:p>
          </table:table-cell>
          <table:table-cell table:style-name="Default" table:formula="of:=IF([.$B802]&gt;=[.$D$11]; ([.$B802] - [.$D$11]) * [.D$10]; NA())" office:value-type="float" office:value="3.52090375" calcext:value-type="float">
            <text:p>3.52090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table:style-name="Default" table:formula="of:=IF([.$B803]&gt;=[.$D$11]; ([.$B8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style-name="Default" table:formula="of:=IF([.$B804]&gt;=[.$D$11]; ([.$B8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style-name="Default" table:formula="of:=IF([.$B805]&gt;=[.$D$11]; ([.$B8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7" calcext:value-type="float">
            <text:p>3627</text:p>
          </table:table-cell>
          <table:table-cell office:value-type="float" office:value="781" calcext:value-type="float">
            <text:p>781</text:p>
          </table:table-cell>
          <table:table-cell table:style-name="Default" table:formula="of:=IF([.$B806]&gt;=[.$D$11]; ([.$B806] - [.$D$11]) * [.D$10]; NA())" office:value-type="float" office:value="3.531320625" calcext:value-type="float">
            <text:p>3.53132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table:style-name="Default" table:formula="of:=IF([.$B807]&gt;=[.$D$11]; ([.$B8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table:style-name="Default" table:formula="of:=IF([.$B808]&gt;=[.$D$11]; ([.$B8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style-name="Default" table:formula="of:=IF([.$B809]&gt;=[.$D$11]; ([.$B8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785" calcext:value-type="float">
            <text:p>785</text:p>
          </table:table-cell>
          <table:table-cell table:style-name="Default" table:formula="of:=IF([.$B810]&gt;=[.$D$11]; ([.$B810] - [.$D$11]) * [.D$10]; NA())" office:value-type="float" office:value="3.5417375" calcext:value-type="float">
            <text:p>3.541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786" calcext:value-type="float">
            <text:p>786</text:p>
          </table:table-cell>
          <table:table-cell table:style-name="Default" table:formula="of:=IF([.$B811]&gt;=[.$D$11]; ([.$B811] - [.$D$11]) * [.D$10]; NA())" office:value-type="float" office:value="3.5417375" calcext:value-type="float">
            <text:p>3.541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float" office:value="787" calcext:value-type="float">
            <text:p>787</text:p>
          </table:table-cell>
          <table:table-cell table:style-name="Default" table:formula="of:=IF([.$B812]&gt;=[.$D$11]; ([.$B812] - [.$D$11]) * [.D$10]; NA())" office:value-type="float" office:value="3.5417375" calcext:value-type="float">
            <text:p>3.541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table:style-name="Default" table:formula="of:=IF([.$B813]&gt;=[.$D$11]; ([.$B8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table:style-name="Default" table:formula="of:=IF([.$B814]&gt;=[.$D$11]; ([.$B8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table:style-name="Default" table:formula="of:=IF([.$B815]&gt;=[.$D$11]; ([.$B8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29" calcext:value-type="float">
            <text:p>3629</text:p>
          </table:table-cell>
          <table:table-cell office:value-type="float" office:value="791" calcext:value-type="float">
            <text:p>791</text:p>
          </table:table-cell>
          <table:table-cell table:style-name="Default" table:formula="of:=IF([.$B816]&gt;=[.$D$11]; ([.$B816] - [.$D$11]) * [.D$10]; NA())" office:value-type="float" office:value="3.552154375" calcext:value-type="float">
            <text:p>3.55215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style-name="Default" table:formula="of:=IF([.$B817]&gt;=[.$D$11]; ([.$B8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table:style-name="Default" table:formula="of:=IF([.$B818]&gt;=[.$D$11]; ([.$B8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style-name="Default" table:formula="of:=IF([.$B819]&gt;=[.$D$11]; ([.$B8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795" calcext:value-type="float">
            <text:p>795</text:p>
          </table:table-cell>
          <table:table-cell table:style-name="Default" table:formula="of:=IF([.$B820]&gt;=[.$D$11]; ([.$B820] - [.$D$11]) * [.D$10]; NA())" office:value-type="float" office:value="3.56257125" calcext:value-type="float">
            <text:p>3.56257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796" calcext:value-type="float">
            <text:p>796</text:p>
          </table:table-cell>
          <table:table-cell table:style-name="Default" table:formula="of:=IF([.$B821]&gt;=[.$D$11]; ([.$B821] - [.$D$11]) * [.D$10]; NA())" office:value-type="float" office:value="3.56257125" calcext:value-type="float">
            <text:p>3.56257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797" calcext:value-type="float">
            <text:p>797</text:p>
          </table:table-cell>
          <table:table-cell table:style-name="Default" table:formula="of:=IF([.$B822]&gt;=[.$D$11]; ([.$B822] - [.$D$11]) * [.D$10]; NA())" office:value-type="float" office:value="3.56257125" calcext:value-type="float">
            <text:p>3.56257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table:style-name="Default" table:formula="of:=IF([.$B823]&gt;=[.$D$11]; ([.$B8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table:style-name="Default" table:formula="of:=IF([.$B824]&gt;=[.$D$11]; ([.$B8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style-name="Default" table:formula="of:=IF([.$B825]&gt;=[.$D$11]; ([.$B8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float" office:value="801" calcext:value-type="float">
            <text:p>801</text:p>
          </table:table-cell>
          <table:table-cell table:style-name="Default" table:formula="of:=IF([.$B826]&gt;=[.$D$11]; ([.$B826] - [.$D$11]) * [.D$10]; NA())" office:value-type="float" office:value="3.572988125" calcext:value-type="float">
            <text:p>3.57298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style-name="Default" table:formula="of:=IF([.$B827]&gt;=[.$D$11]; ([.$B8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table:style-name="Default" table:formula="of:=IF([.$B828]&gt;=[.$D$11]; ([.$B8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style-name="Default" table:formula="of:=IF([.$B829]&gt;=[.$D$11]; ([.$B8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805" calcext:value-type="float">
            <text:p>805</text:p>
          </table:table-cell>
          <table:table-cell table:style-name="Default" table:formula="of:=IF([.$B830]&gt;=[.$D$11]; ([.$B83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806" calcext:value-type="float">
            <text:p>806</text:p>
          </table:table-cell>
          <table:table-cell table:style-name="Default" table:formula="of:=IF([.$B831]&gt;=[.$D$11]; ([.$B83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2" calcext:value-type="float">
            <text:p>3632</text:p>
          </table:table-cell>
          <table:table-cell office:value-type="float" office:value="807" calcext:value-type="float">
            <text:p>807</text:p>
          </table:table-cell>
          <table:table-cell table:style-name="Default" table:formula="of:=IF([.$B832]&gt;=[.$D$11]; ([.$B832] - [.$D$11]) * [.D$10]; NA())" office:value-type="float" office:value="3.583405" calcext:value-type="float">
            <text:p>3.5834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style-name="Default" table:formula="of:=IF([.$B833]&gt;=[.$D$11]; ([.$B8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style-name="Default" table:formula="of:=IF([.$B834]&gt;=[.$D$11]; ([.$B8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style-name="Default" table:formula="of:=IF([.$B835]&gt;=[.$D$11]; ([.$B8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 office:value-type="float" office:value="811" calcext:value-type="float">
            <text:p>811</text:p>
          </table:table-cell>
          <table:table-cell table:style-name="Default" table:formula="of:=IF([.$B836]&gt;=[.$D$11]; ([.$B836] - [.$D$11]) * [.D$10]; NA())" office:value-type="float" office:value="3.593821875" calcext:value-type="float">
            <text:p>3.59382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style-name="Default" table:formula="of:=IF([.$B837]&gt;=[.$D$11]; ([.$B8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Default" table:formula="of:=IF([.$B838]&gt;=[.$D$11]; ([.$B8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table:style-name="Default" table:formula="of:=IF([.$B839]&gt;=[.$D$11]; ([.$B8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815" calcext:value-type="float">
            <text:p>815</text:p>
          </table:table-cell>
          <table:table-cell table:style-name="Default" table:formula="of:=IF([.$B840]&gt;=[.$D$11]; ([.$B84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office:value-type="float" office:value="816" calcext:value-type="float">
            <text:p>816</text:p>
          </table:table-cell>
          <table:table-cell table:style-name="Default" table:formula="of:=IF([.$B841]&gt;=[.$D$11]; ([.$B841] - [.$D$11]) * [.D$10]; NA())" office:value-type="float" office:value="3.60423875" calcext:value-type="float">
            <text:p>3.60423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office:value-type="float" office:value="817" calcext:value-type="float">
            <text:p>817</text:p>
          </table:table-cell>
          <table:table-cell table:style-name="Default" table:formula="of:=IF([.$B842]&gt;=[.$D$11]; ([.$B842] - [.$D$11]) * [.D$10]; NA())" office:value-type="float" office:value="3.60423875" calcext:value-type="float">
            <text:p>3.60423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style-name="Default" table:formula="of:=IF([.$B843]&gt;=[.$D$11]; ([.$B8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style-name="Default" table:formula="of:=IF([.$B844]&gt;=[.$D$11]; ([.$B8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style-name="Default" table:formula="of:=IF([.$B845]&gt;=[.$D$11]; ([.$B8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 office:value-type="float" office:value="821" calcext:value-type="float">
            <text:p>821</text:p>
          </table:table-cell>
          <table:table-cell table:style-name="Default" table:formula="of:=IF([.$B846]&gt;=[.$D$11]; ([.$B846] - [.$D$11]) * [.D$10]; NA())" office:value-type="float" office:value="3.614655625" calcext:value-type="float">
            <text:p>3.61465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table:style-name="Default" table:formula="of:=IF([.$B847]&gt;=[.$D$11]; ([.$B8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table:style-name="Default" table:formula="of:=IF([.$B848]&gt;=[.$D$11]; ([.$B8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style-name="Default" table:formula="of:=IF([.$B849]&gt;=[.$D$11]; ([.$B8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office:value-type="float" office:value="825" calcext:value-type="float">
            <text:p>825</text:p>
          </table:table-cell>
          <table:table-cell table:style-name="Default" table:formula="of:=IF([.$B850]&gt;=[.$D$11]; ([.$B850] - [.$D$11]) * [.D$10]; NA())" office:value-type="float" office:value="3.6250725" calcext:value-type="float">
            <text:p>3.6250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office:value-type="float" office:value="826" calcext:value-type="float">
            <text:p>826</text:p>
          </table:table-cell>
          <table:table-cell table:style-name="Default" table:formula="of:=IF([.$B851]&gt;=[.$D$11]; ([.$B851] - [.$D$11]) * [.D$10]; NA())" office:value-type="float" office:value="3.6250725" calcext:value-type="float">
            <text:p>3.6250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office:value-type="float" office:value="827" calcext:value-type="float">
            <text:p>827</text:p>
          </table:table-cell>
          <table:table-cell table:style-name="Default" table:formula="of:=IF([.$B852]&gt;=[.$D$11]; ([.$B852] - [.$D$11]) * [.D$10]; NA())" office:value-type="float" office:value="3.6250725" calcext:value-type="float">
            <text:p>3.6250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table:style-name="Default" table:formula="of:=IF([.$B853]&gt;=[.$D$11]; ([.$B8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table:style-name="Default" table:formula="of:=IF([.$B854]&gt;=[.$D$11]; ([.$B8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table:style-name="Default" table:formula="of:=IF([.$B855]&gt;=[.$D$11]; ([.$B8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831" calcext:value-type="float">
            <text:p>831</text:p>
          </table:table-cell>
          <table:table-cell table:style-name="Default" table:formula="of:=IF([.$B856]&gt;=[.$D$11]; ([.$B856] - [.$D$11]) * [.D$10]; NA())" office:value-type="float" office:value="3.635489375" calcext:value-type="float">
            <text:p>3.63548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Default" table:formula="of:=IF([.$B857]&gt;=[.$D$11]; ([.$B8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table:style-name="Default" table:formula="of:=IF([.$B858]&gt;=[.$D$11]; ([.$B8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table:style-name="Default" table:formula="of:=IF([.$B859]&gt;=[.$D$11]; ([.$B8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office:value-type="float" office:value="835" calcext:value-type="float">
            <text:p>835</text:p>
          </table:table-cell>
          <table:table-cell table:style-name="Default" table:formula="of:=IF([.$B860]&gt;=[.$D$11]; ([.$B860] - [.$D$11]) * [.D$10]; NA())" office:value-type="float" office:value="3.64590625" calcext:value-type="float">
            <text:p>3.645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office:value-type="float" office:value="836" calcext:value-type="float">
            <text:p>836</text:p>
          </table:table-cell>
          <table:table-cell table:style-name="Default" table:formula="of:=IF([.$B861]&gt;=[.$D$11]; ([.$B861] - [.$D$11]) * [.D$10]; NA())" office:value-type="float" office:value="3.64590625" calcext:value-type="float">
            <text:p>3.645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office:value-type="float" office:value="837" calcext:value-type="float">
            <text:p>837</text:p>
          </table:table-cell>
          <table:table-cell table:style-name="Default" table:formula="of:=IF([.$B862]&gt;=[.$D$11]; ([.$B862] - [.$D$11]) * [.D$10]; NA())" office:value-type="float" office:value="3.64590625" calcext:value-type="float">
            <text:p>3.645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table:style-name="Default" table:formula="of:=IF([.$B863]&gt;=[.$D$11]; ([.$B8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style-name="Default" table:formula="of:=IF([.$B864]&gt;=[.$D$11]; ([.$B8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style-name="Default" table:formula="of:=IF([.$B865]&gt;=[.$D$11]; ([.$B8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 office:value-type="float" office:value="841" calcext:value-type="float">
            <text:p>841</text:p>
          </table:table-cell>
          <table:table-cell table:style-name="Default" table:formula="of:=IF([.$B866]&gt;=[.$D$11]; ([.$B866] - [.$D$11]) * [.D$10]; NA())" office:value-type="float" office:value="3.656323125" calcext:value-type="float">
            <text:p>3.65632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42" calcext:value-type="float">
            <text:p>842</text:p>
          </table:table-cell>
          <table:table-cell table:style-name="Default" table:formula="of:=IF([.$B867]&gt;=[.$D$11]; ([.$B8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table:style-name="Default" table:formula="of:=IF([.$B868]&gt;=[.$D$11]; ([.$B8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style-name="Default" table:formula="of:=IF([.$B869]&gt;=[.$D$11]; ([.$B8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845" calcext:value-type="float">
            <text:p>845</text:p>
          </table:table-cell>
          <table:table-cell table:style-name="Default" table:formula="of:=IF([.$B870]&gt;=[.$D$11]; ([.$B870] - [.$D$11]) * [.D$10]; NA())" office:value-type="float" office:value="3.66674" calcext:value-type="float">
            <text:p>3.666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846" calcext:value-type="float">
            <text:p>846</text:p>
          </table:table-cell>
          <table:table-cell table:style-name="Default" table:formula="of:=IF([.$B871]&gt;=[.$D$11]; ([.$B871] - [.$D$11]) * [.D$10]; NA())" office:value-type="float" office:value="3.66674" calcext:value-type="float">
            <text:p>3.666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847" calcext:value-type="float">
            <text:p>847</text:p>
          </table:table-cell>
          <table:table-cell table:style-name="Default" table:formula="of:=IF([.$B872]&gt;=[.$D$11]; ([.$B872] - [.$D$11]) * [.D$10]; NA())" office:value-type="float" office:value="3.66674" calcext:value-type="float">
            <text:p>3.666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style-name="Default" table:formula="of:=IF([.$B873]&gt;=[.$D$11]; ([.$B8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style-name="Default" table:formula="of:=IF([.$B874]&gt;=[.$D$11]; ([.$B8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table:style-name="Default" table:formula="of:=IF([.$B875]&gt;=[.$D$11]; ([.$B8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office:value-type="float" office:value="851" calcext:value-type="float">
            <text:p>851</text:p>
          </table:table-cell>
          <table:table-cell table:style-name="Default" table:formula="of:=IF([.$B876]&gt;=[.$D$11]; ([.$B876] - [.$D$11]) * [.D$10]; NA())" office:value-type="float" office:value="3.677156875" calcext:value-type="float">
            <text:p>3.67715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table:style-name="Default" table:formula="of:=IF([.$B877]&gt;=[.$D$11]; ([.$B8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table:style-name="Default" table:formula="of:=IF([.$B878]&gt;=[.$D$11]; ([.$B8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table:style-name="Default" table:formula="of:=IF([.$B879]&gt;=[.$D$11]; ([.$B8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office:value-type="float" office:value="855" calcext:value-type="float">
            <text:p>855</text:p>
          </table:table-cell>
          <table:table-cell table:style-name="Default" table:formula="of:=IF([.$B880]&gt;=[.$D$11]; ([.$B880] - [.$D$11]) * [.D$10]; NA())" office:value-type="float" office:value="3.68757375" calcext:value-type="float">
            <text:p>3.6875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office:value-type="float" office:value="856" calcext:value-type="float">
            <text:p>856</text:p>
          </table:table-cell>
          <table:table-cell table:style-name="Default" table:formula="of:=IF([.$B881]&gt;=[.$D$11]; ([.$B881] - [.$D$11]) * [.D$10]; NA())" office:value-type="float" office:value="3.68757375" calcext:value-type="float">
            <text:p>3.6875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office:value-type="float" office:value="857" calcext:value-type="float">
            <text:p>857</text:p>
          </table:table-cell>
          <table:table-cell table:style-name="Default" table:formula="of:=IF([.$B882]&gt;=[.$D$11]; ([.$B882] - [.$D$11]) * [.D$10]; NA())" office:value-type="float" office:value="3.68757375" calcext:value-type="float">
            <text:p>3.68757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table:style-name="Default" table:formula="of:=IF([.$B883]&gt;=[.$D$11]; ([.$B8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style-name="Default" table:formula="of:=IF([.$B884]&gt;=[.$D$11]; ([.$B8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style-name="Default" table:formula="of:=IF([.$B885]&gt;=[.$D$11]; ([.$B8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3" calcext:value-type="float">
            <text:p>3643</text:p>
          </table:table-cell>
          <table:table-cell office:value-type="float" office:value="861" calcext:value-type="float">
            <text:p>861</text:p>
          </table:table-cell>
          <table:table-cell table:style-name="Default" table:formula="of:=IF([.$B886]&gt;=[.$D$11]; ([.$B886] - [.$D$11]) * [.D$10]; NA())" office:value-type="float" office:value="3.697990625" calcext:value-type="float">
            <text:p>3.6979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table:style-name="Default" table:formula="of:=IF([.$B887]&gt;=[.$D$11]; ([.$B8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table:style-name="Default" table:formula="of:=IF([.$B888]&gt;=[.$D$11]; ([.$B8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table:style-name="Default" table:formula="of:=IF([.$B889]&gt;=[.$D$11]; ([.$B8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865" calcext:value-type="float">
            <text:p>865</text:p>
          </table:table-cell>
          <table:table-cell table:style-name="Default" table:formula="of:=IF([.$B890]&gt;=[.$D$11]; ([.$B89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4" calcext:value-type="float">
            <text:p>3644</text:p>
          </table:table-cell>
          <table:table-cell office:value-type="float" office:value="866" calcext:value-type="float">
            <text:p>866</text:p>
          </table:table-cell>
          <table:table-cell table:style-name="Default" table:formula="of:=IF([.$B891]&gt;=[.$D$11]; ([.$B891] - [.$D$11]) * [.D$10]; NA())" office:value-type="float" office:value="3.7084075" calcext:value-type="float">
            <text:p>3.7084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4" calcext:value-type="float">
            <text:p>3644</text:p>
          </table:table-cell>
          <table:table-cell office:value-type="float" office:value="867" calcext:value-type="float">
            <text:p>867</text:p>
          </table:table-cell>
          <table:table-cell table:style-name="Default" table:formula="of:=IF([.$B892]&gt;=[.$D$11]; ([.$B892] - [.$D$11]) * [.D$10]; NA())" office:value-type="float" office:value="3.7084075" calcext:value-type="float">
            <text:p>3.7084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style-name="Default" table:formula="of:=IF([.$B893]&gt;=[.$D$11]; ([.$B8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table:style-name="Default" table:formula="of:=IF([.$B894]&gt;=[.$D$11]; ([.$B8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style-name="Default" table:formula="of:=IF([.$B895]&gt;=[.$D$11]; ([.$B8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5" calcext:value-type="float">
            <text:p>3645</text:p>
          </table:table-cell>
          <table:table-cell office:value-type="float" office:value="871" calcext:value-type="float">
            <text:p>871</text:p>
          </table:table-cell>
          <table:table-cell table:style-name="Default" table:formula="of:=IF([.$B896]&gt;=[.$D$11]; ([.$B896] - [.$D$11]) * [.D$10]; NA())" office:value-type="float" office:value="3.718824375" calcext:value-type="float">
            <text:p>3.71882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table:style-name="Default" table:formula="of:=IF([.$B897]&gt;=[.$D$11]; ([.$B8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table:style-name="Default" table:formula="of:=IF([.$B898]&gt;=[.$D$11]; ([.$B8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table:style-name="Default" table:formula="of:=IF([.$B899]&gt;=[.$D$11]; ([.$B8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float" office:value="875" calcext:value-type="float">
            <text:p>875</text:p>
          </table:table-cell>
          <table:table-cell table:style-name="Default" table:formula="of:=IF([.$B900]&gt;=[.$D$11]; ([.$B90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office:value-type="float" office:value="876" calcext:value-type="float">
            <text:p>876</text:p>
          </table:table-cell>
          <table:table-cell table:style-name="Default" table:formula="of:=IF([.$B901]&gt;=[.$D$11]; ([.$B901] - [.$D$11]) * [.D$10]; NA())" office:value-type="float" office:value="3.72924125" calcext:value-type="float">
            <text:p>3.72924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office:value-type="float" office:value="877" calcext:value-type="float">
            <text:p>877</text:p>
          </table:table-cell>
          <table:table-cell table:style-name="Default" table:formula="of:=IF([.$B902]&gt;=[.$D$11]; ([.$B902] - [.$D$11]) * [.D$10]; NA())" office:value-type="float" office:value="3.72924125" calcext:value-type="float">
            <text:p>3.72924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table:style-name="Default" table:formula="of:=IF([.$B903]&gt;=[.$D$11]; ([.$B9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style-name="Default" table:formula="of:=IF([.$B904]&gt;=[.$D$11]; ([.$B9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table:style-name="Default" table:formula="of:=IF([.$B905]&gt;=[.$D$11]; ([.$B9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 office:value-type="float" office:value="881" calcext:value-type="float">
            <text:p>881</text:p>
          </table:table-cell>
          <table:table-cell table:style-name="Default" table:formula="of:=IF([.$B906]&gt;=[.$D$11]; ([.$B906] - [.$D$11]) * [.D$10]; NA())" office:value-type="float" office:value="3.739658125" calcext:value-type="float">
            <text:p>3.73965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table:style-name="Default" table:formula="of:=IF([.$B907]&gt;=[.$D$11]; ([.$B9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table:style-name="Default" table:formula="of:=IF([.$B908]&gt;=[.$D$11]; ([.$B9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style-name="Default" table:formula="of:=IF([.$B909]&gt;=[.$D$11]; ([.$B9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885" calcext:value-type="float">
            <text:p>885</text:p>
          </table:table-cell>
          <table:table-cell table:style-name="Default" table:formula="of:=IF([.$B910]&gt;=[.$D$11]; ([.$B91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office:value-type="float" office:value="886" calcext:value-type="float">
            <text:p>886</text:p>
          </table:table-cell>
          <table:table-cell table:style-name="Default" table:formula="of:=IF([.$B911]&gt;=[.$D$11]; ([.$B911] - [.$D$11]) * [.D$10]; NA())" office:value-type="float" office:value="3.750075" calcext:value-type="float">
            <text:p>3.750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office:value-type="float" office:value="887" calcext:value-type="float">
            <text:p>887</text:p>
          </table:table-cell>
          <table:table-cell table:style-name="Default" table:formula="of:=IF([.$B912]&gt;=[.$D$11]; ([.$B912] - [.$D$11]) * [.D$10]; NA())" office:value-type="float" office:value="3.750075" calcext:value-type="float">
            <text:p>3.750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style-name="Default" table:formula="of:=IF([.$B913]&gt;=[.$D$11]; ([.$B9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table:style-name="Default" table:formula="of:=IF([.$B914]&gt;=[.$D$11]; ([.$B9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table:style-name="Default" table:formula="of:=IF([.$B915]&gt;=[.$D$11]; ([.$B91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49" calcext:value-type="float">
            <text:p>3649</text:p>
          </table:table-cell>
          <table:table-cell office:value-type="float" office:value="891" calcext:value-type="float">
            <text:p>891</text:p>
          </table:table-cell>
          <table:table-cell table:style-name="Default" table:formula="of:=IF([.$B916]&gt;=[.$D$11]; ([.$B916] - [.$D$11]) * [.D$10]; NA())" office:value-type="float" office:value="3.760491875" calcext:value-type="float">
            <text:p>3.76049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table:style-name="Default" table:formula="of:=IF([.$B917]&gt;=[.$D$11]; ([.$B9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table:style-name="Default" table:formula="of:=IF([.$B918]&gt;=[.$D$11]; ([.$B91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table:style-name="Default" table:formula="of:=IF([.$B919]&gt;=[.$D$11]; ([.$B9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895" calcext:value-type="float">
            <text:p>895</text:p>
          </table:table-cell>
          <table:table-cell table:style-name="Default" table:formula="of:=IF([.$B920]&gt;=[.$D$11]; ([.$B92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896" calcext:value-type="float">
            <text:p>896</text:p>
          </table:table-cell>
          <table:table-cell table:style-name="Default" table:formula="of:=IF([.$B921]&gt;=[.$D$11]; ([.$B921] - [.$D$11]) * [.D$10]; NA())" office:value-type="float" office:value="3.77090875" calcext:value-type="float">
            <text:p>3.77090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897" calcext:value-type="float">
            <text:p>897</text:p>
          </table:table-cell>
          <table:table-cell table:style-name="Default" table:formula="of:=IF([.$B922]&gt;=[.$D$11]; ([.$B922] - [.$D$11]) * [.D$10]; NA())" office:value-type="float" office:value="3.77090875" calcext:value-type="float">
            <text:p>3.77090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table:style-name="Default" table:formula="of:=IF([.$B923]&gt;=[.$D$11]; ([.$B92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table:style-name="Default" table:formula="of:=IF([.$B924]&gt;=[.$D$11]; ([.$B9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style-name="Default" table:formula="of:=IF([.$B925]&gt;=[.$D$11]; ([.$B92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float" office:value="901" calcext:value-type="float">
            <text:p>901</text:p>
          </table:table-cell>
          <table:table-cell table:style-name="Default" table:formula="of:=IF([.$B926]&gt;=[.$D$11]; ([.$B926] - [.$D$11]) * [.D$10]; NA())" office:value-type="float" office:value="3.781325625" calcext:value-type="float">
            <text:p>3.78132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style-name="Default" table:formula="of:=IF([.$B927]&gt;=[.$D$11]; ([.$B9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table:style-name="Default" table:formula="of:=IF([.$B928]&gt;=[.$D$11]; ([.$B92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style-name="Default" table:formula="of:=IF([.$B929]&gt;=[.$D$11]; ([.$B9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905" calcext:value-type="float">
            <text:p>905</text:p>
          </table:table-cell>
          <table:table-cell table:style-name="Default" table:formula="of:=IF([.$B930]&gt;=[.$D$11]; ([.$B93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2" calcext:value-type="float">
            <text:p>3652</text:p>
          </table:table-cell>
          <table:table-cell office:value-type="float" office:value="906" calcext:value-type="float">
            <text:p>906</text:p>
          </table:table-cell>
          <table:table-cell table:style-name="Default" table:formula="of:=IF([.$B931]&gt;=[.$D$11]; ([.$B931] - [.$D$11]) * [.D$10]; NA())" office:value-type="float" office:value="3.7917425" calcext:value-type="float">
            <text:p>3.7917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2" calcext:value-type="float">
            <text:p>3652</text:p>
          </table:table-cell>
          <table:table-cell office:value-type="float" office:value="907" calcext:value-type="float">
            <text:p>907</text:p>
          </table:table-cell>
          <table:table-cell table:style-name="Default" table:formula="of:=IF([.$B932]&gt;=[.$D$11]; ([.$B932] - [.$D$11]) * [.D$10]; NA())" office:value-type="float" office:value="3.7917425" calcext:value-type="float">
            <text:p>3.7917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table:style-name="Default" table:formula="of:=IF([.$B933]&gt;=[.$D$11]; ([.$B93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table:style-name="Default" table:formula="of:=IF([.$B934]&gt;=[.$D$11]; ([.$B9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style-name="Default" table:formula="of:=IF([.$B935]&gt;=[.$D$11]; ([.$B9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3" calcext:value-type="float">
            <text:p>3653</text:p>
          </table:table-cell>
          <table:table-cell office:value-type="float" office:value="911" calcext:value-type="float">
            <text:p>911</text:p>
          </table:table-cell>
          <table:table-cell table:style-name="Default" table:formula="of:=IF([.$B936]&gt;=[.$D$11]; ([.$B936] - [.$D$11]) * [.D$10]; NA())" office:value-type="float" office:value="3.802159375" calcext:value-type="float">
            <text:p>3.80215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table:style-name="Default" table:formula="of:=IF([.$B937]&gt;=[.$D$11]; ([.$B9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table:style-name="Default" table:formula="of:=IF([.$B938]&gt;=[.$D$11]; ([.$B93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table:style-name="Default" table:formula="of:=IF([.$B939]&gt;=[.$D$11]; ([.$B9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float" office:value="915" calcext:value-type="float">
            <text:p>915</text:p>
          </table:table-cell>
          <table:table-cell table:style-name="Default" table:formula="of:=IF([.$B940]&gt;=[.$D$11]; ([.$B94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office:value-type="float" office:value="916" calcext:value-type="float">
            <text:p>916</text:p>
          </table:table-cell>
          <table:table-cell table:style-name="Default" table:formula="of:=IF([.$B941]&gt;=[.$D$11]; ([.$B941] - [.$D$11]) * [.D$10]; NA())" office:value-type="float" office:value="3.81257625" calcext:value-type="float">
            <text:p>3.81257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office:value-type="float" office:value="917" calcext:value-type="float">
            <text:p>917</text:p>
          </table:table-cell>
          <table:table-cell table:style-name="Default" table:formula="of:=IF([.$B942]&gt;=[.$D$11]; ([.$B942] - [.$D$11]) * [.D$10]; NA())" office:value-type="float" office:value="3.81257625" calcext:value-type="float">
            <text:p>3.81257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table:style-name="Default" table:formula="of:=IF([.$B943]&gt;=[.$D$11]; ([.$B94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style-name="Default" table:formula="of:=IF([.$B944]&gt;=[.$D$11]; ([.$B94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style-name="Default" table:formula="of:=IF([.$B945]&gt;=[.$D$11]; ([.$B94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 office:value-type="float" office:value="921" calcext:value-type="float">
            <text:p>921</text:p>
          </table:table-cell>
          <table:table-cell table:style-name="Default" table:formula="of:=IF([.$B946]&gt;=[.$D$11]; ([.$B946] - [.$D$11]) * [.D$10]; NA())" office:value-type="float" office:value="3.822993125" calcext:value-type="float">
            <text:p>3.822993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table:style-name="Default" table:formula="of:=IF([.$B947]&gt;=[.$D$11]; ([.$B94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table:style-name="Default" table:formula="of:=IF([.$B948]&gt;=[.$D$11]; ([.$B94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table:style-name="Default" table:formula="of:=IF([.$B949]&gt;=[.$D$11]; ([.$B94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float" office:value="925" calcext:value-type="float">
            <text:p>925</text:p>
          </table:table-cell>
          <table:table-cell table:style-name="Default" table:formula="of:=IF([.$B950]&gt;=[.$D$11]; ([.$B95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office:value-type="float" office:value="926" calcext:value-type="float">
            <text:p>926</text:p>
          </table:table-cell>
          <table:table-cell table:style-name="Default" table:formula="of:=IF([.$B951]&gt;=[.$D$11]; ([.$B951] - [.$D$11]) * [.D$10]; NA())" office:value-type="float" office:value="3.83341" calcext:value-type="float">
            <text:p>3.83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office:value-type="float" office:value="927" calcext:value-type="float">
            <text:p>927</text:p>
          </table:table-cell>
          <table:table-cell table:style-name="Default" table:formula="of:=IF([.$B952]&gt;=[.$D$11]; ([.$B952] - [.$D$11]) * [.D$10]; NA())" office:value-type="float" office:value="3.83341" calcext:value-type="float">
            <text:p>3.83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style-name="Default" table:formula="of:=IF([.$B953]&gt;=[.$D$11]; ([.$B95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table:style-name="Default" table:formula="of:=IF([.$B954]&gt;=[.$D$11]; ([.$B95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style-name="Default" table:formula="of:=IF([.$B955]&gt;=[.$D$11]; ([.$B95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7" calcext:value-type="float">
            <text:p>3657</text:p>
          </table:table-cell>
          <table:table-cell office:value-type="float" office:value="931" calcext:value-type="float">
            <text:p>931</text:p>
          </table:table-cell>
          <table:table-cell table:style-name="Default" table:formula="of:=IF([.$B956]&gt;=[.$D$11]; ([.$B956] - [.$D$11]) * [.D$10]; NA())" office:value-type="float" office:value="3.843826875" calcext:value-type="float">
            <text:p>3.843826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table:style-name="Default" table:formula="of:=IF([.$B957]&gt;=[.$D$11]; ([.$B95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style-name="Default" table:formula="of:=IF([.$B958]&gt;=[.$D$11]; ([.$B95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table:style-name="Default" table:formula="of:=IF([.$B959]&gt;=[.$D$11]; ([.$B95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935" calcext:value-type="float">
            <text:p>935</text:p>
          </table:table-cell>
          <table:table-cell table:style-name="Default" table:formula="of:=IF([.$B960]&gt;=[.$D$11]; ([.$B96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  <table:table-cell office:value-type="float" office:value="936" calcext:value-type="float">
            <text:p>936</text:p>
          </table:table-cell>
          <table:table-cell table:style-name="Default" table:formula="of:=IF([.$B961]&gt;=[.$D$11]; ([.$B961] - [.$D$11]) * [.D$10]; NA())" office:value-type="float" office:value="3.85424375" calcext:value-type="float">
            <text:p>3.8542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  <table:table-cell office:value-type="float" office:value="937" calcext:value-type="float">
            <text:p>937</text:p>
          </table:table-cell>
          <table:table-cell table:style-name="Default" table:formula="of:=IF([.$B962]&gt;=[.$D$11]; ([.$B962] - [.$D$11]) * [.D$10]; NA())" office:value-type="float" office:value="3.85424375" calcext:value-type="float">
            <text:p>3.8542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table:style-name="Default" table:formula="of:=IF([.$B963]&gt;=[.$D$11]; ([.$B96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table:style-name="Default" table:formula="of:=IF([.$B964]&gt;=[.$D$11]; ([.$B96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style-name="Default" table:formula="of:=IF([.$B965]&gt;=[.$D$11]; ([.$B96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 office:value-type="float" office:value="941" calcext:value-type="float">
            <text:p>941</text:p>
          </table:table-cell>
          <table:table-cell table:style-name="Default" table:formula="of:=IF([.$B966]&gt;=[.$D$11]; ([.$B966] - [.$D$11]) * [.D$10]; NA())" office:value-type="float" office:value="3.864660625" calcext:value-type="float">
            <text:p>3.86466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table:style-name="Default" table:formula="of:=IF([.$B967]&gt;=[.$D$11]; ([.$B96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style-name="Default" table:formula="of:=IF([.$B968]&gt;=[.$D$11]; ([.$B96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style-name="Default" table:formula="of:=IF([.$B969]&gt;=[.$D$11]; ([.$B96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float" office:value="945" calcext:value-type="float">
            <text:p>945</text:p>
          </table:table-cell>
          <table:table-cell table:style-name="Default" table:formula="of:=IF([.$B970]&gt;=[.$D$11]; ([.$B97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office:value-type="float" office:value="946" calcext:value-type="float">
            <text:p>946</text:p>
          </table:table-cell>
          <table:table-cell table:style-name="Default" table:formula="of:=IF([.$B971]&gt;=[.$D$11]; ([.$B971] - [.$D$11]) * [.D$10]; NA())" office:value-type="float" office:value="3.8750775" calcext:value-type="float">
            <text:p>3.8750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office:value-type="float" office:value="947" calcext:value-type="float">
            <text:p>947</text:p>
          </table:table-cell>
          <table:table-cell table:style-name="Default" table:formula="of:=IF([.$B972]&gt;=[.$D$11]; ([.$B972] - [.$D$11]) * [.D$10]; NA())" office:value-type="float" office:value="3.8750775" calcext:value-type="float">
            <text:p>3.87507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table:style-name="Default" table:formula="of:=IF([.$B973]&gt;=[.$D$11]; ([.$B97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style-name="Default" table:formula="of:=IF([.$B974]&gt;=[.$D$11]; ([.$B97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style-name="Default" table:formula="of:=IF([.$B975]&gt;=[.$D$11]; ([.$B97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1" calcext:value-type="float">
            <text:p>3661</text:p>
          </table:table-cell>
          <table:table-cell office:value-type="float" office:value="951" calcext:value-type="float">
            <text:p>951</text:p>
          </table:table-cell>
          <table:table-cell table:style-name="Default" table:formula="of:=IF([.$B976]&gt;=[.$D$11]; ([.$B976] - [.$D$11]) * [.D$10]; NA())" office:value-type="float" office:value="3.885494375" calcext:value-type="float">
            <text:p>3.88549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style-name="Default" table:formula="of:=IF([.$B977]&gt;=[.$D$11]; ([.$B97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table:style-name="Default" table:formula="of:=IF([.$B978]&gt;=[.$D$11]; ([.$B97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table:style-name="Default" table:formula="of:=IF([.$B979]&gt;=[.$D$11]; ([.$B97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955" calcext:value-type="float">
            <text:p>955</text:p>
          </table:table-cell>
          <table:table-cell table:style-name="Default" table:formula="of:=IF([.$B980]&gt;=[.$D$11]; ([.$B98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office:value-type="float" office:value="956" calcext:value-type="float">
            <text:p>956</text:p>
          </table:table-cell>
          <table:table-cell table:style-name="Default" table:formula="of:=IF([.$B981]&gt;=[.$D$11]; ([.$B981] - [.$D$11]) * [.D$10]; NA())" office:value-type="float" office:value="3.89591125" calcext:value-type="float">
            <text:p>3.89591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office:value-type="float" office:value="957" calcext:value-type="float">
            <text:p>957</text:p>
          </table:table-cell>
          <table:table-cell table:style-name="Default" table:formula="of:=IF([.$B982]&gt;=[.$D$11]; ([.$B982] - [.$D$11]) * [.D$10]; NA())" office:value-type="float" office:value="3.89591125" calcext:value-type="float">
            <text:p>3.89591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table:style-name="Default" table:formula="of:=IF([.$B983]&gt;=[.$D$11]; ([.$B98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table:style-name="Default" table:formula="of:=IF([.$B984]&gt;=[.$D$11]; ([.$B98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style-name="Default" table:formula="of:=IF([.$B985]&gt;=[.$D$11]; ([.$B98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 office:value-type="float" office:value="961" calcext:value-type="float">
            <text:p>961</text:p>
          </table:table-cell>
          <table:table-cell table:style-name="Default" table:formula="of:=IF([.$B986]&gt;=[.$D$11]; ([.$B986] - [.$D$11]) * [.D$10]; NA())" office:value-type="float" office:value="3.906328125" calcext:value-type="float">
            <text:p>3.906328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style-name="Default" table:formula="of:=IF([.$B987]&gt;=[.$D$11]; ([.$B98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table:style-name="Default" table:formula="of:=IF([.$B988]&gt;=[.$D$11]; ([.$B98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table:style-name="Default" table:formula="of:=IF([.$B989]&gt;=[.$D$11]; ([.$B98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965" calcext:value-type="float">
            <text:p>965</text:p>
          </table:table-cell>
          <table:table-cell table:style-name="Default" table:formula="of:=IF([.$B990]&gt;=[.$D$11]; ([.$B99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4" calcext:value-type="float">
            <text:p>3664</text:p>
          </table:table-cell>
          <table:table-cell office:value-type="float" office:value="966" calcext:value-type="float">
            <text:p>966</text:p>
          </table:table-cell>
          <table:table-cell table:style-name="Default" table:formula="of:=IF([.$B991]&gt;=[.$D$11]; ([.$B991] - [.$D$11]) * [.D$10]; NA())" office:value-type="float" office:value="3.916745" calcext:value-type="float">
            <text:p>3.916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4" calcext:value-type="float">
            <text:p>3664</text:p>
          </table:table-cell>
          <table:table-cell office:value-type="float" office:value="967" calcext:value-type="float">
            <text:p>967</text:p>
          </table:table-cell>
          <table:table-cell table:style-name="Default" table:formula="of:=IF([.$B992]&gt;=[.$D$11]; ([.$B992] - [.$D$11]) * [.D$10]; NA())" office:value-type="float" office:value="3.916745" calcext:value-type="float">
            <text:p>3.916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style-name="Default" table:formula="of:=IF([.$B993]&gt;=[.$D$11]; ([.$B99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table:style-name="Default" table:formula="of:=IF([.$B994]&gt;=[.$D$11]; ([.$B99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style-name="Default" table:formula="of:=IF([.$B995]&gt;=[.$D$11]; ([.$B99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971" calcext:value-type="float">
            <text:p>971</text:p>
          </table:table-cell>
          <table:table-cell table:style-name="Default" table:formula="of:=IF([.$B996]&gt;=[.$D$11]; ([.$B996] - [.$D$11]) * [.D$10]; NA())" office:value-type="float" office:value="3.927161875" calcext:value-type="float">
            <text:p>3.927161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table:style-name="Default" table:formula="of:=IF([.$B997]&gt;=[.$D$11]; ([.$B99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table:style-name="Default" table:formula="of:=IF([.$B998]&gt;=[.$D$11]; ([.$B99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table:style-name="Default" table:formula="of:=IF([.$B999]&gt;=[.$D$11]; ([.$B99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975" calcext:value-type="float">
            <text:p>975</text:p>
          </table:table-cell>
          <table:table-cell table:style-name="Default" table:formula="of:=IF([.$B1000]&gt;=[.$D$11]; ([.$B100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office:value-type="float" office:value="976" calcext:value-type="float">
            <text:p>976</text:p>
          </table:table-cell>
          <table:table-cell table:style-name="Default" table:formula="of:=IF([.$B1001]&gt;=[.$D$11]; ([.$B1001] - [.$D$11]) * [.D$10]; NA())" office:value-type="float" office:value="3.27089875" calcext:value-type="float">
            <text:p>3.27089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office:value-type="float" office:value="977" calcext:value-type="float">
            <text:p>977</text:p>
          </table:table-cell>
          <table:table-cell table:style-name="Default" table:formula="of:=IF([.$B1002]&gt;=[.$D$11]; ([.$B1002] - [.$D$11]) * [.D$10]; NA())" office:value-type="float" office:value="3.93757875" calcext:value-type="float">
            <text:p>3.93757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style-name="Default" table:formula="of:=IF([.$B1003]&gt;=[.$D$11]; ([.$B100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table:style-name="Default" table:formula="of:=IF([.$B1004]&gt;=[.$D$11]; ([.$B100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style-name="Default" table:formula="of:=IF([.$B1005]&gt;=[.$D$11]; ([.$B100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 office:value-type="float" office:value="981" calcext:value-type="float">
            <text:p>981</text:p>
          </table:table-cell>
          <table:table-cell table:style-name="Default" table:formula="of:=IF([.$B1006]&gt;=[.$D$11]; ([.$B1006] - [.$D$11]) * [.D$10]; NA())" office:value-type="float" office:value="3.947995625" calcext:value-type="float">
            <text:p>3.94799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style-name="Default" table:formula="of:=IF([.$B1007]&gt;=[.$D$11]; ([.$B100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table:style-name="Default" table:formula="of:=IF([.$B1008]&gt;=[.$D$11]; ([.$B1008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table:style-name="Default" table:formula="of:=IF([.$B1009]&gt;=[.$D$11]; ([.$B100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985" calcext:value-type="float">
            <text:p>985</text:p>
          </table:table-cell>
          <table:table-cell table:style-name="Default" table:formula="of:=IF([.$B1010]&gt;=[.$D$11]; ([.$B101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986" calcext:value-type="float">
            <text:p>986</text:p>
          </table:table-cell>
          <table:table-cell table:style-name="Default" table:formula="of:=IF([.$B1011]&gt;=[.$D$11]; ([.$B101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8" calcext:value-type="float">
            <text:p>3668</text:p>
          </table:table-cell>
          <table:table-cell office:value-type="float" office:value="987" calcext:value-type="float">
            <text:p>987</text:p>
          </table:table-cell>
          <table:table-cell table:style-name="Default" table:formula="of:=IF([.$B1012]&gt;=[.$D$11]; ([.$B1012] - [.$D$11]) * [.D$10]; NA())" office:value-type="float" office:value="3.9584125" calcext:value-type="float">
            <text:p>3.9584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table:style-name="Default" table:formula="of:=IF([.$B1013]&gt;=[.$D$11]; ([.$B1013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style-name="Default" table:formula="of:=IF([.$B1014]&gt;=[.$D$11]; ([.$B101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69" calcext:value-type="float">
            <text:p>3669</text:p>
          </table:table-cell>
          <table:table-cell office:value-type="float" office:value="990" calcext:value-type="float">
            <text:p>990</text:p>
          </table:table-cell>
          <table:table-cell table:style-name="Default" table:formula="of:=IF([.$B1015]&gt;=[.$D$11]; ([.$B1015] - [.$D$11]) * [.D$10]; NA())" office:value-type="float" office:value="3.968829375" calcext:value-type="float">
            <text:p>3.96882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table:style-name="Default" table:formula="of:=IF([.$B1016]&gt;=[.$D$11]; ([.$B1016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table:style-name="Default" table:formula="of:=IF([.$B1017]&gt;=[.$D$11]; ([.$B101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88" calcext:value-type="float">
            <text:p>3688</text:p>
          </table:table-cell>
          <table:table-cell office:value-type="float" office:value="993" calcext:value-type="float">
            <text:p>993</text:p>
          </table:table-cell>
          <table:table-cell table:style-name="Default" table:formula="of:=IF([.$B1018]&gt;=[.$D$11]; ([.$B1018] - [.$D$11]) * [.D$10]; NA())" office:value-type="float" office:value="4.16675" calcext:value-type="float">
            <text:p>4.16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table:style-name="Default" table:formula="of:=IF([.$B1019]&gt;=[.$D$11]; ([.$B101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float" office:value="995" calcext:value-type="float">
            <text:p>995</text:p>
          </table:table-cell>
          <table:table-cell table:style-name="Default" table:formula="of:=IF([.$B1020]&gt;=[.$D$11]; ([.$B1020] - [.$D$11]) * [.D$10]; NA())" office:value-type="float" office:value="4.302169375" calcext:value-type="float">
            <text:p>4.30216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table:style-name="Default" table:formula="of:=IF([.$B1021]&gt;=[.$D$11]; ([.$B1021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table:style-name="Default" table:formula="of:=IF([.$B1022]&gt;=[.$D$11]; ([.$B102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office:value-type="float" office:value="998" calcext:value-type="float">
            <text:p>998</text:p>
          </table:table-cell>
          <table:table-cell table:style-name="Default" table:formula="of:=IF([.$B1023]&gt;=[.$D$11]; ([.$B1023] - [.$D$11]) * [.D$10]; NA())" office:value-type="float" office:value="4.50009" calcext:value-type="float">
            <text:p>4.50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style-name="Default" table:formula="of:=IF([.$B1024]&gt;=[.$D$11]; ([.$B102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33" calcext:value-type="float">
            <text:p>3733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IF([.$B1025]&gt;=[.$D$11]; ([.$B1025] - [.$D$11]) * [.D$10]; NA())" office:value-type="float" office:value="4.635509375" calcext:value-type="float">
            <text:p>4.63550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float" office:value="1001" calcext:value-type="float">
            <text:p>1001</text:p>
          </table:table-cell>
          <table:table-cell table:style-name="Default" table:formula="of:=IF([.$B1026]&gt;=[.$D$11]; ([.$B1026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table:style-name="Default" table:formula="of:=IF([.$B1027]&gt;=[.$D$11]; ([.$B102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2" calcext:value-type="float">
            <text:p>3752</text:p>
          </table:table-cell>
          <table:table-cell office:value-type="float" office:value="1003" calcext:value-type="float">
            <text:p>1003</text:p>
          </table:table-cell>
          <table:table-cell table:style-name="Default" table:formula="of:=IF([.$B1028]&gt;=[.$D$11]; ([.$B1028] - [.$D$11]) * [.D$10]; NA())" office:value-type="float" office:value="4.83343" calcext:value-type="float">
            <text:p>4.83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style-name="Default" table:formula="of:=IF([.$B1029]&gt;=[.$D$11]; ([.$B102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65" calcext:value-type="float">
            <text:p>3765</text:p>
          </table:table-cell>
          <table:table-cell office:value-type="float" office:value="1005" calcext:value-type="float">
            <text:p>1005</text:p>
          </table:table-cell>
          <table:table-cell table:style-name="Default" table:formula="of:=IF([.$B1030]&gt;=[.$D$11]; ([.$B1030] - [.$D$11]) * [.D$10]; NA())" office:value-type="float" office:value="4.968849375" calcext:value-type="float">
            <text:p>4.96884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float" office:value="1006" calcext:value-type="float">
            <text:p>1006</text:p>
          </table:table-cell>
          <table:table-cell table:style-name="Default" table:formula="of:=IF([.$B1031]&gt;=[.$D$11]; ([.$B1031] - [.$D$11]) * [.D$10]; NA())" office:value-type="float" office:value="5.031350625" calcext:value-type="float">
            <text:p>5.03135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style-name="Default" table:formula="of:=IF([.$B1032]&gt;=[.$D$11]; ([.$B103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office:value-type="float" office:value="1008" calcext:value-type="float">
            <text:p>1008</text:p>
          </table:table-cell>
          <table:table-cell table:style-name="Default" table:formula="of:=IF([.$B1033]&gt;=[.$D$11]; ([.$B1033] - [.$D$11]) * [.D$10]; NA())" office:value-type="float" office:value="5.16677" calcext:value-type="float">
            <text:p>5.166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style-name="Default" table:formula="of:=IF([.$B1034]&gt;=[.$D$11]; ([.$B1034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1010" calcext:value-type="float">
            <text:p>1010</text:p>
          </table:table-cell>
          <table:table-cell table:style-name="Default" table:formula="of:=IF([.$B1035]&gt;=[.$D$11]; ([.$B1035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1011" calcext:value-type="float">
            <text:p>1011</text:p>
          </table:table-cell>
          <table:table-cell table:style-name="Default" table:formula="of:=IF([.$B1036]&gt;=[.$D$11]; ([.$B1036] - [.$D$11]) * [.D$10]; NA())" office:value-type="float" office:value="5.364690625" calcext:value-type="float">
            <text:p>5.36469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style-name="Default" table:formula="of:=IF([.$B1037]&gt;=[.$D$11]; ([.$B1037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16" calcext:value-type="float">
            <text:p>3816</text:p>
          </table:table-cell>
          <table:table-cell office:value-type="float" office:value="1013" calcext:value-type="float">
            <text:p>1013</text:p>
          </table:table-cell>
          <table:table-cell table:style-name="Default" table:formula="of:=IF([.$B1038]&gt;=[.$D$11]; ([.$B1038] - [.$D$11]) * [.D$10]; NA())" office:value-type="float" office:value="5.50011" calcext:value-type="float">
            <text:p>5.500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style-name="Default" table:formula="of:=IF([.$B1039]&gt;=[.$D$11]; ([.$B1039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style-name="Default" table:formula="of:=IF([.$B1040]&gt;=[.$D$11]; ([.$B1040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35" calcext:value-type="float">
            <text:p>3835</text:p>
          </table:table-cell>
          <table:table-cell office:value-type="float" office:value="1016" calcext:value-type="float">
            <text:p>1016</text:p>
          </table:table-cell>
          <table:table-cell table:style-name="Default" table:formula="of:=IF([.$B1041]&gt;=[.$D$11]; ([.$B1041] - [.$D$11]) * [.D$10]; NA())" office:value-type="float" office:value="5.698030625" calcext:value-type="float">
            <text:p>5.69803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style-name="Default" table:formula="of:=IF([.$B1042]&gt;=[.$D$11]; ([.$B1042] - [.$D$11]) * [.D$10]; NA())"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48" calcext:value-type="float">
            <text:p>3848</text:p>
          </table:table-cell>
          <table:table-cell office:value-type="float" office:value="1018" calcext:value-type="float">
            <text:p>1018</text:p>
          </table:table-cell>
          <table:table-cell table:style-name="Default" table:formula="of:=IF([.$B1043]&gt;=[.$D$11]; ([.$B1043] - [.$D$11]) * [.D$10]; NA())" office:value-type="float" office:value="5.83345" calcext:value-type="float">
            <text:p>5.83345</text:p>
          </table:table-cell>
          <table:table-cell table:number-columns-repeated="5"/>
        </table:table-row>
        <table:table-row table:style-name="ro1" table:number-rows-repeated="1047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scientific-number number:decimal-places="4" number:min-decimal-places="4" number:min-integer-digits="1" number:min-exponent-digits="1" number:exponent-interval="1" number:forced-exponent-sign="true"/>
    </number:number-style>
    <number:number-style style:name="N127">
      <number:number number:decimal-places="0" number:min-decimal-places="0" number:min-integer-digits="3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20T16:13:53.525842049</dc:date>
    <meta:editing-duration>PT1H28M47S</meta:editing-duration>
    <meta:editing-cycles>24</meta:editing-cycles>
    <meta:generator>LibreOffice/7.0.6.2$MacOSX_X86_64 LibreOffice_project/144abb84a525d8e30c9dbbefa69cbbf2d8d4ae3b</meta:generator>
    <meta:document-statistic meta:table-count="1" meta:cell-count="3097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527cm" svg:height="17.171cm" xlink:href=".." xlink:type="simple" chart:class="chart:scatter" chart:style-name="ch1">
        <chart:title svg:x="11.451cm" svg:y="0.479cm" chart:style-name="ch2">
          <text:p>SLOWMO CAMERA CALIBRATION</text:p>
        </chart:title>
        <chart:subtitle svg:x="13.666cm" svg:y="1.612cm" chart:style-name="ch3">
          <text:p>Samsung S21 5G</text:p>
        </chart:subtitle>
        <chart:plot-area chart:style-name="ch4" table:cell-range-address="'camera-calib'.C25:'camera-calib'.D1043" chart:data-source-has-labels="row" svg:x="1.624cm" svg:y="2.63cm" svg:width="28.293cm" svg:height="13.214cm">
          <chart:coordinate-region svg:x="2.061cm" svg:y="2.83cm" svg:width="27.481cm" svg:height="12.368cm"/>
          <chart:axis chart:dimension="x" chart:name="primary-x" chart:style-name="ch5">
            <chart:title svg:x="14.792cm" svg:y="16.188cm" chart:style-name="ch6">
              <text:p>Image count</text:p>
            </chart:title>
            <chart:grid chart:style-name="ch7" chart:class="major"/>
          </chart:axis>
          <chart:axis chart:dimension="y" chart:name="primary-y" chart:style-name="ch8">
            <chart:title svg:x="0.451cm" svg:y="9.912cm" chart:style-name="ch9">
              <text:p>Time (s)</text:p>
            </chart:title>
            <chart:grid chart:style-name="ch7" chart:class="major"/>
          </chart:axis>
          <chart:series chart:style-name="ch10" chart:values-cell-range-address="'camera-calib'.D26:'camera-calib'.D1043" chart:label-cell-address="'camera-calib'.D25:'camera-calib'.D25" chart:class="chart:scatter">
            <chart:domain table:cell-range-address="'camera-calib'.C26:'camera-calib'.C1043"/>
            <chart:data-point chart:repeated="10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camera-calib'.D25:'camera-calib'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-calib'.C26:'camera-calib'.C1043</svg:desc>
                </draw:g>
              </table:table-cell>
              <table:table-cell office:value-type="float" office:value="NaN">
                <text:p>NaN</text:p>
                <draw:g>
                  <svg:desc>'camera-calib'.D26:'camera-calib'.D10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2918125">
                <text:p>0.07291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083375">
                <text:p>0.208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7083875">
                <text:p>0.27083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06258125">
                <text:p>0.40625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0417875">
                <text:p>0.60417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39598125">
                <text:p>0.73959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751875">
                <text:p>0.9375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72938125">
                <text:p>1.07293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7085875">
                <text:p>1.27085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06278125">
                <text:p>1.4062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60419875">
                <text:p>1.60419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739618125">
                <text:p>1.73961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906288125">
                <text:p>1.90628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968789375">
                <text:p>1.96878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97920625">
                <text:p>1.9792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989623125">
                <text:p>1.98962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989623125">
                <text:p>1.98962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989623125">
                <text:p>1.98962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00004">
                <text:p>2.00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010456875">
                <text:p>2.01045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010456875">
                <text:p>2.01045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10456875">
                <text:p>2.01045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02087375">
                <text:p>2.02087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031290625">
                <text:p>2.0312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031290625">
                <text:p>2.0312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031290625">
                <text:p>2.0312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0417075">
                <text:p>2.0417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052124375">
                <text:p>2.05212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052124375">
                <text:p>2.05212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052124375">
                <text:p>2.05212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06254125">
                <text:p>2.06254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072958125">
                <text:p>2.07295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072958125">
                <text:p>2.07295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083375">
                <text:p>2.083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093791875">
                <text:p>2.09379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093791875">
                <text:p>2.09379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093791875">
                <text:p>2.09379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10420875">
                <text:p>2.10420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114625625">
                <text:p>2.11462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1250425">
                <text:p>2.1250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135459375">
                <text:p>2.135459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135459375">
                <text:p>2.13545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14587625">
                <text:p>2.14587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156293125">
                <text:p>2.15629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156293125">
                <text:p>2.15629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16671">
                <text:p>2.16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177126875">
                <text:p>2.17712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177126875">
                <text:p>2.17712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177126875">
                <text:p>2.17712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18754375">
                <text:p>2.1875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197960625">
                <text:p>2.197960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197960625">
                <text:p>2.197960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2083775">
                <text:p>2.2083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218794375">
                <text:p>2.21879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218794375">
                <text:p>2.218794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22921125">
                <text:p>2.22921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239628125">
                <text:p>2.23962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239628125">
                <text:p>2.239628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239628125">
                <text:p>2.239628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250045">
                <text:p>2.2500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260461875">
                <text:p>2.260461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260461875">
                <text:p>2.26046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27087875">
                <text:p>2.27087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281295625">
                <text:p>2.28129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2917125">
                <text:p>2.2917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302129375">
                <text:p>2.30212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31254625">
                <text:p>2.31254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322963125">
                <text:p>2.322963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33338">
                <text:p>2.33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343796875">
                <text:p>2.343796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343796875">
                <text:p>2.343796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35421375">
                <text:p>2.35421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364630625">
                <text:p>2.364630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364630625">
                <text:p>2.364630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3750475">
                <text:p>2.37504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385464375">
                <text:p>2.385464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385464375">
                <text:p>2.385464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39588125">
                <text:p>2.39588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406298125">
                <text:p>2.406298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416715">
                <text:p>2.4167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427131875">
                <text:p>2.427131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427131875">
                <text:p>2.427131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43754875">
                <text:p>2.43754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447965625">
                <text:p>2.4479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447965625">
                <text:p>2.44796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4583825">
                <text:p>2.45838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468799375">
                <text:p>2.46879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47921625">
                <text:p>2.47921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489633125">
                <text:p>2.489633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50005">
                <text:p>2.500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510466875">
                <text:p>2.510466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52088375">
                <text:p>2.52088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531300625">
                <text:p>2.53130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5417175">
                <text:p>2.54171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552134375">
                <text:p>2.55213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56255125">
                <text:p>2.56255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572968125">
                <text:p>2.572968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583385">
                <text:p>2.5833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593801875">
                <text:p>2.5938018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60421875">
                <text:p>2.604218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614635625">
                <text:p>2.614635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6250525">
                <text:p>2.62505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635469375">
                <text:p>2.635469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64588625">
                <text:p>2.64588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656303125">
                <text:p>2.656303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66672">
                <text:p>2.666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677136875">
                <text:p>2.677136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68755375">
                <text:p>2.68755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697970625">
                <text:p>2.697970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7083875">
                <text:p>2.7083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718804375">
                <text:p>2.718804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72922125">
                <text:p>2.72922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739638125">
                <text:p>2.7396381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750055">
                <text:p>2.7500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760471875">
                <text:p>2.760471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77088875">
                <text:p>2.77088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781305625">
                <text:p>2.781305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7917225">
                <text:p>2.79172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802139375">
                <text:p>2.80213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81255625">
                <text:p>2.812556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822973125">
                <text:p>2.822973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83339">
                <text:p>2.833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843806875">
                <text:p>2.843806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85422375">
                <text:p>2.85422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864640625">
                <text:p>2.864640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8750575">
                <text:p>2.87505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885474375">
                <text:p>2.885474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89589125">
                <text:p>2.895891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906308125">
                <text:p>2.906308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916725">
                <text:p>2.9167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927141875">
                <text:p>2.927141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93755875">
                <text:p>2.93755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947975625">
                <text:p>2.9479756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9583925">
                <text:p>2.95839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968809375">
                <text:p>2.968809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97922625">
                <text:p>2.979226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989643125">
                <text:p>2.989643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00006">
                <text:p>3.000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010476875">
                <text:p>3.01047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02089375">
                <text:p>3.02089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031310625">
                <text:p>3.0313106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0417275">
                <text:p>3.04172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8750375">
                <text:p>1.8750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052144375">
                <text:p>3.052144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06256125">
                <text:p>3.06256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22921125">
                <text:p>2.22921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072978125">
                <text:p>3.072978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083395">
                <text:p>3.0833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083395">
                <text:p>3.0833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093811875">
                <text:p>3.093811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10422875">
                <text:p>3.104228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10422875">
                <text:p>3.10422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114645625">
                <text:p>3.1146456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1250625">
                <text:p>3.12506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1250625">
                <text:p>3.12506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135479375">
                <text:p>3.1354793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14589625">
                <text:p>3.145896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14589625">
                <text:p>3.145896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156313125">
                <text:p>3.1563131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16673">
                <text:p>3.166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16673">
                <text:p>3.166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177146875">
                <text:p>3.1771468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18756375">
                <text:p>3.18756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18756375">
                <text:p>3.187563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197980625">
                <text:p>3.1979806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2083975">
                <text:p>3.20839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2083975">
                <text:p>3.20839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218814375">
                <text:p>3.2188143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22923125">
                <text:p>3.229231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22923125">
                <text:p>3.22923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239648125">
                <text:p>3.2396481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250065">
                <text:p>3.2500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250065">
                <text:p>3.2500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260481875">
                <text:p>3.2604818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27089875">
                <text:p>3.270898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27089875">
                <text:p>3.27089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27089875">
                <text:p>3.270898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281315625">
                <text:p>3.2813156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2917325">
                <text:p>3.29173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2917325">
                <text:p>3.29173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2917325">
                <text:p>3.29173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302149375">
                <text:p>3.302149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31256625">
                <text:p>3.312566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31256625">
                <text:p>3.312566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31256625">
                <text:p>3.312566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322983125">
                <text:p>3.322983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3334">
                <text:p>3.33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3334">
                <text:p>3.33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3334">
                <text:p>3.33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343816875">
                <text:p>3.3438168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35423375">
                <text:p>3.35423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35423375">
                <text:p>3.354233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35423375">
                <text:p>3.354233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364650625">
                <text:p>3.3646506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3750675">
                <text:p>3.37506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3750675">
                <text:p>3.37506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3750675">
                <text:p>3.37506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385484375">
                <text:p>3.3854843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39590125">
                <text:p>3.395901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39590125">
                <text:p>3.395901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39590125">
                <text:p>3.395901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406318125">
                <text:p>3.4063181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416735">
                <text:p>3.4167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416735">
                <text:p>3.4167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416735">
                <text:p>3.4167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427151875">
                <text:p>3.427151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43756875">
                <text:p>3.43756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43756875">
                <text:p>3.43756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43756875">
                <text:p>3.43756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447985625">
                <text:p>3.447985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4584025">
                <text:p>3.45840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4584025">
                <text:p>3.45840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4584025">
                <text:p>3.45840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468819375">
                <text:p>3.4688193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47923625">
                <text:p>3.47923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47923625">
                <text:p>3.47923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47923625">
                <text:p>3.47923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489653125">
                <text:p>3.4896531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50007">
                <text:p>3.500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50007">
                <text:p>3.500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50007">
                <text:p>3.500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510486875">
                <text:p>3.510486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52090375">
                <text:p>3.520903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52090375">
                <text:p>3.520903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52090375">
                <text:p>3.52090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531320625">
                <text:p>3.531320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5417375">
                <text:p>3.54173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5417375">
                <text:p>3.5417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5417375">
                <text:p>3.54173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552154375">
                <text:p>3.552154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56257125">
                <text:p>3.562571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56257125">
                <text:p>3.562571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56257125">
                <text:p>3.562571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572988125">
                <text:p>3.5729881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583405">
                <text:p>3.5834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593821875">
                <text:p>3.5938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60423875">
                <text:p>3.604238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60423875">
                <text:p>3.604238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614655625">
                <text:p>3.614655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6250725">
                <text:p>3.62507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6250725">
                <text:p>3.62507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6250725">
                <text:p>3.62507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635489375">
                <text:p>3.63548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64590625">
                <text:p>3.64590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64590625">
                <text:p>3.645906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64590625">
                <text:p>3.645906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656323125">
                <text:p>3.656323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66674">
                <text:p>3.666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66674">
                <text:p>3.666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66674">
                <text:p>3.666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677156875">
                <text:p>3.6771568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68757375">
                <text:p>3.687573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68757375">
                <text:p>3.687573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68757375">
                <text:p>3.687573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697990625">
                <text:p>3.6979906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7084075">
                <text:p>3.70840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7084075">
                <text:p>3.70840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718824375">
                <text:p>3.718824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72924125">
                <text:p>3.729241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72924125">
                <text:p>3.72924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739658125">
                <text:p>3.73965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750075">
                <text:p>3.7500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750075">
                <text:p>3.7500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760491875">
                <text:p>3.7604918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77090875">
                <text:p>3.770908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77090875">
                <text:p>3.770908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781325625">
                <text:p>3.7813256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7917425">
                <text:p>3.79174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7917425">
                <text:p>3.79174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802159375">
                <text:p>3.8021593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81257625">
                <text:p>3.812576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81257625">
                <text:p>3.81257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822993125">
                <text:p>3.8229931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83341">
                <text:p>3.83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83341">
                <text:p>3.833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843826875">
                <text:p>3.8438268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85424375">
                <text:p>3.854243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85424375">
                <text:p>3.85424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864660625">
                <text:p>3.864660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8750775">
                <text:p>3.87507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8750775">
                <text:p>3.87507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885494375">
                <text:p>3.8854943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89591125">
                <text:p>3.895911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89591125">
                <text:p>3.895911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906328125">
                <text:p>3.9063281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916745">
                <text:p>3.9167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916745">
                <text:p>3.9167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927161875">
                <text:p>3.9271618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27089875">
                <text:p>3.27089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93757875">
                <text:p>3.937578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947995625">
                <text:p>3.9479956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9584125">
                <text:p>3.95841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968829375">
                <text:p>3.9688293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16675">
                <text:p>4.166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302169375">
                <text:p>4.302169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50009">
                <text:p>4.500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635509375">
                <text:p>4.6355093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4.83343">
                <text:p>4.8334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4.968849375">
                <text:p>4.9688493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5.031350625">
                <text:p>5.0313506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5.16677">
                <text:p>5.1667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5.364690625">
                <text:p>5.3646906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5.50011">
                <text:p>5.500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5.698030625">
                <text:p>5.6980306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5.83345">
                <text:p>5.83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